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5in" fo:margin-left="0.0007in" fo:margin-top="0in" fo:margin-bottom="0in" table:align="left" style:writing-mode="page"/>
    </style:style>
    <style:style style:name="Table1.A" style:family="table-column">
      <style:table-column-properties style:column-width="2in"/>
    </style:style>
    <style:style style:name="Table1.B" style:family="table-column">
      <style:table-column-properties style:column-width="4.4993in"/>
    </style:style>
    <style:style style:name="Table1.1" style:family="table-row">
      <style:table-row-properties fo:keep-together="auto"/>
    </style:style>
    <style:style style:name="Table1.A1" style:family="table-cell">
      <style:table-cell-properties fo:background-color="#d5e8f0" fo:padding-left="0.1111in" fo:padding-right="0.1111in" fo:padding-top="0.0556in" fo:padding-bottom="0.0556in" fo:border="0.1pt solid #aaaaaa">
        <style:background-image/>
      </style:table-cell-properties>
    </style:style>
    <style:style style:name="Table1.A2" style:family="table-cell">
      <style:table-cell-properties fo:padding-left="0.1111in" fo:padding-right="0.1111in" fo:padding-top="0.0556in" fo:padding-bottom="0.0556in" fo:border="0.1pt solid #cccccc"/>
    </style:style>
    <style:style style:name="Table1.B2" style:family="table-cell">
      <style:table-cell-properties fo:padding-left="0.1111in" fo:padding-right="0.1111in" fo:padding-top="0.0556in" fo:padding-bottom="0.0556in" fo:border="0.1pt solid #cccccc"/>
    </style:style>
    <style:style style:name="Table1.A3" style:family="table-cell">
      <style:table-cell-properties fo:padding-left="0.1111in" fo:padding-right="0.1111in" fo:padding-top="0.0556in" fo:padding-bottom="0.0556in" fo:border="0.1pt solid #cccccc"/>
    </style:style>
    <style:style style:name="Table1.B3" style:family="table-cell">
      <style:table-cell-properties fo:padding-left="0.1111in" fo:padding-right="0.1111in" fo:padding-top="0.0556in" fo:padding-bottom="0.0556in" fo:border="0.1pt solid #cccccc"/>
    </style:style>
    <style:style style:name="Table1.A4" style:family="table-cell">
      <style:table-cell-properties fo:padding-left="0.1111in" fo:padding-right="0.1111in" fo:padding-top="0.0556in" fo:padding-bottom="0.0556in" fo:border="0.1pt solid #cccccc"/>
    </style:style>
    <style:style style:name="Table1.B4" style:family="table-cell">
      <style:table-cell-properties fo:padding-left="0.1111in" fo:padding-right="0.1111in" fo:padding-top="0.0556in" fo:padding-bottom="0.0556in" fo:border="0.1pt solid #cccccc"/>
    </style:style>
    <style:style style:name="Table1.A5" style:family="table-cell">
      <style:table-cell-properties fo:padding-left="0.1111in" fo:padding-right="0.1111in" fo:padding-top="0.0556in" fo:padding-bottom="0.0556in" fo:border="0.1pt solid #cccccc"/>
    </style:style>
    <style:style style:name="Table1.B5" style:family="table-cell">
      <style:table-cell-properties fo:padding-left="0.1111in" fo:padding-right="0.1111in" fo:padding-top="0.0556in" fo:padding-bottom="0.0556in" fo:border="0.1pt solid #cccccc"/>
    </style:style>
    <style:style style:name="Table2" style:family="table">
      <style:table-properties style:width="6.5in" fo:margin-left="0.0007in" fo:margin-top="0in" fo:margin-bottom="0in" table:align="left" style:writing-mode="page"/>
    </style:style>
    <style:style style:name="Table2.A" style:family="table-column">
      <style:table-column-properties style:column-width="1.0417in"/>
    </style:style>
    <style:style style:name="Table2.B" style:family="table-column">
      <style:table-column-properties style:column-width="3.5139in"/>
    </style:style>
    <style:style style:name="Table2.C" style:family="table-column">
      <style:table-column-properties style:column-width="1.9444in"/>
    </style:style>
    <style:style style:name="Table2.1" style:family="table-row">
      <style:table-row-properties fo:keep-together="auto"/>
    </style:style>
    <style:style style:name="Table2.A1" style:family="table-cell">
      <style:table-cell-properties fo:background-color="#d5e8f0" fo:padding-left="0.1111in" fo:padding-right="0.1111in" fo:padding-top="0.0556in" fo:padding-bottom="0.0556in" fo:border="0.1pt solid #aaaaaa">
        <style:background-image/>
      </style:table-cell-properties>
    </style:style>
    <style:style style:name="Table2.A2" style:family="table-cell">
      <style:table-cell-properties fo:padding-left="0.1111in" fo:padding-right="0.1111in" fo:padding-top="0.0556in" fo:padding-bottom="0.0556in" fo:border="0.1pt solid #cccccc"/>
    </style:style>
    <style:style style:name="Table2.B2" style:family="table-cell">
      <style:table-cell-properties fo:padding-left="0.1111in" fo:padding-right="0.1111in" fo:padding-top="0.0556in" fo:padding-bottom="0.0556in" fo:border="0.1pt solid #cccccc"/>
    </style:style>
    <style:style style:name="Table2.C2" style:family="table-cell">
      <style:table-cell-properties fo:padding-left="0.1111in" fo:padding-right="0.1111in" fo:padding-top="0.0556in" fo:padding-bottom="0.0556in" fo:border="0.1pt solid #cccccc"/>
    </style:style>
    <style:style style:name="Table2.A3" style:family="table-cell">
      <style:table-cell-properties fo:padding-left="0.1111in" fo:padding-right="0.1111in" fo:padding-top="0.0556in" fo:padding-bottom="0.0556in" fo:border="0.1pt solid #cccccc"/>
    </style:style>
    <style:style style:name="Table2.B3" style:family="table-cell">
      <style:table-cell-properties fo:padding-left="0.1111in" fo:padding-right="0.1111in" fo:padding-top="0.0556in" fo:padding-bottom="0.0556in" fo:border="0.1pt solid #cccccc"/>
    </style:style>
    <style:style style:name="Table2.C3" style:family="table-cell">
      <style:table-cell-properties fo:padding-left="0.1111in" fo:padding-right="0.1111in" fo:padding-top="0.0556in" fo:padding-bottom="0.0556in" fo:border="0.1pt solid #cccccc"/>
    </style:style>
    <style:style style:name="Table2.A4" style:family="table-cell">
      <style:table-cell-properties fo:padding-left="0.1111in" fo:padding-right="0.1111in" fo:padding-top="0.0556in" fo:padding-bottom="0.0556in" fo:border="0.1pt solid #cccccc"/>
    </style:style>
    <style:style style:name="Table2.B4" style:family="table-cell">
      <style:table-cell-properties fo:padding-left="0.1111in" fo:padding-right="0.1111in" fo:padding-top="0.0556in" fo:padding-bottom="0.0556in" fo:border="0.1pt solid #cccccc"/>
    </style:style>
    <style:style style:name="Table2.C4" style:family="table-cell">
      <style:table-cell-properties fo:padding-left="0.1111in" fo:padding-right="0.1111in" fo:padding-top="0.0556in" fo:padding-bottom="0.0556in" fo:border="0.1pt solid #cccccc"/>
    </style:style>
    <style:style style:name="Table2.A5" style:family="table-cell">
      <style:table-cell-properties fo:padding-left="0.1111in" fo:padding-right="0.1111in" fo:padding-top="0.0556in" fo:padding-bottom="0.0556in" fo:border="0.1pt solid #cccccc"/>
    </style:style>
    <style:style style:name="Table2.B5" style:family="table-cell">
      <style:table-cell-properties fo:padding-left="0.1111in" fo:padding-right="0.1111in" fo:padding-top="0.0556in" fo:padding-bottom="0.0556in" fo:border="0.1pt solid #cccccc"/>
    </style:style>
    <style:style style:name="Table2.C5" style:family="table-cell">
      <style:table-cell-properties fo:padding-left="0.1111in" fo:padding-right="0.1111in" fo:padding-top="0.0556in" fo:padding-bottom="0.0556in" fo:border="0.1pt solid #cccccc"/>
    </style:style>
    <style:style style:name="Table2.A6" style:family="table-cell">
      <style:table-cell-properties fo:padding-left="0.1111in" fo:padding-right="0.1111in" fo:padding-top="0.0556in" fo:padding-bottom="0.0556in" fo:border="0.1pt solid #cccccc"/>
    </style:style>
    <style:style style:name="Table2.B6" style:family="table-cell">
      <style:table-cell-properties fo:padding-left="0.1111in" fo:padding-right="0.1111in" fo:padding-top="0.0556in" fo:padding-bottom="0.0556in" fo:border="0.1pt solid #cccccc"/>
    </style:style>
    <style:style style:name="Table2.C6" style:family="table-cell">
      <style:table-cell-properties fo:padding-left="0.1111in" fo:padding-right="0.1111in" fo:padding-top="0.0556in" fo:padding-bottom="0.0556in" fo:border="0.1pt solid #cccccc"/>
    </style:style>
    <style:style style:name="Table2.A7" style:family="table-cell">
      <style:table-cell-properties fo:padding-left="0.1111in" fo:padding-right="0.1111in" fo:padding-top="0.0556in" fo:padding-bottom="0.0556in" fo:border="0.1pt solid #cccccc"/>
    </style:style>
    <style:style style:name="Table2.B7" style:family="table-cell">
      <style:table-cell-properties fo:padding-left="0.1111in" fo:padding-right="0.1111in" fo:padding-top="0.0556in" fo:padding-bottom="0.0556in" fo:border="0.1pt solid #cccccc"/>
    </style:style>
    <style:style style:name="Table2.C7" style:family="table-cell">
      <style:table-cell-properties fo:padding-left="0.1111in" fo:padding-right="0.1111in" fo:padding-top="0.0556in" fo:padding-bottom="0.0556in" fo:border="0.1pt solid #cccccc"/>
    </style:style>
    <style:style style:name="Table3" style:family="table">
      <style:table-properties style:width="6.5in" fo:margin-left="0.0007in" fo:margin-top="0in" fo:margin-bottom="0in" table:align="left" style:writing-mode="page"/>
    </style:style>
    <style:style style:name="Table3.A" style:family="table-column">
      <style:table-column-properties style:column-width="3.8188in"/>
    </style:style>
    <style:style style:name="Table3.B" style:family="table-column">
      <style:table-column-properties style:column-width="2.6806in"/>
    </style:style>
    <style:style style:name="Table3.1" style:family="table-row">
      <style:table-row-properties fo:keep-together="auto"/>
    </style:style>
    <style:style style:name="Table3.A1" style:family="table-cell">
      <style:table-cell-properties fo:background-color="#d5e8f0" fo:padding-left="0.1111in" fo:padding-right="0.1111in" fo:padding-top="0.0556in" fo:padding-bottom="0.0556in" fo:border="0.1pt solid #aaaaaa">
        <style:background-image/>
      </style:table-cell-properties>
    </style:style>
    <style:style style:name="Table3.A2" style:family="table-cell">
      <style:table-cell-properties fo:padding-left="0.1111in" fo:padding-right="0.1111in" fo:padding-top="0.0556in" fo:padding-bottom="0.0556in" fo:border="0.1pt solid #cccccc"/>
    </style:style>
    <style:style style:name="Table3.B2" style:family="table-cell">
      <style:table-cell-properties fo:padding-left="0.1111in" fo:padding-right="0.1111in" fo:padding-top="0.0556in" fo:padding-bottom="0.0556in" fo:border="0.1pt solid #cccccc"/>
    </style:style>
    <style:style style:name="Table3.A3" style:family="table-cell">
      <style:table-cell-properties fo:padding-left="0.1111in" fo:padding-right="0.1111in" fo:padding-top="0.0556in" fo:padding-bottom="0.0556in" fo:border="0.1pt solid #cccccc"/>
    </style:style>
    <style:style style:name="Table3.B3" style:family="table-cell">
      <style:table-cell-properties fo:padding-left="0.1111in" fo:padding-right="0.1111in" fo:padding-top="0.0556in" fo:padding-bottom="0.0556in" fo:border="0.1pt solid #cccccc"/>
    </style:style>
    <style:style style:name="Table3.A4" style:family="table-cell">
      <style:table-cell-properties fo:padding-left="0.1111in" fo:padding-right="0.1111in" fo:padding-top="0.0556in" fo:padding-bottom="0.0556in" fo:border="0.1pt solid #cccccc"/>
    </style:style>
    <style:style style:name="Table3.B4" style:family="table-cell">
      <style:table-cell-properties fo:padding-left="0.1111in" fo:padding-right="0.1111in" fo:padding-top="0.0556in" fo:padding-bottom="0.0556in" fo:border="0.1pt solid #cccccc"/>
    </style:style>
    <style:style style:name="Table3.A5" style:family="table-cell">
      <style:table-cell-properties fo:padding-left="0.1111in" fo:padding-right="0.1111in" fo:padding-top="0.0556in" fo:padding-bottom="0.0556in" fo:border="0.1pt solid #cccccc"/>
    </style:style>
    <style:style style:name="Table3.B5" style:family="table-cell">
      <style:table-cell-properties fo:padding-left="0.1111in" fo:padding-right="0.1111in" fo:padding-top="0.0556in" fo:padding-bottom="0.0556in" fo:border="0.1pt solid #cccccc"/>
    </style:style>
    <style:style style:name="Table3.A6" style:family="table-cell">
      <style:table-cell-properties fo:padding-left="0.1111in" fo:padding-right="0.1111in" fo:padding-top="0.0556in" fo:padding-bottom="0.0556in" fo:border="0.1pt solid #cccccc"/>
    </style:style>
    <style:style style:name="Table3.B6" style:family="table-cell">
      <style:table-cell-properties fo:padding-left="0.1111in" fo:padding-right="0.1111in" fo:padding-top="0.0556in" fo:padding-bottom="0.0556in" fo:border="0.1pt solid #cccccc"/>
    </style:style>
    <style:style style:name="Table3.A7" style:family="table-cell">
      <style:table-cell-properties fo:padding-left="0.1111in" fo:padding-right="0.1111in" fo:padding-top="0.0556in" fo:padding-bottom="0.0556in" fo:border="0.1pt solid #cccccc"/>
    </style:style>
    <style:style style:name="Table3.B7" style:family="table-cell">
      <style:table-cell-properties fo:padding-left="0.1111in" fo:padding-right="0.1111in" fo:padding-top="0.0556in" fo:padding-bottom="0.0556in" fo:border="0.1pt solid #cccccc"/>
    </style:style>
    <style:style style:name="Table4" style:family="table">
      <style:table-properties style:width="6.5in" fo:margin-left="0.0007in" fo:margin-top="0in" fo:margin-bottom="0in" table:align="left" style:writing-mode="page"/>
    </style:style>
    <style:style style:name="Table4.A" style:family="table-column">
      <style:table-column-properties style:column-width="1.666in"/>
    </style:style>
    <style:style style:name="Table4.B" style:family="table-column">
      <style:table-column-properties style:column-width="2.0833in"/>
    </style:style>
    <style:style style:name="Table4.C" style:family="table-column">
      <style:table-column-properties style:column-width="2.7507in"/>
    </style:style>
    <style:style style:name="Table4.1" style:family="table-row">
      <style:table-row-properties fo:keep-together="auto"/>
    </style:style>
    <style:style style:name="Table4.A1" style:family="table-cell">
      <style:table-cell-properties fo:background-color="#d5e8f0" fo:padding-left="0.1111in" fo:padding-right="0.1111in" fo:padding-top="0.0556in" fo:padding-bottom="0.0556in" fo:border="0.1pt solid #aaaaaa">
        <style:background-image/>
      </style:table-cell-properties>
    </style:style>
    <style:style style:name="Table4.A2" style:family="table-cell">
      <style:table-cell-properties fo:padding-left="0.1111in" fo:padding-right="0.1111in" fo:padding-top="0.0556in" fo:padding-bottom="0.0556in" fo:border="0.1pt solid #cccccc"/>
    </style:style>
    <style:style style:name="Table4.B2" style:family="table-cell">
      <style:table-cell-properties fo:padding-left="0.1111in" fo:padding-right="0.1111in" fo:padding-top="0.0556in" fo:padding-bottom="0.0556in" fo:border="0.1pt solid #cccccc"/>
    </style:style>
    <style:style style:name="Table4.C2" style:family="table-cell">
      <style:table-cell-properties fo:padding-left="0.1111in" fo:padding-right="0.1111in" fo:padding-top="0.0556in" fo:padding-bottom="0.0556in" fo:border="0.1pt solid #cccccc"/>
    </style:style>
    <style:style style:name="Table4.A3" style:family="table-cell">
      <style:table-cell-properties fo:padding-left="0.1111in" fo:padding-right="0.1111in" fo:padding-top="0.0556in" fo:padding-bottom="0.0556in" fo:border="0.1pt solid #cccccc"/>
    </style:style>
    <style:style style:name="Table4.B3" style:family="table-cell">
      <style:table-cell-properties fo:padding-left="0.1111in" fo:padding-right="0.1111in" fo:padding-top="0.0556in" fo:padding-bottom="0.0556in" fo:border="0.1pt solid #cccccc"/>
    </style:style>
    <style:style style:name="Table4.C3" style:family="table-cell">
      <style:table-cell-properties fo:padding-left="0.1111in" fo:padding-right="0.1111in" fo:padding-top="0.0556in" fo:padding-bottom="0.0556in" fo:border="0.1pt solid #cccccc"/>
    </style:style>
    <style:style style:name="Table4.A4" style:family="table-cell">
      <style:table-cell-properties fo:padding-left="0.1111in" fo:padding-right="0.1111in" fo:padding-top="0.0556in" fo:padding-bottom="0.0556in" fo:border="0.1pt solid #cccccc"/>
    </style:style>
    <style:style style:name="Table4.B4" style:family="table-cell">
      <style:table-cell-properties fo:padding-left="0.1111in" fo:padding-right="0.1111in" fo:padding-top="0.0556in" fo:padding-bottom="0.0556in" fo:border="0.1pt solid #cccccc"/>
    </style:style>
    <style:style style:name="Table4.C4" style:family="table-cell">
      <style:table-cell-properties fo:padding-left="0.1111in" fo:padding-right="0.1111in" fo:padding-top="0.0556in" fo:padding-bottom="0.0556in" fo:border="0.1pt solid #cccccc"/>
    </style:style>
    <style:style style:name="Table4.A5" style:family="table-cell">
      <style:table-cell-properties fo:padding-left="0.1111in" fo:padding-right="0.1111in" fo:padding-top="0.0556in" fo:padding-bottom="0.0556in" fo:border="0.1pt solid #cccccc"/>
    </style:style>
    <style:style style:name="Table4.B5" style:family="table-cell">
      <style:table-cell-properties fo:padding-left="0.1111in" fo:padding-right="0.1111in" fo:padding-top="0.0556in" fo:padding-bottom="0.0556in" fo:border="0.1pt solid #cccccc"/>
    </style:style>
    <style:style style:name="Table4.C5" style:family="table-cell">
      <style:table-cell-properties fo:padding-left="0.1111in" fo:padding-right="0.1111in" fo:padding-top="0.0556in" fo:padding-bottom="0.0556in" fo:border="0.1pt solid #cccccc"/>
    </style:style>
    <style:style style:name="Table5" style:family="table">
      <style:table-properties style:width="6.5in" fo:margin-left="0.0035in" fo:margin-top="0in" fo:margin-bottom="0in" table:align="left" style:writing-mode="page"/>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background-color="#fff3cd" fo:padding-left="0.1111in" fo:padding-right="0.1111in" fo:padding-top="0.0694in" fo:padding-bottom="0.0694in" fo:border="0.5pt solid #ffc107">
        <style:background-image/>
      </style:table-cell-properties>
    </style:style>
    <style:style style:name="Table6" style:family="table">
      <style:table-properties style:width="6.5in" fo:margin-left="0.0035in" fo:margin-top="0in" fo:margin-bottom="0in" table:align="left" style:writing-mode="page"/>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fo:background-color="#fff3cd" fo:padding-left="0.1111in" fo:padding-right="0.1111in" fo:padding-top="0.0694in" fo:padding-bottom="0.0694in" fo:border="0.5pt solid #ffc107">
        <style:background-image/>
      </style:table-cell-properties>
    </style:style>
    <style:style style:name="Table7" style:family="table">
      <style:table-properties style:width="6.5in" fo:margin-left="0.0035in" fo:margin-top="0in" fo:margin-bottom="0in" table:align="left" style:writing-mode="page"/>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fo:background-color="#fff3cd" fo:padding-left="0.1111in" fo:padding-right="0.1111in" fo:padding-top="0.0694in" fo:padding-bottom="0.0694in" fo:border="0.5pt solid #ffc107">
        <style:background-image/>
      </style:table-cell-properties>
    </style:style>
    <style:style style:name="Table8" style:family="table">
      <style:table-properties style:width="6.5in" fo:margin-left="0.0007in" fo:margin-top="0in" fo:margin-bottom="0in" table:align="left" style:writing-mode="page"/>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fo:background-color="#f5f5f5" fo:padding-left="0.1389in" fo:padding-right="0.1389in" fo:padding-top="0.0694in" fo:padding-bottom="0.0694in" fo:border="0.1pt solid #cccccc">
        <style:background-image/>
      </style:table-cell-properties>
    </style:style>
    <style:style style:name="Table9" style:family="table">
      <style:table-properties style:width="6.5in" fo:margin-left="0.0007in" fo:margin-top="0in" fo:margin-bottom="0in" table:align="left" style:writing-mode="page"/>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fo:background-color="#f5f5f5" fo:padding-left="0.1389in" fo:padding-right="0.1389in" fo:padding-top="0.0694in" fo:padding-bottom="0.0694in" fo:border="0.1pt solid #cccccc">
        <style:background-image/>
      </style:table-cell-properties>
    </style:style>
    <style:style style:name="Table10" style:family="table">
      <style:table-properties style:width="6.5in" fo:margin-left="0.0007in" fo:margin-top="0in" fo:margin-bottom="0in" table:align="left" style:writing-mode="page"/>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fo:background-color="#f5f5f5" fo:padding-left="0.1389in" fo:padding-right="0.1389in" fo:padding-top="0.0694in" fo:padding-bottom="0.0694in" fo:border="0.1pt solid #cccccc">
        <style:background-image/>
      </style:table-cell-properties>
    </style:style>
    <style:style style:name="Table11" style:family="table">
      <style:table-properties style:width="6.5in" fo:margin-left="0.0007in" fo:margin-top="0in" fo:margin-bottom="0in" table:align="left" style:writing-mode="page"/>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fo:background-color="#f5f5f5" fo:padding-left="0.1389in" fo:padding-right="0.1389in" fo:padding-top="0.0694in" fo:padding-bottom="0.0694in" fo:border="0.1pt solid #cccccc">
        <style:background-image/>
      </style:table-cell-properties>
    </style:style>
    <style:style style:name="Table12" style:family="table">
      <style:table-properties style:width="6.5in" fo:margin-left="0.0035in" fo:margin-top="0in" fo:margin-bottom="0in" table:align="left" style:writing-mode="page"/>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fo:background-color="#fff3cd" fo:padding-left="0.1111in" fo:padding-right="0.1111in" fo:padding-top="0.0694in" fo:padding-bottom="0.0694in" fo:border="0.5pt solid #ffc107">
        <style:background-image/>
      </style:table-cell-properties>
    </style:style>
    <style:style style:name="Table13" style:family="table">
      <style:table-properties style:width="6.5in" fo:margin-left="0.0007in" fo:margin-top="0in" fo:margin-bottom="0in" table:align="left" style:writing-mode="page"/>
    </style:style>
    <style:style style:name="Table13.A" style:family="table-column">
      <style:table-column-properties style:column-width="1.666in"/>
    </style:style>
    <style:style style:name="Table13.B" style:family="table-column">
      <style:table-column-properties style:column-width="2.4167in"/>
    </style:style>
    <style:style style:name="Table13.C" style:family="table-column">
      <style:table-column-properties style:column-width="2.4174in"/>
    </style:style>
    <style:style style:name="Table13.1" style:family="table-row">
      <style:table-row-properties fo:keep-together="auto"/>
    </style:style>
    <style:style style:name="Table13.A1" style:family="table-cell">
      <style:table-cell-properties fo:background-color="#d5e8f0" fo:padding-left="0.1111in" fo:padding-right="0.1111in" fo:padding-top="0.0556in" fo:padding-bottom="0.0556in" fo:border="0.1pt solid #aaaaaa">
        <style:background-image/>
      </style:table-cell-properties>
    </style:style>
    <style:style style:name="Table13.A2" style:family="table-cell">
      <style:table-cell-properties fo:padding-left="0.1111in" fo:padding-right="0.1111in" fo:padding-top="0.0556in" fo:padding-bottom="0.0556in" fo:border="0.1pt solid #cccccc"/>
    </style:style>
    <style:style style:name="Table13.B2" style:family="table-cell">
      <style:table-cell-properties fo:padding-left="0.1111in" fo:padding-right="0.1111in" fo:padding-top="0.0556in" fo:padding-bottom="0.0556in" fo:border="0.1pt solid #cccccc"/>
    </style:style>
    <style:style style:name="Table13.C2" style:family="table-cell">
      <style:table-cell-properties fo:padding-left="0.1111in" fo:padding-right="0.1111in" fo:padding-top="0.0556in" fo:padding-bottom="0.0556in" fo:border="0.1pt solid #cccccc"/>
    </style:style>
    <style:style style:name="Table13.A3" style:family="table-cell">
      <style:table-cell-properties fo:padding-left="0.1111in" fo:padding-right="0.1111in" fo:padding-top="0.0556in" fo:padding-bottom="0.0556in" fo:border="0.1pt solid #cccccc"/>
    </style:style>
    <style:style style:name="Table13.B3" style:family="table-cell">
      <style:table-cell-properties fo:padding-left="0.1111in" fo:padding-right="0.1111in" fo:padding-top="0.0556in" fo:padding-bottom="0.0556in" fo:border="0.1pt solid #cccccc"/>
    </style:style>
    <style:style style:name="Table13.C3" style:family="table-cell">
      <style:table-cell-properties fo:padding-left="0.1111in" fo:padding-right="0.1111in" fo:padding-top="0.0556in" fo:padding-bottom="0.0556in" fo:border="0.1pt solid #cccccc"/>
    </style:style>
    <style:style style:name="Table13.A4" style:family="table-cell">
      <style:table-cell-properties fo:padding-left="0.1111in" fo:padding-right="0.1111in" fo:padding-top="0.0556in" fo:padding-bottom="0.0556in" fo:border="0.1pt solid #cccccc"/>
    </style:style>
    <style:style style:name="Table13.B4" style:family="table-cell">
      <style:table-cell-properties fo:padding-left="0.1111in" fo:padding-right="0.1111in" fo:padding-top="0.0556in" fo:padding-bottom="0.0556in" fo:border="0.1pt solid #cccccc"/>
    </style:style>
    <style:style style:name="Table13.C4" style:family="table-cell">
      <style:table-cell-properties fo:padding-left="0.1111in" fo:padding-right="0.1111in" fo:padding-top="0.0556in" fo:padding-bottom="0.0556in" fo:border="0.1pt solid #cccccc"/>
    </style:style>
    <style:style style:name="Table13.A5" style:family="table-cell">
      <style:table-cell-properties fo:padding-left="0.1111in" fo:padding-right="0.1111in" fo:padding-top="0.0556in" fo:padding-bottom="0.0556in" fo:border="0.1pt solid #cccccc"/>
    </style:style>
    <style:style style:name="Table13.B5" style:family="table-cell">
      <style:table-cell-properties fo:padding-left="0.1111in" fo:padding-right="0.1111in" fo:padding-top="0.0556in" fo:padding-bottom="0.0556in" fo:border="0.1pt solid #cccccc"/>
    </style:style>
    <style:style style:name="Table13.C5" style:family="table-cell">
      <style:table-cell-properties fo:padding-left="0.1111in" fo:padding-right="0.1111in" fo:padding-top="0.0556in" fo:padding-bottom="0.0556in" fo:border="0.1pt solid #cccccc"/>
    </style:style>
    <style:style style:name="Table14" style:family="table">
      <style:table-properties style:width="6.5in" fo:margin-left="0.0007in" fo:margin-top="0in" fo:margin-bottom="0in" table:align="left" style:writing-mode="page"/>
    </style:style>
    <style:style style:name="Table14.A" style:family="table-column">
      <style:table-column-properties style:column-width="1.2493in"/>
    </style:style>
    <style:style style:name="Table14.B" style:family="table-column">
      <style:table-column-properties style:column-width="2.6257in"/>
    </style:style>
    <style:style style:name="Table14.C" style:family="table-column">
      <style:table-column-properties style:column-width="2.625in"/>
    </style:style>
    <style:style style:name="Table14.1" style:family="table-row">
      <style:table-row-properties fo:keep-together="auto"/>
    </style:style>
    <style:style style:name="Table14.A1" style:family="table-cell">
      <style:table-cell-properties fo:background-color="#d5e8f0" fo:padding-left="0.1111in" fo:padding-right="0.1111in" fo:padding-top="0.0556in" fo:padding-bottom="0.0556in" fo:border="0.1pt solid #aaaaaa">
        <style:background-image/>
      </style:table-cell-properties>
    </style:style>
    <style:style style:name="Table14.A2" style:family="table-cell">
      <style:table-cell-properties fo:padding-left="0.1111in" fo:padding-right="0.1111in" fo:padding-top="0.0556in" fo:padding-bottom="0.0556in" fo:border="0.1pt solid #cccccc"/>
    </style:style>
    <style:style style:name="Table14.B2" style:family="table-cell">
      <style:table-cell-properties fo:padding-left="0.1111in" fo:padding-right="0.1111in" fo:padding-top="0.0556in" fo:padding-bottom="0.0556in" fo:border="0.1pt solid #cccccc"/>
    </style:style>
    <style:style style:name="Table14.C2" style:family="table-cell">
      <style:table-cell-properties fo:padding-left="0.1111in" fo:padding-right="0.1111in" fo:padding-top="0.0556in" fo:padding-bottom="0.0556in" fo:border="0.1pt solid #cccccc"/>
    </style:style>
    <style:style style:name="Table14.A3" style:family="table-cell">
      <style:table-cell-properties fo:padding-left="0.1111in" fo:padding-right="0.1111in" fo:padding-top="0.0556in" fo:padding-bottom="0.0556in" fo:border="0.1pt solid #cccccc"/>
    </style:style>
    <style:style style:name="Table14.B3" style:family="table-cell">
      <style:table-cell-properties fo:padding-left="0.1111in" fo:padding-right="0.1111in" fo:padding-top="0.0556in" fo:padding-bottom="0.0556in" fo:border="0.1pt solid #cccccc"/>
    </style:style>
    <style:style style:name="Table14.C3" style:family="table-cell">
      <style:table-cell-properties fo:padding-left="0.1111in" fo:padding-right="0.1111in" fo:padding-top="0.0556in" fo:padding-bottom="0.0556in" fo:border="0.1pt solid #cccccc"/>
    </style:style>
    <style:style style:name="Table14.A4" style:family="table-cell">
      <style:table-cell-properties fo:padding-left="0.1111in" fo:padding-right="0.1111in" fo:padding-top="0.0556in" fo:padding-bottom="0.0556in" fo:border="0.1pt solid #cccccc"/>
    </style:style>
    <style:style style:name="Table14.B4" style:family="table-cell">
      <style:table-cell-properties fo:padding-left="0.1111in" fo:padding-right="0.1111in" fo:padding-top="0.0556in" fo:padding-bottom="0.0556in" fo:border="0.1pt solid #cccccc"/>
    </style:style>
    <style:style style:name="Table14.C4" style:family="table-cell">
      <style:table-cell-properties fo:padding-left="0.1111in" fo:padding-right="0.1111in" fo:padding-top="0.0556in" fo:padding-bottom="0.0556in" fo:border="0.1pt solid #cccccc"/>
    </style:style>
    <style:style style:name="Table14.A5" style:family="table-cell">
      <style:table-cell-properties fo:padding-left="0.1111in" fo:padding-right="0.1111in" fo:padding-top="0.0556in" fo:padding-bottom="0.0556in" fo:border="0.1pt solid #cccccc"/>
    </style:style>
    <style:style style:name="Table14.B5" style:family="table-cell">
      <style:table-cell-properties fo:padding-left="0.1111in" fo:padding-right="0.1111in" fo:padding-top="0.0556in" fo:padding-bottom="0.0556in" fo:border="0.1pt solid #cccccc"/>
    </style:style>
    <style:style style:name="Table14.C5" style:family="table-cell">
      <style:table-cell-properties fo:padding-left="0.1111in" fo:padding-right="0.1111in" fo:padding-top="0.0556in" fo:padding-bottom="0.0556in" fo:border="0.1pt solid #cccccc"/>
    </style:style>
    <style:style style:name="Table15" style:family="table">
      <style:table-properties style:width="6.5in" fo:margin-left="0.0035in" fo:margin-top="0in" fo:margin-bottom="0in" table:align="left" style:writing-mode="page"/>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fo:background-color="#fff3cd" fo:padding-left="0.1111in" fo:padding-right="0.1111in" fo:padding-top="0.0694in" fo:padding-bottom="0.0694in" fo:border="0.5pt solid #ffc107">
        <style:background-image/>
      </style:table-cell-properties>
    </style:style>
    <style:style style:name="Table16" style:family="table">
      <style:table-properties style:width="6.5in" fo:margin-left="0.0035in" fo:margin-top="0in" fo:margin-bottom="0in" table:align="left" style:writing-mode="page"/>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fo:background-color="#fff3cd" fo:padding-left="0.1111in" fo:padding-right="0.1111in" fo:padding-top="0.0694in" fo:padding-bottom="0.0694in" fo:border="0.5pt solid #ffc107">
        <style:background-image/>
      </style:table-cell-properties>
    </style:style>
    <style:style style:name="Table17" style:family="table">
      <style:table-properties style:width="6.5in" fo:margin-left="0.0035in" fo:margin-top="0in" fo:margin-bottom="0in" table:align="left" style:writing-mode="page"/>
    </style:style>
    <style:style style:name="Table17.A" style:family="table-column">
      <style:table-column-properties style:column-width="6.5in"/>
    </style:style>
    <style:style style:name="Table17.1" style:family="table-row">
      <style:table-row-properties fo:keep-together="auto"/>
    </style:style>
    <style:style style:name="Table17.A1" style:family="table-cell">
      <style:table-cell-properties fo:background-color="#fff3cd" fo:padding-left="0.1111in" fo:padding-right="0.1111in" fo:padding-top="0.0694in" fo:padding-bottom="0.0694in" fo:border="0.5pt solid #ffc107">
        <style:background-image/>
      </style:table-cell-properties>
    </style:style>
    <style:style style:name="Table18" style:family="table">
      <style:table-properties style:width="6.5in" fo:margin-left="0.0007in" fo:margin-top="0in" fo:margin-bottom="0in" table:align="left" style:writing-mode="page"/>
    </style:style>
    <style:style style:name="Table18.A" style:family="table-column">
      <style:table-column-properties style:column-width="1.3889in"/>
    </style:style>
    <style:style style:name="Table18.B" style:family="table-column">
      <style:table-column-properties style:column-width="2.5549in"/>
    </style:style>
    <style:style style:name="Table18.C" style:family="table-column">
      <style:table-column-properties style:column-width="2.5563in"/>
    </style:style>
    <style:style style:name="Table18.1" style:family="table-row">
      <style:table-row-properties fo:keep-together="auto"/>
    </style:style>
    <style:style style:name="Table18.A1" style:family="table-cell">
      <style:table-cell-properties fo:background-color="#d5e8f0" fo:padding-left="0.1111in" fo:padding-right="0.1111in" fo:padding-top="0.0556in" fo:padding-bottom="0.0556in" fo:border="0.1pt solid #aaaaaa">
        <style:background-image/>
      </style:table-cell-properties>
    </style:style>
    <style:style style:name="Table18.A2" style:family="table-cell">
      <style:table-cell-properties fo:padding-left="0.1111in" fo:padding-right="0.1111in" fo:padding-top="0.0556in" fo:padding-bottom="0.0556in" fo:border="0.1pt solid #cccccc"/>
    </style:style>
    <style:style style:name="Table18.B2" style:family="table-cell">
      <style:table-cell-properties fo:padding-left="0.1111in" fo:padding-right="0.1111in" fo:padding-top="0.0556in" fo:padding-bottom="0.0556in" fo:border="0.1pt solid #cccccc"/>
    </style:style>
    <style:style style:name="Table18.C2" style:family="table-cell">
      <style:table-cell-properties fo:padding-left="0.1111in" fo:padding-right="0.1111in" fo:padding-top="0.0556in" fo:padding-bottom="0.0556in" fo:border="0.1pt solid #cccccc"/>
    </style:style>
    <style:style style:name="Table18.A3" style:family="table-cell">
      <style:table-cell-properties fo:padding-left="0.1111in" fo:padding-right="0.1111in" fo:padding-top="0.0556in" fo:padding-bottom="0.0556in" fo:border="0.1pt solid #cccccc"/>
    </style:style>
    <style:style style:name="Table18.B3" style:family="table-cell">
      <style:table-cell-properties fo:padding-left="0.1111in" fo:padding-right="0.1111in" fo:padding-top="0.0556in" fo:padding-bottom="0.0556in" fo:border="0.1pt solid #cccccc"/>
    </style:style>
    <style:style style:name="Table18.C3" style:family="table-cell">
      <style:table-cell-properties fo:padding-left="0.1111in" fo:padding-right="0.1111in" fo:padding-top="0.0556in" fo:padding-bottom="0.0556in" fo:border="0.1pt solid #cccccc"/>
    </style:style>
    <style:style style:name="Table18.A4" style:family="table-cell">
      <style:table-cell-properties fo:padding-left="0.1111in" fo:padding-right="0.1111in" fo:padding-top="0.0556in" fo:padding-bottom="0.0556in" fo:border="0.1pt solid #cccccc"/>
    </style:style>
    <style:style style:name="Table18.B4" style:family="table-cell">
      <style:table-cell-properties fo:padding-left="0.1111in" fo:padding-right="0.1111in" fo:padding-top="0.0556in" fo:padding-bottom="0.0556in" fo:border="0.1pt solid #cccccc"/>
    </style:style>
    <style:style style:name="Table18.C4" style:family="table-cell">
      <style:table-cell-properties fo:padding-left="0.1111in" fo:padding-right="0.1111in" fo:padding-top="0.0556in" fo:padding-bottom="0.0556in" fo:border="0.1pt solid #cccccc"/>
    </style:style>
    <style:style style:name="Table18.A5" style:family="table-cell">
      <style:table-cell-properties fo:padding-left="0.1111in" fo:padding-right="0.1111in" fo:padding-top="0.0556in" fo:padding-bottom="0.0556in" fo:border="0.1pt solid #cccccc"/>
    </style:style>
    <style:style style:name="Table18.B5" style:family="table-cell">
      <style:table-cell-properties fo:padding-left="0.1111in" fo:padding-right="0.1111in" fo:padding-top="0.0556in" fo:padding-bottom="0.0556in" fo:border="0.1pt solid #cccccc"/>
    </style:style>
    <style:style style:name="Table18.C5" style:family="table-cell">
      <style:table-cell-properties fo:padding-left="0.1111in" fo:padding-right="0.1111in" fo:padding-top="0.0556in" fo:padding-bottom="0.0556in" fo:border="0.1pt solid #cccccc"/>
    </style:style>
    <style:style style:name="Table18.A6" style:family="table-cell">
      <style:table-cell-properties fo:padding-left="0.1111in" fo:padding-right="0.1111in" fo:padding-top="0.0556in" fo:padding-bottom="0.0556in" fo:border="0.1pt solid #cccccc"/>
    </style:style>
    <style:style style:name="Table18.B6" style:family="table-cell">
      <style:table-cell-properties fo:padding-left="0.1111in" fo:padding-right="0.1111in" fo:padding-top="0.0556in" fo:padding-bottom="0.0556in" fo:border="0.1pt solid #cccccc"/>
    </style:style>
    <style:style style:name="Table18.C6" style:family="table-cell">
      <style:table-cell-properties fo:padding-left="0.1111in" fo:padding-right="0.1111in" fo:padding-top="0.0556in" fo:padding-bottom="0.0556in" fo:border="0.1pt solid #cccccc"/>
    </style:style>
    <style:style style:name="Table18.A7" style:family="table-cell">
      <style:table-cell-properties fo:padding-left="0.1111in" fo:padding-right="0.1111in" fo:padding-top="0.0556in" fo:padding-bottom="0.0556in" fo:border="0.1pt solid #cccccc"/>
    </style:style>
    <style:style style:name="Table18.B7" style:family="table-cell">
      <style:table-cell-properties fo:padding-left="0.1111in" fo:padding-right="0.1111in" fo:padding-top="0.0556in" fo:padding-bottom="0.0556in" fo:border="0.1pt solid #cccccc"/>
    </style:style>
    <style:style style:name="Table18.C7" style:family="table-cell">
      <style:table-cell-properties fo:padding-left="0.1111in" fo:padding-right="0.1111in" fo:padding-top="0.0556in" fo:padding-bottom="0.0556in" fo:border="0.1pt solid #cccccc"/>
    </style:style>
    <style:style style:name="Table19" style:family="table">
      <style:table-properties style:width="6.5in" fo:margin-left="0.0035in" fo:margin-top="0in" fo:margin-bottom="0in" table:align="left" style:writing-mode="page"/>
    </style:style>
    <style:style style:name="Table19.A" style:family="table-column">
      <style:table-column-properties style:column-width="6.5in"/>
    </style:style>
    <style:style style:name="Table19.1" style:family="table-row">
      <style:table-row-properties fo:keep-together="auto"/>
    </style:style>
    <style:style style:name="Table19.A1" style:family="table-cell">
      <style:table-cell-properties fo:background-color="#fff3cd" fo:padding-left="0.1111in" fo:padding-right="0.1111in" fo:padding-top="0.0694in" fo:padding-bottom="0.0694in" fo:border="0.5pt solid #ffc107">
        <style:background-image/>
      </style:table-cell-properties>
    </style:style>
    <style:style style:name="Table20" style:family="table">
      <style:table-properties style:width="6.5in" fo:margin-left="0.0035in" fo:margin-top="0in" fo:margin-bottom="0in" table:align="left" style:writing-mode="page"/>
    </style:style>
    <style:style style:name="Table20.A" style:family="table-column">
      <style:table-column-properties style:column-width="6.5in"/>
    </style:style>
    <style:style style:name="Table20.1" style:family="table-row">
      <style:table-row-properties fo:keep-together="auto"/>
    </style:style>
    <style:style style:name="Table20.A1" style:family="table-cell">
      <style:table-cell-properties fo:background-color="#fff3cd" fo:padding-left="0.1111in" fo:padding-right="0.1111in" fo:padding-top="0.0694in" fo:padding-bottom="0.0694in" fo:border="0.5pt solid #ffc107">
        <style:background-image/>
      </style:table-cell-properties>
    </style:style>
    <style:style style:name="Table21" style:family="table">
      <style:table-properties style:width="6.5in" fo:margin-left="0.0007in" fo:margin-top="0in" fo:margin-bottom="0in" table:align="left" style:writing-mode="page"/>
    </style:style>
    <style:style style:name="Table21.A" style:family="table-column">
      <style:table-column-properties style:column-width="1.5271in"/>
    </style:style>
    <style:style style:name="Table21.B" style:family="table-column">
      <style:table-column-properties style:column-width="2.084in"/>
    </style:style>
    <style:style style:name="Table21.C" style:family="table-column">
      <style:table-column-properties style:column-width="2.8889in"/>
    </style:style>
    <style:style style:name="Table21.1" style:family="table-row">
      <style:table-row-properties fo:keep-together="auto"/>
    </style:style>
    <style:style style:name="Table21.A1" style:family="table-cell">
      <style:table-cell-properties fo:background-color="#d5e8f0" fo:padding-left="0.1111in" fo:padding-right="0.1111in" fo:padding-top="0.0556in" fo:padding-bottom="0.0556in" fo:border="0.1pt solid #aaaaaa">
        <style:background-image/>
      </style:table-cell-properties>
    </style:style>
    <style:style style:name="Table21.A2" style:family="table-cell">
      <style:table-cell-properties fo:padding-left="0.1111in" fo:padding-right="0.1111in" fo:padding-top="0.0556in" fo:padding-bottom="0.0556in" fo:border="0.1pt solid #cccccc"/>
    </style:style>
    <style:style style:name="Table21.B2" style:family="table-cell">
      <style:table-cell-properties fo:padding-left="0.1111in" fo:padding-right="0.1111in" fo:padding-top="0.0556in" fo:padding-bottom="0.0556in" fo:border="0.1pt solid #cccccc"/>
    </style:style>
    <style:style style:name="Table21.C2" style:family="table-cell">
      <style:table-cell-properties fo:padding-left="0.1111in" fo:padding-right="0.1111in" fo:padding-top="0.0556in" fo:padding-bottom="0.0556in" fo:border="0.1pt solid #cccccc"/>
    </style:style>
    <style:style style:name="Table21.A3" style:family="table-cell">
      <style:table-cell-properties fo:padding-left="0.1111in" fo:padding-right="0.1111in" fo:padding-top="0.0556in" fo:padding-bottom="0.0556in" fo:border="0.1pt solid #cccccc"/>
    </style:style>
    <style:style style:name="Table21.B3" style:family="table-cell">
      <style:table-cell-properties fo:padding-left="0.1111in" fo:padding-right="0.1111in" fo:padding-top="0.0556in" fo:padding-bottom="0.0556in" fo:border="0.1pt solid #cccccc"/>
    </style:style>
    <style:style style:name="Table21.C3" style:family="table-cell">
      <style:table-cell-properties fo:padding-left="0.1111in" fo:padding-right="0.1111in" fo:padding-top="0.0556in" fo:padding-bottom="0.0556in" fo:border="0.1pt solid #cccccc"/>
    </style:style>
    <style:style style:name="Table21.A4" style:family="table-cell">
      <style:table-cell-properties fo:padding-left="0.1111in" fo:padding-right="0.1111in" fo:padding-top="0.0556in" fo:padding-bottom="0.0556in" fo:border="0.1pt solid #cccccc"/>
    </style:style>
    <style:style style:name="Table21.B4" style:family="table-cell">
      <style:table-cell-properties fo:padding-left="0.1111in" fo:padding-right="0.1111in" fo:padding-top="0.0556in" fo:padding-bottom="0.0556in" fo:border="0.1pt solid #cccccc"/>
    </style:style>
    <style:style style:name="Table21.C4" style:family="table-cell">
      <style:table-cell-properties fo:padding-left="0.1111in" fo:padding-right="0.1111in" fo:padding-top="0.0556in" fo:padding-bottom="0.0556in" fo:border="0.1pt solid #cccccc"/>
    </style:style>
    <style:style style:name="Table22" style:family="table">
      <style:table-properties style:width="6.5in" fo:margin-left="0.0035in" fo:margin-top="0in" fo:margin-bottom="0in" table:align="left" style:writing-mode="page"/>
    </style:style>
    <style:style style:name="Table22.A" style:family="table-column">
      <style:table-column-properties style:column-width="6.5in"/>
    </style:style>
    <style:style style:name="Table22.1" style:family="table-row">
      <style:table-row-properties fo:keep-together="auto"/>
    </style:style>
    <style:style style:name="Table22.A1" style:family="table-cell">
      <style:table-cell-properties fo:background-color="#fff3cd" fo:padding-left="0.1111in" fo:padding-right="0.1111in" fo:padding-top="0.0694in" fo:padding-bottom="0.0694in" fo:border="0.5pt solid #ffc107">
        <style:background-image/>
      </style:table-cell-properties>
    </style:style>
    <style:style style:name="Table23" style:family="table">
      <style:table-properties style:width="6.5in" fo:margin-left="0.0007in" fo:margin-top="0in" fo:margin-bottom="0in" table:align="left" style:writing-mode="page"/>
    </style:style>
    <style:style style:name="Table23.A" style:family="table-column">
      <style:table-column-properties style:column-width="1.3889in"/>
    </style:style>
    <style:style style:name="Table23.B" style:family="table-column">
      <style:table-column-properties style:column-width="2.5549in"/>
    </style:style>
    <style:style style:name="Table23.C" style:family="table-column">
      <style:table-column-properties style:column-width="2.5563in"/>
    </style:style>
    <style:style style:name="Table23.1" style:family="table-row">
      <style:table-row-properties fo:keep-together="auto"/>
    </style:style>
    <style:style style:name="Table23.A1" style:family="table-cell">
      <style:table-cell-properties fo:background-color="#d5e8f0" fo:padding-left="0.1111in" fo:padding-right="0.1111in" fo:padding-top="0.0556in" fo:padding-bottom="0.0556in" fo:border="0.1pt solid #aaaaaa">
        <style:background-image/>
      </style:table-cell-properties>
    </style:style>
    <style:style style:name="Table23.A2" style:family="table-cell">
      <style:table-cell-properties fo:padding-left="0.1111in" fo:padding-right="0.1111in" fo:padding-top="0.0556in" fo:padding-bottom="0.0556in" fo:border="0.1pt solid #cccccc"/>
    </style:style>
    <style:style style:name="Table23.B2" style:family="table-cell">
      <style:table-cell-properties fo:padding-left="0.1111in" fo:padding-right="0.1111in" fo:padding-top="0.0556in" fo:padding-bottom="0.0556in" fo:border="0.1pt solid #cccccc"/>
    </style:style>
    <style:style style:name="Table23.C2" style:family="table-cell">
      <style:table-cell-properties fo:padding-left="0.1111in" fo:padding-right="0.1111in" fo:padding-top="0.0556in" fo:padding-bottom="0.0556in" fo:border="0.1pt solid #cccccc"/>
    </style:style>
    <style:style style:name="Table23.A3" style:family="table-cell">
      <style:table-cell-properties fo:padding-left="0.1111in" fo:padding-right="0.1111in" fo:padding-top="0.0556in" fo:padding-bottom="0.0556in" fo:border="0.1pt solid #cccccc"/>
    </style:style>
    <style:style style:name="Table23.B3" style:family="table-cell">
      <style:table-cell-properties fo:padding-left="0.1111in" fo:padding-right="0.1111in" fo:padding-top="0.0556in" fo:padding-bottom="0.0556in" fo:border="0.1pt solid #cccccc"/>
    </style:style>
    <style:style style:name="Table23.C3" style:family="table-cell">
      <style:table-cell-properties fo:padding-left="0.1111in" fo:padding-right="0.1111in" fo:padding-top="0.0556in" fo:padding-bottom="0.0556in" fo:border="0.1pt solid #cccccc"/>
    </style:style>
    <style:style style:name="Table23.A4" style:family="table-cell">
      <style:table-cell-properties fo:padding-left="0.1111in" fo:padding-right="0.1111in" fo:padding-top="0.0556in" fo:padding-bottom="0.0556in" fo:border="0.1pt solid #cccccc"/>
    </style:style>
    <style:style style:name="Table23.B4" style:family="table-cell">
      <style:table-cell-properties fo:padding-left="0.1111in" fo:padding-right="0.1111in" fo:padding-top="0.0556in" fo:padding-bottom="0.0556in" fo:border="0.1pt solid #cccccc"/>
    </style:style>
    <style:style style:name="Table23.C4" style:family="table-cell">
      <style:table-cell-properties fo:padding-left="0.1111in" fo:padding-right="0.1111in" fo:padding-top="0.0556in" fo:padding-bottom="0.0556in" fo:border="0.1pt solid #cccccc"/>
    </style:style>
    <style:style style:name="Table23.A5" style:family="table-cell">
      <style:table-cell-properties fo:padding-left="0.1111in" fo:padding-right="0.1111in" fo:padding-top="0.0556in" fo:padding-bottom="0.0556in" fo:border="0.1pt solid #cccccc"/>
    </style:style>
    <style:style style:name="Table23.B5" style:family="table-cell">
      <style:table-cell-properties fo:padding-left="0.1111in" fo:padding-right="0.1111in" fo:padding-top="0.0556in" fo:padding-bottom="0.0556in" fo:border="0.1pt solid #cccccc"/>
    </style:style>
    <style:style style:name="Table23.C5" style:family="table-cell">
      <style:table-cell-properties fo:padding-left="0.1111in" fo:padding-right="0.1111in" fo:padding-top="0.0556in" fo:padding-bottom="0.0556in" fo:border="0.1pt solid #cccccc"/>
    </style:style>
    <style:style style:name="Table23.A6" style:family="table-cell">
      <style:table-cell-properties fo:padding-left="0.1111in" fo:padding-right="0.1111in" fo:padding-top="0.0556in" fo:padding-bottom="0.0556in" fo:border="0.1pt solid #cccccc"/>
    </style:style>
    <style:style style:name="Table23.B6" style:family="table-cell">
      <style:table-cell-properties fo:padding-left="0.1111in" fo:padding-right="0.1111in" fo:padding-top="0.0556in" fo:padding-bottom="0.0556in" fo:border="0.1pt solid #cccccc"/>
    </style:style>
    <style:style style:name="Table23.C6" style:family="table-cell">
      <style:table-cell-properties fo:padding-left="0.1111in" fo:padding-right="0.1111in" fo:padding-top="0.0556in" fo:padding-bottom="0.0556in" fo:border="0.1pt solid #cccccc"/>
    </style:style>
    <style:style style:name="Table23.A7" style:family="table-cell">
      <style:table-cell-properties fo:padding-left="0.1111in" fo:padding-right="0.1111in" fo:padding-top="0.0556in" fo:padding-bottom="0.0556in" fo:border="0.1pt solid #cccccc"/>
    </style:style>
    <style:style style:name="Table23.B7" style:family="table-cell">
      <style:table-cell-properties fo:padding-left="0.1111in" fo:padding-right="0.1111in" fo:padding-top="0.0556in" fo:padding-bottom="0.0556in" fo:border="0.1pt solid #cccccc"/>
    </style:style>
    <style:style style:name="Table23.C7" style:family="table-cell">
      <style:table-cell-properties fo:padding-left="0.1111in" fo:padding-right="0.1111in" fo:padding-top="0.0556in" fo:padding-bottom="0.0556in" fo:border="0.1pt solid #cccccc"/>
    </style:style>
    <style:style style:name="Table24" style:family="table">
      <style:table-properties style:width="6.5in" fo:margin-left="0.0035in" fo:margin-top="0in" fo:margin-bottom="0in" table:align="left" style:writing-mode="page"/>
    </style:style>
    <style:style style:name="Table24.A" style:family="table-column">
      <style:table-column-properties style:column-width="6.5in"/>
    </style:style>
    <style:style style:name="Table24.1" style:family="table-row">
      <style:table-row-properties fo:keep-together="auto"/>
    </style:style>
    <style:style style:name="Table24.A1" style:family="table-cell">
      <style:table-cell-properties fo:background-color="#fff3cd" fo:padding-left="0.1111in" fo:padding-right="0.1111in" fo:padding-top="0.0694in" fo:padding-bottom="0.0694in" fo:border="0.5pt solid #ffc107">
        <style:background-image/>
      </style:table-cell-properties>
    </style:style>
    <style:style style:name="Table25" style:family="table">
      <style:table-properties style:width="6.5in" fo:margin-left="0.0007in" fo:margin-top="0in" fo:margin-bottom="0in" table:align="left" style:writing-mode="page"/>
    </style:style>
    <style:style style:name="Table25.A" style:family="table-column">
      <style:table-column-properties style:column-width="2.166in"/>
    </style:style>
    <style:style style:name="Table25.B" style:family="table-column">
      <style:table-column-properties style:column-width="4.3333in"/>
    </style:style>
    <style:style style:name="Table25.1" style:family="table-row">
      <style:table-row-properties fo:keep-together="auto"/>
    </style:style>
    <style:style style:name="Table25.A1" style:family="table-cell">
      <style:table-cell-properties fo:background-color="#d5e8f0" fo:padding-left="0.1111in" fo:padding-right="0.1111in" fo:padding-top="0.0556in" fo:padding-bottom="0.0556in" fo:border="0.1pt solid #aaaaaa">
        <style:background-image/>
      </style:table-cell-properties>
    </style:style>
    <style:style style:name="Table25.A2" style:family="table-cell">
      <style:table-cell-properties fo:padding-left="0.1111in" fo:padding-right="0.1111in" fo:padding-top="0.0556in" fo:padding-bottom="0.0556in" fo:border="0.1pt solid #cccccc"/>
    </style:style>
    <style:style style:name="Table25.B2" style:family="table-cell">
      <style:table-cell-properties fo:padding-left="0.1111in" fo:padding-right="0.1111in" fo:padding-top="0.0556in" fo:padding-bottom="0.0556in" fo:border="0.1pt solid #cccccc"/>
    </style:style>
    <style:style style:name="Table25.A3" style:family="table-cell">
      <style:table-cell-properties fo:padding-left="0.1111in" fo:padding-right="0.1111in" fo:padding-top="0.0556in" fo:padding-bottom="0.0556in" fo:border="0.1pt solid #cccccc"/>
    </style:style>
    <style:style style:name="Table25.B3" style:family="table-cell">
      <style:table-cell-properties fo:padding-left="0.1111in" fo:padding-right="0.1111in" fo:padding-top="0.0556in" fo:padding-bottom="0.0556in" fo:border="0.1pt solid #cccccc"/>
    </style:style>
    <style:style style:name="Table25.A4" style:family="table-cell">
      <style:table-cell-properties fo:padding-left="0.1111in" fo:padding-right="0.1111in" fo:padding-top="0.0556in" fo:padding-bottom="0.0556in" fo:border="0.1pt solid #cccccc"/>
    </style:style>
    <style:style style:name="Table25.B4" style:family="table-cell">
      <style:table-cell-properties fo:padding-left="0.1111in" fo:padding-right="0.1111in" fo:padding-top="0.0556in" fo:padding-bottom="0.0556in" fo:border="0.1pt solid #cccccc"/>
    </style:style>
    <style:style style:name="Table25.A5" style:family="table-cell">
      <style:table-cell-properties fo:padding-left="0.1111in" fo:padding-right="0.1111in" fo:padding-top="0.0556in" fo:padding-bottom="0.0556in" fo:border="0.1pt solid #cccccc"/>
    </style:style>
    <style:style style:name="Table25.B5" style:family="table-cell">
      <style:table-cell-properties fo:padding-left="0.1111in" fo:padding-right="0.1111in" fo:padding-top="0.0556in" fo:padding-bottom="0.0556in" fo:border="0.1pt solid #cccccc"/>
    </style:style>
    <style:style style:name="Table25.A6" style:family="table-cell">
      <style:table-cell-properties fo:padding-left="0.1111in" fo:padding-right="0.1111in" fo:padding-top="0.0556in" fo:padding-bottom="0.0556in" fo:border="0.1pt solid #cccccc"/>
    </style:style>
    <style:style style:name="Table25.B6" style:family="table-cell">
      <style:table-cell-properties fo:padding-left="0.1111in" fo:padding-right="0.1111in" fo:padding-top="0.0556in" fo:padding-bottom="0.0556in" fo:border="0.1pt solid #cccccc"/>
    </style:style>
    <style:style style:name="Table26" style:family="table">
      <style:table-properties style:width="6.5in" fo:margin-left="0.0007in" fo:margin-top="0in" fo:margin-bottom="0in" table:align="left" style:writing-mode="page"/>
    </style:style>
    <style:style style:name="Table26.A" style:family="table-column">
      <style:table-column-properties style:column-width="1.625in"/>
    </style:style>
    <style:style style:name="Table26.B" style:family="table-column">
      <style:table-column-properties style:column-width="2.4375in"/>
    </style:style>
    <style:style style:name="Table26.1" style:family="table-row">
      <style:table-row-properties fo:keep-together="auto"/>
    </style:style>
    <style:style style:name="Table26.A1" style:family="table-cell">
      <style:table-cell-properties fo:background-color="#d5e8f0" fo:padding-left="0.1111in" fo:padding-right="0.1111in" fo:padding-top="0.0556in" fo:padding-bottom="0.0556in" fo:border="0.1pt solid #aaaaaa">
        <style:background-image/>
      </style:table-cell-properties>
    </style:style>
    <style:style style:name="Table26.A2" style:family="table-cell">
      <style:table-cell-properties fo:padding-left="0.1111in" fo:padding-right="0.1111in" fo:padding-top="0.0556in" fo:padding-bottom="0.0556in" fo:border="0.1pt solid #aaaaaa"/>
    </style:style>
    <style:style style:name="Table26.B2" style:family="table-cell">
      <style:table-cell-properties fo:padding-left="0.1111in" fo:padding-right="0.1111in" fo:padding-top="0.0556in" fo:padding-bottom="0.0556in" fo:border="0.1pt solid #aaaaaa"/>
    </style:style>
    <style:style style:name="Table26.C2" style:family="table-cell">
      <style:table-cell-properties fo:padding-left="0.1111in" fo:padding-right="0.1111in" fo:padding-top="0.0556in" fo:padding-bottom="0.0556in" fo:border="0.1pt solid #aaaaaa"/>
    </style:style>
    <style:style style:name="Table26.A3" style:family="table-cell">
      <style:table-cell-properties fo:padding-left="0.1111in" fo:padding-right="0.1111in" fo:padding-top="0.0556in" fo:padding-bottom="0.0556in" fo:border="0.1pt solid #aaaaaa"/>
    </style:style>
    <style:style style:name="Table26.B3" style:family="table-cell">
      <style:table-cell-properties fo:padding-left="0.1111in" fo:padding-right="0.1111in" fo:padding-top="0.0556in" fo:padding-bottom="0.0556in" fo:border="0.1pt solid #aaaaaa"/>
    </style:style>
    <style:style style:name="Table26.C3" style:family="table-cell">
      <style:table-cell-properties fo:padding-left="0.1111in" fo:padding-right="0.1111in" fo:padding-top="0.0556in" fo:padding-bottom="0.0556in" fo:border="0.1pt solid #aaaaaa"/>
    </style:style>
    <style:style style:name="Table26.A4" style:family="table-cell">
      <style:table-cell-properties fo:padding-left="0.1111in" fo:padding-right="0.1111in" fo:padding-top="0.0556in" fo:padding-bottom="0.0556in" fo:border="0.1pt solid #aaaaaa"/>
    </style:style>
    <style:style style:name="Table26.B4" style:family="table-cell">
      <style:table-cell-properties fo:padding-left="0.1111in" fo:padding-right="0.1111in" fo:padding-top="0.0556in" fo:padding-bottom="0.0556in" fo:border="0.1pt solid #aaaaaa"/>
    </style:style>
    <style:style style:name="Table26.C4" style:family="table-cell">
      <style:table-cell-properties fo:padding-left="0.1111in" fo:padding-right="0.1111in" fo:padding-top="0.0556in" fo:padding-bottom="0.0556in" fo:border="0.1pt solid #aaaaaa"/>
    </style:style>
    <style:style style:name="Table26.A5" style:family="table-cell">
      <style:table-cell-properties fo:padding-left="0.1111in" fo:padding-right="0.1111in" fo:padding-top="0.0556in" fo:padding-bottom="0.0556in" fo:border="0.1pt solid #aaaaaa"/>
    </style:style>
    <style:style style:name="Table26.B5" style:family="table-cell">
      <style:table-cell-properties fo:padding-left="0.1111in" fo:padding-right="0.1111in" fo:padding-top="0.0556in" fo:padding-bottom="0.0556in" fo:border="0.1pt solid #aaaaaa"/>
    </style:style>
    <style:style style:name="Table26.C5" style:family="table-cell">
      <style:table-cell-properties fo:padding-left="0.1111in" fo:padding-right="0.1111in" fo:padding-top="0.0556in" fo:padding-bottom="0.0556in" fo:border="0.1pt solid #aaaaaa"/>
    </style:style>
    <style:style style:name="Table26.A6" style:family="table-cell">
      <style:table-cell-properties fo:padding-left="0.1111in" fo:padding-right="0.1111in" fo:padding-top="0.0556in" fo:padding-bottom="0.0556in" fo:border="0.1pt solid #aaaaaa"/>
    </style:style>
    <style:style style:name="Table26.B6" style:family="table-cell">
      <style:table-cell-properties fo:padding-left="0.1111in" fo:padding-right="0.1111in" fo:padding-top="0.0556in" fo:padding-bottom="0.0556in" fo:border="0.1pt solid #aaaaaa"/>
    </style:style>
    <style:style style:name="Table26.C6" style:family="table-cell">
      <style:table-cell-properties fo:padding-left="0.1111in" fo:padding-right="0.1111in" fo:padding-top="0.0556in" fo:padding-bottom="0.0556in" fo:border="0.1pt solid #aaaaaa"/>
    </style:style>
    <style:style style:name="Table27" style:family="table">
      <style:table-properties style:width="6.5in" fo:margin-left="0.0007in" fo:margin-top="0in" fo:margin-bottom="0in" table:align="left" style:writing-mode="page"/>
    </style:style>
    <style:style style:name="Table27.A" style:family="table-column">
      <style:table-column-properties style:column-width="2in"/>
    </style:style>
    <style:style style:name="Table27.B" style:family="table-column">
      <style:table-column-properties style:column-width="2.166in"/>
    </style:style>
    <style:style style:name="Table27.C" style:family="table-column">
      <style:table-column-properties style:column-width="2.334in"/>
    </style:style>
    <style:style style:name="Table27.1" style:family="table-row">
      <style:table-row-properties fo:keep-together="auto"/>
    </style:style>
    <style:style style:name="Table27.A1" style:family="table-cell">
      <style:table-cell-properties fo:background-color="#d5e8f0" fo:padding-left="0.1111in" fo:padding-right="0.1111in" fo:padding-top="0.0556in" fo:padding-bottom="0.0556in" fo:border="0.1pt solid #aaaaaa">
        <style:background-image/>
      </style:table-cell-properties>
    </style:style>
    <style:style style:name="Table27.A2" style:family="table-cell">
      <style:table-cell-properties fo:padding-left="0.1111in" fo:padding-right="0.1111in" fo:padding-top="0.0556in" fo:padding-bottom="0.0556in" fo:border="0.1pt solid #aaaaaa"/>
    </style:style>
    <style:style style:name="Table27.B2" style:family="table-cell">
      <style:table-cell-properties fo:padding-left="0.1111in" fo:padding-right="0.1111in" fo:padding-top="0.0556in" fo:padding-bottom="0.0556in" fo:border="0.1pt solid #aaaaaa"/>
    </style:style>
    <style:style style:name="Table27.C2" style:family="table-cell">
      <style:table-cell-properties fo:padding-left="0.1111in" fo:padding-right="0.1111in" fo:padding-top="0.0556in" fo:padding-bottom="0.0556in" fo:border="0.1pt solid #aaaaaa"/>
    </style:style>
    <style:style style:name="Table27.A3" style:family="table-cell">
      <style:table-cell-properties fo:padding-left="0.1111in" fo:padding-right="0.1111in" fo:padding-top="0.0556in" fo:padding-bottom="0.0556in" fo:border="0.1pt solid #aaaaaa"/>
    </style:style>
    <style:style style:name="Table27.B3" style:family="table-cell">
      <style:table-cell-properties fo:padding-left="0.1111in" fo:padding-right="0.1111in" fo:padding-top="0.0556in" fo:padding-bottom="0.0556in" fo:border="0.1pt solid #aaaaaa"/>
    </style:style>
    <style:style style:name="Table27.C3" style:family="table-cell">
      <style:table-cell-properties fo:padding-left="0.1111in" fo:padding-right="0.1111in" fo:padding-top="0.0556in" fo:padding-bottom="0.0556in" fo:border="0.1pt solid #aaaaaa"/>
    </style:style>
    <style:style style:name="Table27.A4" style:family="table-cell">
      <style:table-cell-properties fo:padding-left="0.1111in" fo:padding-right="0.1111in" fo:padding-top="0.0556in" fo:padding-bottom="0.0556in" fo:border="0.1pt solid #aaaaaa"/>
    </style:style>
    <style:style style:name="Table27.B4" style:family="table-cell">
      <style:table-cell-properties fo:padding-left="0.1111in" fo:padding-right="0.1111in" fo:padding-top="0.0556in" fo:padding-bottom="0.0556in" fo:border="0.1pt solid #aaaaaa"/>
    </style:style>
    <style:style style:name="Table27.C4" style:family="table-cell">
      <style:table-cell-properties fo:padding-left="0.1111in" fo:padding-right="0.1111in" fo:padding-top="0.0556in" fo:padding-bottom="0.0556in" fo:border="0.1pt solid #aaaaaa"/>
    </style:style>
    <style:style style:name="Table27.A5" style:family="table-cell">
      <style:table-cell-properties fo:padding-left="0.1111in" fo:padding-right="0.1111in" fo:padding-top="0.0556in" fo:padding-bottom="0.0556in" fo:border="0.1pt solid #aaaaaa"/>
    </style:style>
    <style:style style:name="Table27.B5" style:family="table-cell">
      <style:table-cell-properties fo:padding-left="0.1111in" fo:padding-right="0.1111in" fo:padding-top="0.0556in" fo:padding-bottom="0.0556in" fo:border="0.1pt solid #aaaaaa"/>
    </style:style>
    <style:style style:name="Table27.C5" style:family="table-cell">
      <style:table-cell-properties fo:padding-left="0.1111in" fo:padding-right="0.1111in" fo:padding-top="0.0556in" fo:padding-bottom="0.0556in" fo:border="0.1pt solid #aaaaaa"/>
    </style:style>
    <style:style style:name="Table27.A6" style:family="table-cell">
      <style:table-cell-properties fo:padding-left="0.1111in" fo:padding-right="0.1111in" fo:padding-top="0.0556in" fo:padding-bottom="0.0556in" fo:border="0.1pt solid #aaaaaa"/>
    </style:style>
    <style:style style:name="Table27.B6" style:family="table-cell">
      <style:table-cell-properties fo:padding-left="0.1111in" fo:padding-right="0.1111in" fo:padding-top="0.0556in" fo:padding-bottom="0.0556in" fo:border="0.1pt solid #aaaaaa"/>
    </style:style>
    <style:style style:name="Table27.C6" style:family="table-cell">
      <style:table-cell-properties fo:padding-left="0.1111in" fo:padding-right="0.1111in" fo:padding-top="0.0556in" fo:padding-bottom="0.0556in" fo:border="0.1pt solid #aaaaaa"/>
    </style:style>
    <style:style style:name="Table27.A7" style:family="table-cell">
      <style:table-cell-properties fo:padding-left="0.1111in" fo:padding-right="0.1111in" fo:padding-top="0.0556in" fo:padding-bottom="0.0556in" fo:border="0.1pt solid #aaaaaa"/>
    </style:style>
    <style:style style:name="Table27.B7" style:family="table-cell">
      <style:table-cell-properties fo:padding-left="0.1111in" fo:padding-right="0.1111in" fo:padding-top="0.0556in" fo:padding-bottom="0.0556in" fo:border="0.1pt solid #aaaaaa"/>
    </style:style>
    <style:style style:name="Table27.C7" style:family="table-cell">
      <style:table-cell-properties fo:padding-left="0.1111in" fo:padding-right="0.1111in" fo:padding-top="0.0556in" fo:padding-bottom="0.0556in" fo:border="0.1pt solid #aaaaaa"/>
    </style:style>
    <style:style style:name="Table27.A8" style:family="table-cell">
      <style:table-cell-properties fo:padding-left="0.1111in" fo:padding-right="0.1111in" fo:padding-top="0.0556in" fo:padding-bottom="0.0556in" fo:border="0.1pt solid #aaaaaa"/>
    </style:style>
    <style:style style:name="Table27.B8" style:family="table-cell">
      <style:table-cell-properties fo:padding-left="0.1111in" fo:padding-right="0.1111in" fo:padding-top="0.0556in" fo:padding-bottom="0.0556in" fo:border="0.1pt solid #aaaaaa"/>
    </style:style>
    <style:style style:name="Table27.C8" style:family="table-cell">
      <style:table-cell-properties fo:padding-left="0.1111in" fo:padding-right="0.1111in" fo:padding-top="0.0556in" fo:padding-bottom="0.0556in" fo:border="0.1pt solid #aaaaaa"/>
    </style:style>
    <style:style style:name="Table27.A9" style:family="table-cell">
      <style:table-cell-properties fo:padding-left="0.1111in" fo:padding-right="0.1111in" fo:padding-top="0.0556in" fo:padding-bottom="0.0556in" fo:border="0.1pt solid #aaaaaa"/>
    </style:style>
    <style:style style:name="Table27.B9" style:family="table-cell">
      <style:table-cell-properties fo:padding-left="0.1111in" fo:padding-right="0.1111in" fo:padding-top="0.0556in" fo:padding-bottom="0.0556in" fo:border="0.1pt solid #aaaaaa"/>
    </style:style>
    <style:style style:name="Table27.C9" style:family="table-cell">
      <style:table-cell-properties fo:padding-left="0.1111in" fo:padding-right="0.1111in" fo:padding-top="0.0556in" fo:padding-bottom="0.0556in" fo:border="0.1pt solid #aaaaaa"/>
    </style:style>
    <style:style style:name="Table28" style:family="table">
      <style:table-properties style:width="6.5in" fo:margin-left="0.0035in" fo:margin-top="0in" fo:margin-bottom="0in" table:align="left" style:writing-mode="page"/>
    </style:style>
    <style:style style:name="Table28.A" style:family="table-column">
      <style:table-column-properties style:column-width="6.5in"/>
    </style:style>
    <style:style style:name="Table28.1" style:family="table-row">
      <style:table-row-properties fo:keep-together="auto"/>
    </style:style>
    <style:style style:name="Table28.A1" style:family="table-cell">
      <style:table-cell-properties fo:background-color="#fff3cd" fo:padding-left="0.1111in" fo:padding-right="0.1111in" fo:padding-top="0.0694in" fo:padding-bottom="0.0694in" fo:border="0.5pt solid #ffc107">
        <style:background-image/>
      </style:table-cell-properties>
    </style:style>
    <style:style style:name="Table29" style:family="table">
      <style:table-properties style:width="6.5in" fo:margin-left="0.0035in" fo:margin-top="0in" fo:margin-bottom="0in" table:align="left" style:writing-mode="page"/>
    </style:style>
    <style:style style:name="Table29.A" style:family="table-column">
      <style:table-column-properties style:column-width="6.5in"/>
    </style:style>
    <style:style style:name="Table29.1" style:family="table-row">
      <style:table-row-properties fo:keep-together="auto"/>
    </style:style>
    <style:style style:name="Table29.A1" style:family="table-cell">
      <style:table-cell-properties fo:background-color="#fff3cd" fo:padding-left="0.1111in" fo:padding-right="0.1111in" fo:padding-top="0.0694in" fo:padding-bottom="0.0694in" fo:border="0.5pt solid #ffc107">
        <style:background-image/>
      </style:table-cell-properties>
    </style:style>
    <style:style style:name="Table30" style:family="table">
      <style:table-properties style:width="6.5in" fo:margin-left="0.0035in" fo:margin-top="0in" fo:margin-bottom="0in" table:align="left" style:writing-mode="page"/>
    </style:style>
    <style:style style:name="Table30.A" style:family="table-column">
      <style:table-column-properties style:column-width="6.5in"/>
    </style:style>
    <style:style style:name="Table30.1" style:family="table-row">
      <style:table-row-properties fo:keep-together="auto"/>
    </style:style>
    <style:style style:name="Table30.A1" style:family="table-cell">
      <style:table-cell-properties fo:background-color="#fff3cd" fo:padding-left="0.1111in" fo:padding-right="0.1111in" fo:padding-top="0.0694in" fo:padding-bottom="0.0694in" fo:border="0.5pt solid #ffc107">
        <style:background-image/>
      </style:table-cell-properties>
    </style:style>
    <style:style style:name="Table31" style:family="table">
      <style:table-properties style:width="6.5in" fo:margin-left="0.0007in" fo:margin-top="0in" fo:margin-bottom="0in" table:align="left" style:writing-mode="page"/>
    </style:style>
    <style:style style:name="Table31.A" style:family="table-column">
      <style:table-column-properties style:column-width="1.9438in"/>
    </style:style>
    <style:style style:name="Table31.B" style:family="table-column">
      <style:table-column-properties style:column-width="1.9451in"/>
    </style:style>
    <style:style style:name="Table31.C" style:family="table-column">
      <style:table-column-properties style:column-width="2.6111in"/>
    </style:style>
    <style:style style:name="Table31.1" style:family="table-row">
      <style:table-row-properties fo:keep-together="auto"/>
    </style:style>
    <style:style style:name="Table31.A1" style:family="table-cell">
      <style:table-cell-properties fo:background-color="#d5e8f0" fo:padding-left="0.1111in" fo:padding-right="0.1111in" fo:padding-top="0.0556in" fo:padding-bottom="0.0556in" fo:border="0.1pt solid #aaaaaa">
        <style:background-image/>
      </style:table-cell-properties>
    </style:style>
    <style:style style:name="Table31.A2" style:family="table-cell">
      <style:table-cell-properties fo:padding-left="0.1111in" fo:padding-right="0.1111in" fo:padding-top="0.0556in" fo:padding-bottom="0.0556in" fo:border="0.1pt solid #cccccc"/>
    </style:style>
    <style:style style:name="Table31.B2" style:family="table-cell">
      <style:table-cell-properties fo:padding-left="0.1111in" fo:padding-right="0.1111in" fo:padding-top="0.0556in" fo:padding-bottom="0.0556in" fo:border="0.1pt solid #cccccc"/>
    </style:style>
    <style:style style:name="Table31.C2" style:family="table-cell">
      <style:table-cell-properties fo:padding-left="0.1111in" fo:padding-right="0.1111in" fo:padding-top="0.0556in" fo:padding-bottom="0.0556in" fo:border="0.1pt solid #cccccc"/>
    </style:style>
    <style:style style:name="Table31.A3" style:family="table-cell">
      <style:table-cell-properties fo:padding-left="0.1111in" fo:padding-right="0.1111in" fo:padding-top="0.0556in" fo:padding-bottom="0.0556in" fo:border="0.1pt solid #cccccc"/>
    </style:style>
    <style:style style:name="Table31.B3" style:family="table-cell">
      <style:table-cell-properties fo:padding-left="0.1111in" fo:padding-right="0.1111in" fo:padding-top="0.0556in" fo:padding-bottom="0.0556in" fo:border="0.1pt solid #cccccc"/>
    </style:style>
    <style:style style:name="Table31.C3" style:family="table-cell">
      <style:table-cell-properties fo:padding-left="0.1111in" fo:padding-right="0.1111in" fo:padding-top="0.0556in" fo:padding-bottom="0.0556in" fo:border="0.1pt solid #cccccc"/>
    </style:style>
    <style:style style:name="Table32" style:family="table">
      <style:table-properties style:width="6.5in" fo:margin-left="0.0035in" fo:margin-top="0in" fo:margin-bottom="0in" table:align="left" style:writing-mode="page"/>
    </style:style>
    <style:style style:name="Table32.A" style:family="table-column">
      <style:table-column-properties style:column-width="6.5in"/>
    </style:style>
    <style:style style:name="Table32.1" style:family="table-row">
      <style:table-row-properties fo:keep-together="auto"/>
    </style:style>
    <style:style style:name="Table32.A1" style:family="table-cell">
      <style:table-cell-properties fo:background-color="#fff3cd" fo:padding-left="0.1111in" fo:padding-right="0.1111in" fo:padding-top="0.0694in" fo:padding-bottom="0.0694in" fo:border="0.5pt solid #ffc107">
        <style:background-image/>
      </style:table-cell-properties>
    </style:style>
    <style:style style:name="Table33" style:family="table">
      <style:table-properties style:width="6.5in" fo:margin-left="0.0035in" fo:margin-top="0in" fo:margin-bottom="0in" table:align="left" style:writing-mode="page"/>
    </style:style>
    <style:style style:name="Table33.A" style:family="table-column">
      <style:table-column-properties style:column-width="6.5in"/>
    </style:style>
    <style:style style:name="Table33.1" style:family="table-row">
      <style:table-row-properties fo:keep-together="auto"/>
    </style:style>
    <style:style style:name="Table33.A1" style:family="table-cell">
      <style:table-cell-properties fo:background-color="#fff3cd" fo:padding-left="0.1111in" fo:padding-right="0.1111in" fo:padding-top="0.0694in" fo:padding-bottom="0.0694in" fo:border="0.5pt solid #ffc107">
        <style:background-image/>
      </style:table-cell-properties>
    </style:style>
    <style:style style:name="Table34" style:family="table">
      <style:table-properties style:width="6.5in" fo:margin-left="0.0035in" fo:margin-top="0in" fo:margin-bottom="0in" table:align="left" style:writing-mode="page"/>
    </style:style>
    <style:style style:name="Table34.A" style:family="table-column">
      <style:table-column-properties style:column-width="6.5in"/>
    </style:style>
    <style:style style:name="Table34.1" style:family="table-row">
      <style:table-row-properties fo:keep-together="auto"/>
    </style:style>
    <style:style style:name="Table34.A1" style:family="table-cell">
      <style:table-cell-properties fo:background-color="#fff3cd" fo:padding-left="0.1111in" fo:padding-right="0.1111in" fo:padding-top="0.0694in" fo:padding-bottom="0.0694in" fo:border="0.5pt solid #ffc107">
        <style:background-image/>
      </style:table-cell-properties>
    </style:style>
    <style:style style:name="Table35" style:family="table">
      <style:table-properties style:width="6.5in" fo:margin-left="0.0035in" fo:margin-top="0in" fo:margin-bottom="0in" table:align="left" style:writing-mode="page"/>
    </style:style>
    <style:style style:name="Table35.A" style:family="table-column">
      <style:table-column-properties style:column-width="6.5in"/>
    </style:style>
    <style:style style:name="Table35.1" style:family="table-row">
      <style:table-row-properties fo:keep-together="auto"/>
    </style:style>
    <style:style style:name="Table35.A1" style:family="table-cell">
      <style:table-cell-properties fo:background-color="#fff3cd" fo:padding-left="0.1111in" fo:padding-right="0.1111in" fo:padding-top="0.0694in" fo:padding-bottom="0.0694in" fo:border="0.5pt solid #ffc107">
        <style:background-image/>
      </style:table-cell-properties>
    </style:style>
    <style:style style:name="Table36" style:family="table">
      <style:table-properties style:width="6.5in" fo:margin-left="0.0035in" fo:margin-top="0in" fo:margin-bottom="0in" table:align="left" style:writing-mode="page"/>
    </style:style>
    <style:style style:name="Table36.A" style:family="table-column">
      <style:table-column-properties style:column-width="6.5in"/>
    </style:style>
    <style:style style:name="Table36.1" style:family="table-row">
      <style:table-row-properties fo:keep-together="auto"/>
    </style:style>
    <style:style style:name="Table36.A1" style:family="table-cell">
      <style:table-cell-properties fo:background-color="#fff3cd" fo:padding-left="0.1111in" fo:padding-right="0.1111in" fo:padding-top="0.0694in" fo:padding-bottom="0.0694in" fo:border="0.5pt solid #ffc107">
        <style:background-image/>
      </style:table-cell-properties>
    </style:style>
    <style:style style:name="Table37" style:family="table">
      <style:table-properties style:width="6.5in" fo:margin-left="0.0035in" fo:margin-top="0in" fo:margin-bottom="0in" table:align="left" style:writing-mode="page"/>
    </style:style>
    <style:style style:name="Table37.A" style:family="table-column">
      <style:table-column-properties style:column-width="6.5in"/>
    </style:style>
    <style:style style:name="Table37.1" style:family="table-row">
      <style:table-row-properties fo:keep-together="auto"/>
    </style:style>
    <style:style style:name="Table37.A1" style:family="table-cell">
      <style:table-cell-properties fo:background-color="#fff3cd" fo:padding-left="0.1111in" fo:padding-right="0.1111in" fo:padding-top="0.0694in" fo:padding-bottom="0.0694in" fo:border="0.5pt solid #ffc107">
        <style:background-image/>
      </style:table-cell-properties>
    </style:style>
    <style:style style:name="Table38" style:family="table">
      <style:table-properties style:width="6.5in" fo:margin-left="0.0035in" fo:margin-top="0in" fo:margin-bottom="0in" table:align="left" style:writing-mode="page"/>
    </style:style>
    <style:style style:name="Table38.A" style:family="table-column">
      <style:table-column-properties style:column-width="6.5in"/>
    </style:style>
    <style:style style:name="Table38.1" style:family="table-row">
      <style:table-row-properties fo:keep-together="auto"/>
    </style:style>
    <style:style style:name="Table38.A1" style:family="table-cell">
      <style:table-cell-properties fo:background-color="#fff3cd" fo:padding-left="0.1111in" fo:padding-right="0.1111in" fo:padding-top="0.0694in" fo:padding-bottom="0.0694in" fo:border="0.5pt solid #ffc107">
        <style:background-image/>
      </style:table-cell-properties>
    </style:style>
    <style:style style:name="Table39" style:family="table">
      <style:table-properties style:width="6.5in" fo:margin-left="0.0035in" fo:margin-top="0in" fo:margin-bottom="0in" table:align="left" style:writing-mode="page"/>
    </style:style>
    <style:style style:name="Table39.A" style:family="table-column">
      <style:table-column-properties style:column-width="6.5in"/>
    </style:style>
    <style:style style:name="Table39.1" style:family="table-row">
      <style:table-row-properties fo:keep-together="auto"/>
    </style:style>
    <style:style style:name="Table39.A1" style:family="table-cell">
      <style:table-cell-properties fo:background-color="#fff3cd" fo:padding-left="0.1111in" fo:padding-right="0.1111in" fo:padding-top="0.0694in" fo:padding-bottom="0.0694in" fo:border="0.5pt solid #ffc107">
        <style:background-image/>
      </style:table-cell-properties>
    </style:style>
    <style:style style:name="Table40" style:family="table">
      <style:table-properties style:width="6.5in" fo:margin-left="0.0035in" fo:margin-top="0in" fo:margin-bottom="0in" table:align="left" style:writing-mode="page"/>
    </style:style>
    <style:style style:name="Table40.A" style:family="table-column">
      <style:table-column-properties style:column-width="6.5in"/>
    </style:style>
    <style:style style:name="Table40.1" style:family="table-row">
      <style:table-row-properties fo:keep-together="auto"/>
    </style:style>
    <style:style style:name="Table40.A1" style:family="table-cell">
      <style:table-cell-properties fo:background-color="#fff3cd" fo:padding-left="0.1111in" fo:padding-right="0.1111in" fo:padding-top="0.0694in" fo:padding-bottom="0.0694in" fo:border="0.5pt solid #ffc107">
        <style:background-image/>
      </style:table-cell-properties>
    </style:style>
    <style:style style:name="Table41" style:family="table">
      <style:table-properties style:width="6.5in" fo:margin-left="0.0035in" fo:margin-top="0in" fo:margin-bottom="0in" table:align="left" style:writing-mode="page"/>
    </style:style>
    <style:style style:name="Table41.A" style:family="table-column">
      <style:table-column-properties style:column-width="6.5in"/>
    </style:style>
    <style:style style:name="Table41.1" style:family="table-row">
      <style:table-row-properties fo:keep-together="auto"/>
    </style:style>
    <style:style style:name="Table41.A1" style:family="table-cell">
      <style:table-cell-properties fo:background-color="#fff3cd" fo:padding-left="0.1111in" fo:padding-right="0.1111in" fo:padding-top="0.0694in" fo:padding-bottom="0.0694in" fo:border="0.5pt solid #ffc107">
        <style:background-image/>
      </style:table-cell-properties>
    </style:style>
    <style:style style:name="Table42" style:family="table">
      <style:table-properties style:width="6.5in" fo:margin-left="0.0035in" fo:margin-top="0in" fo:margin-bottom="0in" table:align="left" style:writing-mode="page"/>
    </style:style>
    <style:style style:name="Table42.A" style:family="table-column">
      <style:table-column-properties style:column-width="6.5in"/>
    </style:style>
    <style:style style:name="Table42.1" style:family="table-row">
      <style:table-row-properties fo:keep-together="auto"/>
    </style:style>
    <style:style style:name="Table42.A1" style:family="table-cell">
      <style:table-cell-properties fo:background-color="#fff3cd" fo:padding-left="0.1111in" fo:padding-right="0.1111in" fo:padding-top="0.0694in" fo:padding-bottom="0.0694in" fo:border="0.5pt solid #ffc107">
        <style:background-image/>
      </style:table-cell-properties>
    </style:style>
    <style:style style:name="Table43" style:family="table">
      <style:table-properties style:width="6.5in" fo:margin-left="0.0035in" fo:margin-top="0in" fo:margin-bottom="0in" table:align="left" style:writing-mode="page"/>
    </style:style>
    <style:style style:name="Table43.A" style:family="table-column">
      <style:table-column-properties style:column-width="6.5in"/>
    </style:style>
    <style:style style:name="Table43.1" style:family="table-row">
      <style:table-row-properties fo:keep-together="auto"/>
    </style:style>
    <style:style style:name="Table43.A1" style:family="table-cell">
      <style:table-cell-properties fo:background-color="#fff3cd" fo:padding-left="0.1111in" fo:padding-right="0.1111in" fo:padding-top="0.0694in" fo:padding-bottom="0.0694in" fo:border="0.5pt solid #ffc107">
        <style:background-image/>
      </style:table-cell-properties>
    </style:style>
    <style:style style:name="Table44" style:family="table">
      <style:table-properties style:width="6.5in" fo:margin-left="0.0035in" fo:margin-top="0in" fo:margin-bottom="0in" table:align="left" style:writing-mode="page"/>
    </style:style>
    <style:style style:name="Table44.A" style:family="table-column">
      <style:table-column-properties style:column-width="6.5in"/>
    </style:style>
    <style:style style:name="Table44.1" style:family="table-row">
      <style:table-row-properties fo:keep-together="auto"/>
    </style:style>
    <style:style style:name="Table44.A1" style:family="table-cell">
      <style:table-cell-properties fo:background-color="#fff3cd" fo:padding-left="0.1111in" fo:padding-right="0.1111in" fo:padding-top="0.0694in" fo:padding-bottom="0.0694in" fo:border="0.5pt solid #ffc107">
        <style:background-image/>
      </style:table-cell-properties>
    </style:style>
    <style:style style:name="Table45" style:family="table">
      <style:table-properties style:width="6.5in" fo:margin-left="0.0007in" fo:margin-top="0in" fo:margin-bottom="0in" table:align="left" style:writing-mode="page"/>
    </style:style>
    <style:style style:name="Table45.A" style:family="table-column">
      <style:table-column-properties style:column-width="6.5in"/>
    </style:style>
    <style:style style:name="Table45.1" style:family="table-row">
      <style:table-row-properties fo:keep-together="auto"/>
    </style:style>
    <style:style style:name="Table45.A1" style:family="table-cell">
      <style:table-cell-properties fo:background-color="#f5f5f5" fo:padding-left="0.1389in" fo:padding-right="0.1389in" fo:padding-top="0.0694in" fo:padding-bottom="0.0694in" fo:border="0.1pt solid #cccccc">
        <style:background-image/>
      </style:table-cell-properties>
    </style:style>
    <style:style style:name="Table46" style:family="table">
      <style:table-properties style:width="6.5in" fo:margin-left="0.0035in" fo:margin-top="0in" fo:margin-bottom="0in" table:align="left" style:writing-mode="page"/>
    </style:style>
    <style:style style:name="Table46.A" style:family="table-column">
      <style:table-column-properties style:column-width="6.5in"/>
    </style:style>
    <style:style style:name="Table46.1" style:family="table-row">
      <style:table-row-properties fo:keep-together="auto"/>
    </style:style>
    <style:style style:name="Table46.A1" style:family="table-cell">
      <style:table-cell-properties fo:background-color="#fff3cd" fo:padding-left="0.1111in" fo:padding-right="0.1111in" fo:padding-top="0.0694in" fo:padding-bottom="0.0694in" fo:border="0.5pt solid #ffc107">
        <style:background-image/>
      </style:table-cell-properties>
    </style:style>
    <style:style style:name="Table47" style:family="table">
      <style:table-properties style:width="6.5in" fo:margin-left="0.0007in" fo:margin-top="0in" fo:margin-bottom="0in" table:align="left" style:writing-mode="page"/>
    </style:style>
    <style:style style:name="Table47.A" style:family="table-column">
      <style:table-column-properties style:column-width="0.8326in"/>
    </style:style>
    <style:style style:name="Table47.B" style:family="table-column">
      <style:table-column-properties style:column-width="1.1806in"/>
    </style:style>
    <style:style style:name="Table47.C" style:family="table-column">
      <style:table-column-properties style:column-width="1.5285in"/>
    </style:style>
    <style:style style:name="Table47.D" style:family="table-column">
      <style:table-column-properties style:column-width="2.9576in"/>
    </style:style>
    <style:style style:name="Table47.1" style:family="table-row">
      <style:table-row-properties fo:keep-together="auto"/>
    </style:style>
    <style:style style:name="Table47.A1" style:family="table-cell">
      <style:table-cell-properties fo:background-color="#d5e8f0" fo:padding-left="0.1111in" fo:padding-right="0.1111in" fo:padding-top="0.0556in" fo:padding-bottom="0.0556in" fo:border="0.1pt solid #aaaaaa">
        <style:background-image/>
      </style:table-cell-properties>
    </style:style>
    <style:style style:name="Table47.A2" style:family="table-cell">
      <style:table-cell-properties fo:padding-left="0.1111in" fo:padding-right="0.1111in" fo:padding-top="0.0556in" fo:padding-bottom="0.0556in" fo:border="0.1pt solid #cccccc"/>
    </style:style>
    <style:style style:name="Table47.B2" style:family="table-cell">
      <style:table-cell-properties fo:padding-left="0.1111in" fo:padding-right="0.1111in" fo:padding-top="0.0556in" fo:padding-bottom="0.0556in" fo:border="0.1pt solid #cccccc"/>
    </style:style>
    <style:style style:name="Table47.C2" style:family="table-cell">
      <style:table-cell-properties fo:padding-left="0.1111in" fo:padding-right="0.1111in" fo:padding-top="0.0556in" fo:padding-bottom="0.0556in" fo:border="0.1pt solid #cccccc"/>
    </style:style>
    <style:style style:name="Table47.D2" style:family="table-cell">
      <style:table-cell-properties fo:padding-left="0.1111in" fo:padding-right="0.1111in" fo:padding-top="0.0556in" fo:padding-bottom="0.0556in" fo:border="0.1pt solid #cccccc"/>
    </style:style>
    <style:style style:name="Table47.A3" style:family="table-cell">
      <style:table-cell-properties fo:padding-left="0.1111in" fo:padding-right="0.1111in" fo:padding-top="0.0556in" fo:padding-bottom="0.0556in" fo:border="0.1pt solid #cccccc"/>
    </style:style>
    <style:style style:name="Table47.B3" style:family="table-cell">
      <style:table-cell-properties fo:padding-left="0.1111in" fo:padding-right="0.1111in" fo:padding-top="0.0556in" fo:padding-bottom="0.0556in" fo:border="0.1pt solid #cccccc"/>
    </style:style>
    <style:style style:name="Table47.C3" style:family="table-cell">
      <style:table-cell-properties fo:padding-left="0.1111in" fo:padding-right="0.1111in" fo:padding-top="0.0556in" fo:padding-bottom="0.0556in" fo:border="0.1pt solid #cccccc"/>
    </style:style>
    <style:style style:name="Table47.D3" style:family="table-cell">
      <style:table-cell-properties fo:padding-left="0.1111in" fo:padding-right="0.1111in" fo:padding-top="0.0556in" fo:padding-bottom="0.0556in" fo:border="0.1pt solid #cccccc"/>
    </style:style>
    <style:style style:name="Table47.A4" style:family="table-cell">
      <style:table-cell-properties fo:padding-left="0.1111in" fo:padding-right="0.1111in" fo:padding-top="0.0556in" fo:padding-bottom="0.0556in" fo:border="0.1pt solid #cccccc"/>
    </style:style>
    <style:style style:name="Table47.B4" style:family="table-cell">
      <style:table-cell-properties fo:padding-left="0.1111in" fo:padding-right="0.1111in" fo:padding-top="0.0556in" fo:padding-bottom="0.0556in" fo:border="0.1pt solid #cccccc"/>
    </style:style>
    <style:style style:name="Table47.C4" style:family="table-cell">
      <style:table-cell-properties fo:padding-left="0.1111in" fo:padding-right="0.1111in" fo:padding-top="0.0556in" fo:padding-bottom="0.0556in" fo:border="0.1pt solid #cccccc"/>
    </style:style>
    <style:style style:name="Table47.D4" style:family="table-cell">
      <style:table-cell-properties fo:padding-left="0.1111in" fo:padding-right="0.1111in" fo:padding-top="0.0556in" fo:padding-bottom="0.0556in" fo:border="0.1pt solid #cccccc"/>
    </style:style>
    <style:style style:name="Table47.A5" style:family="table-cell">
      <style:table-cell-properties fo:padding-left="0.1111in" fo:padding-right="0.1111in" fo:padding-top="0.0556in" fo:padding-bottom="0.0556in" fo:border="0.1pt solid #cccccc"/>
    </style:style>
    <style:style style:name="Table47.B5" style:family="table-cell">
      <style:table-cell-properties fo:padding-left="0.1111in" fo:padding-right="0.1111in" fo:padding-top="0.0556in" fo:padding-bottom="0.0556in" fo:border="0.1pt solid #cccccc"/>
    </style:style>
    <style:style style:name="Table47.C5" style:family="table-cell">
      <style:table-cell-properties fo:padding-left="0.1111in" fo:padding-right="0.1111in" fo:padding-top="0.0556in" fo:padding-bottom="0.0556in" fo:border="0.1pt solid #cccccc"/>
    </style:style>
    <style:style style:name="Table47.D5" style:family="table-cell">
      <style:table-cell-properties fo:padding-left="0.1111in" fo:padding-right="0.1111in" fo:padding-top="0.0556in" fo:padding-bottom="0.0556in" fo:border="0.1pt solid #cccccc"/>
    </style:style>
    <style:style style:name="Table48" style:family="table">
      <style:table-properties style:width="6.5in" table:align="left" style:writing-mode="lr-tb"/>
    </style:style>
    <style:style style:name="Table48.A" style:family="table-column">
      <style:table-column-properties style:column-width="1.7215in"/>
    </style:style>
    <style:style style:name="Table48.B" style:family="table-column">
      <style:table-column-properties style:column-width="1.8715in"/>
    </style:style>
    <style:style style:name="Table48.C" style:family="table-column">
      <style:table-column-properties style:column-width="2.9069in"/>
    </style:style>
    <style:style style:name="Table48.A1" style:family="table-cell">
      <style:table-cell-properties style:vertical-align="middle" fo:padding="0.0194in" fo:border="none"/>
    </style:style>
    <style:style style:name="P1" style:family="paragraph" style:parent-style-name="Heading_20_3">
      <style:paragraph-properties fo:margin-top="0in" fo:margin-bottom="0.0835in" style:contextual-spacing="false"/>
      <style:text-properties officeooo:paragraph-rsid="0016f610"/>
    </style:style>
    <style:style style:name="P2" style:family="paragraph" style:parent-style-name="List_20_Paragraph" style:list-style-name="WWNum2">
      <style:paragraph-properties fo:margin-top="0in" fo:margin-bottom="0.0555in" style:contextual-spacing="false"/>
    </style:style>
    <style:style style:name="P3" style:family="paragraph" style:parent-style-name="List_20_Paragraph" style:list-style-name="WWNum3">
      <style:paragraph-properties fo:margin-top="0in" fo:margin-bottom="0.0693in" style:contextual-spacing="false"/>
    </style:style>
    <style:style style:name="P4" style:family="paragraph" style:parent-style-name="Standard">
      <style:paragraph-properties fo:margin-top="2in" fo:margin-bottom="0.1665in" style:contextual-spacing="false" fo:text-align="center" style:justify-single-word="false"/>
    </style:style>
    <style:style style:name="P5" style:family="paragraph" style:parent-style-name="Standard">
      <style:paragraph-properties fo:margin-top="0in" fo:margin-bottom="0.0835in" style:contextual-spacing="false" fo:text-align="center" style:justify-single-word="false"/>
    </style:style>
    <style:style style:name="P6" style:family="paragraph" style:parent-style-name="Standard">
      <style:paragraph-properties fo:margin-top="0in" fo:margin-bottom="1.6665in" style:contextual-spacing="false" fo:text-align="center" style:justify-single-word="false"/>
    </style:style>
    <style:style style:name="P7" style:family="paragraph" style:parent-style-name="Standard">
      <style:paragraph-properties fo:padding-left="0in" fo:padding-right="0in" fo:padding-top="0in" fo:padding-bottom="0.0138in" fo:border-left="none" fo:border-right="none" fo:border-top="none" fo:border-bottom="0.74pt solid #2e75b6"/>
    </style:style>
    <style:style style:name="P8" style:family="paragraph" style:parent-style-name="Standard">
      <style:paragraph-properties fo:margin-top="0in" fo:margin-bottom="0.0835in" style:contextual-spacing="false"/>
    </style:style>
    <style:style style:name="P9" style:family="paragraph" style:parent-style-name="Text_20_body" style:list-style-name="L1"/>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3"/>
    <style:style style:name="P14" style:family="paragraph" style:parent-style-name="Text_20_body" style:list-style-name="L3">
      <style:paragraph-properties fo:margin-top="0in" fo:margin-bottom="0in" style:contextual-spacing="false"/>
    </style:style>
    <style:style style:name="T1" style:family="text">
      <style:text-properties fo:color="#2e75b6" loext:opacity="100%" style:font-name="Arial" fo:font-size="28pt" fo:font-weight="bold" style:font-name-asian="Arial2" style:font-size-asian="28pt" style:font-weight-asian="bold" style:font-name-complex="Arial2" style:font-size-complex="28pt" style:font-weight-complex="bold"/>
    </style:style>
    <style:style style:name="T2" style:family="text">
      <style:text-properties fo:color="#2e75b6" loext:opacity="100%" style:font-name="Arial" fo:font-size="14pt" fo:font-weight="bold" style:font-name-asian="Arial2" style:font-size-asian="14pt" style:font-weight-asian="bold" style:font-name-complex="Arial2" style:font-size-complex="14pt" style:font-weight-complex="bold"/>
    </style:style>
    <style:style style:name="T3" style:family="text">
      <style:text-properties fo:color="#2e75b6" loext:opacity="100%" style:font-name="Arial" fo:font-size="16pt" fo:font-weight="bold" style:font-name-asian="Arial2" style:font-size-asian="16pt" style:font-weight-asian="bold" style:font-name-complex="Arial2" style:font-size-complex="16pt" style:font-weight-complex="bold"/>
    </style:style>
    <style:style style:name="T4" style:family="text">
      <style:text-properties fo:color="#2e75b6" loext:opacity="100%" style:font-name="Arial" fo:font-size="13pt" fo:font-weight="bold" style:font-name-asian="Arial2" style:font-size-asian="13pt" style:font-weight-asian="bold" style:font-name-complex="Arial2" style:font-size-complex="13pt" style:font-weight-complex="bold"/>
    </style:style>
    <style:style style:name="T5" style:family="text">
      <style:text-properties fo:color="#595959" loext:opacity="100%" style:font-name="Arial" fo:font-size="20pt" style:font-name-asian="Arial2" style:font-size-asian="20pt" style:font-name-complex="Arial2" style:font-size-complex="20pt"/>
    </style:style>
    <style:style style:name="T6" style:family="text">
      <style:text-properties fo:color="#595959" loext:opacity="100%" style:font-name="Arial" fo:font-size="13pt" fo:font-style="italic" style:font-name-asian="Arial2" style:font-size-asian="13pt" style:font-style-asian="italic" style:font-name-complex="Arial2" style:font-size-complex="13pt" style:font-style-complex="italic"/>
    </style:style>
    <style:style style:name="T7" style:family="text">
      <style:text-properties fo:color="#595959" loext:opacity="100%" style:font-name="Arial" fo:font-size="12pt" fo:font-weight="bold" style:font-name-asian="Arial2" style:font-size-asian="12pt" style:font-weight-asian="bold" style:font-name-complex="Arial2" style:font-size-complex="12pt" style:font-weight-complex="bold"/>
    </style:style>
    <style:style style:name="T8" style:family="text">
      <style:text-properties fo:color="#595959" loext:opacity="100%" style:font-name="Arial" fo:font-size="12pt" fo:font-weight="bold" officeooo:rsid="0016f610" style:font-name-asian="Arial2" style:font-size-asian="12pt" style:font-weight-asian="bold" style:font-name-complex="Arial2" style:font-size-complex="12pt" style:font-weight-complex="bold"/>
    </style:style>
    <style:style style:name="T9" style:family="text">
      <style:text-properties fo:color="#595959" loext:opacity="100%" style:font-name="Arial" fo:font-size="11pt" fo:font-weight="bold" officeooo:rsid="0016f610" style:font-name-asian="Arial2" style:font-size-asian="11pt" style:font-weight-asian="bold" style:font-name-complex="Arial2" style:font-size-complex="11pt" style:font-weight-complex="bold"/>
    </style:style>
    <style:style style:name="T10" style:family="text">
      <style:text-properties style:font-name="Arial" fo:font-size="10pt" fo:font-weight="bold" style:font-name-asian="Arial2" style:font-size-asian="10pt" style:font-weight-asian="bold" style:font-name-complex="Arial2" style:font-size-complex="10pt" style:font-weight-complex="bold"/>
    </style:style>
    <style:style style:name="T11" style:family="text">
      <style:text-properties style:font-name="Arial" fo:font-size="10pt" style:font-name-asian="Arial2" style:font-size-asian="10pt" style:font-name-complex="Arial2" style:font-size-complex="10pt"/>
    </style:style>
    <style:style style:name="T12" style:family="text">
      <style:text-properties style:font-name="Arial" fo:font-size="11pt" style:font-name-asian="Arial2" style:font-size-asian="11pt" style:font-name-complex="Arial2" style:font-size-complex="11pt"/>
    </style:style>
    <style:style style:name="T13" style:family="text">
      <style:text-properties style:font-name="Arial" fo:font-size="11pt" fo:font-weight="bold" style:font-name-asian="Arial2" style:font-size-asian="11pt" style:font-weight-asian="bold" style:font-name-complex="Arial2" style:font-size-complex="11pt" style:font-weight-complex="bold"/>
    </style:style>
    <style:style style:name="T14" style:family="text">
      <style:text-properties style:font-name="Courier New" fo:font-size="9pt" style:font-name-asian="Courier New1" style:font-size-asian="9pt" style:font-name-complex="Courier New1" style:font-size-complex="9pt"/>
    </style:style>
    <style:style style:name="T15" style:family="text">
      <style:text-properties fo:color="#666666" loext:opacity="100%" style:font-name="Courier New" fo:font-size="9pt" style:font-name-asian="Courier New1" style:font-size-asian="9pt" style:font-name-complex="Courier New1" style:font-size-complex="9p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EspoCRM</text:span></text:p>
      <text:p text:style-name="P5"><text:span text:style-name="T5">How To Guide</text:span></text:p>
      <text:p text:style-name="P6"><text:span text:style-name="T6">Cleveland Business Mentors</text:span></text:p>
      <text:p text:style-name="P7"/>
      <text:p text:style-name="Standard"/>
      <table:table table:name="Table1" table:style-name="Table1">
        <table:table-column table:style-name="Table1.A"/>
        <table:table-column table:style-name="Table1.B"/>
        <table:table-row table:style-name="Table1.1">
          <table:table-cell table:style-name="Table1.A1" office:value-type="string">
            <text:p text:style-name="Standard"><text:span text:style-name="T10">Field</text:span></text:p>
          </table:table-cell>
          <table:table-cell table:style-name="Table1.A1" office:value-type="string">
            <text:p text:style-name="Standard"><text:span text:style-name="T10">Value</text:span></text:p>
          </table:table-cell>
        </table:table-row>
        <table:table-row table:style-name="Table1.1">
          <table:table-cell table:style-name="Table1.A2" office:value-type="string">
            <text:p text:style-name="Standard"><text:span text:style-name="T11">Document</text:span></text:p>
          </table:table-cell>
          <table:table-cell table:style-name="Table1.B2" office:value-type="string">
            <text:p text:style-name="Standard"><text:span text:style-name="T11">EspoCRM How To Guide</text:span></text:p>
          </table:table-cell>
        </table:table-row>
        <table:table-row table:style-name="Table1.1">
          <table:table-cell table:style-name="Table1.A3" office:value-type="string">
            <text:p text:style-name="Standard"><text:span text:style-name="T11">Owner</text:span></text:p>
          </table:table-cell>
          <table:table-cell table:style-name="Table1.B3" office:value-type="string">
            <text:p text:style-name="Standard"><text:span text:style-name="T11">Cleveland Business Mentors</text:span></text:p>
          </table:table-cell>
        </table:table-row>
        <table:table-row table:style-name="Table1.1">
          <table:table-cell table:style-name="Table1.A4" office:value-type="string">
            <text:p text:style-name="Standard"><text:span text:style-name="T11">Version</text:span></text:p>
          </table:table-cell>
          <table:table-cell table:style-name="Table1.B4" office:value-type="string">
            <text:p text:style-name="Standard"><text:span text:style-name="T11">1.3</text:span></text:p>
          </table:table-cell>
        </table:table-row>
        <table:table-row table:style-name="Table1.1">
          <table:table-cell table:style-name="Table1.A5" office:value-type="string">
            <text:p text:style-name="Standard"><text:span text:style-name="T11">Last Updated</text:span></text:p>
          </table:table-cell>
          <table:table-cell table:style-name="Table1.B5" office:value-type="string">
            <text:p text:style-name="Standard"><text:span text:style-name="T11">05-11-26 19:21</text:span></text:p>
          </table:table-cell>
        </table:table-row>
      </table:table>
      <text:p text:style-name="Standard"/>
      <text:p text:style-name="Standard"/>
      <text:p text:style-name="Standard"><text:span text:style-name="T2">Table of Contents</text:span></text:p>
      <text:p text:style-name="Standard"/>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Standard"><loext:content-control loext:plain-text="true" loext:alias="Table of Contents"/></text:p>
        </text:index-body>
      </text:table-of-content>
      <text:p text:style-name="Standard"/>
      <text:p text:style-name="Standard"/>
      <text:h text:style-name="Heading_20_1" text:outline-level="1"><text:span text:style-name="T3">Entity Configuration</text:span></text:h>
      <text:p text:style-name="Standard"/>
      <text:h text:style-name="Heading_20_2" text:outline-level="2"><text:soft-page-break/><text:span text:style-name="T4">1. Defining an Entity</text:span></text:h>
      <text:p text:style-name="Standard"/>
      <text:p text:style-name="P8"><text:span text:style-name="T12">An entity in EspoCRM is a data object type — essentially a database table with a corresponding UI (list view, detail view, edit form). Custom entities are created through Entity Manager and can be tailored to fit any business need.</text:span></text:p>
      <text:p text:style-name="Standard"/>
      <text:h text:style-name="Heading_20_3" text:outline-level="3"><text:span text:style-name="T7">1.1 Overview</text:span></text:h>
      <text:p text:style-name="P8"><text:span text:style-name="T12">EspoCRM ships with built-in entities such as Contact, Account, and Meeting. When none of the built-in entities fits your use case, you create a custom entity. For CBM, the Engagement entity is an example of a custom entity created to track mentor-client assignments.</text:span></text:p>
      <text:p text:style-name="Standard"/>
      <text:h text:style-name="Heading_20_3" text:outline-level="3"><text:span text:style-name="T7">1.2 Entity Types</text:span></text:h>
      <text:p text:style-name="Standard"/>
      <text:p text:style-name="P8"><text:span text:style-name="T12">When you create a custom entity, EspoCRM requires you to select an Entity Type (referred to internally as a "template"). This choice determines the default fields the entity will have, which built-in side panels appear on the detail view, whether the entity supports calendar display, and how name fields are structured. The Entity Type is a structural decision made at creation time. Changing it afterward requires manual edits to PHP class definitions and JSON metadata files on the server — it cannot be done through the Admin UI. Choose carefully before saving.</text:span></text:p>
      <text:p text:style-name="Standard"/>
      <text:p text:style-name="P8"><text:span text:style-name="T13">Available Entity Types:</text:span></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text:span text:style-name="T10">Type</text:span></text:p>
          </table:table-cell>
          <table:table-cell table:style-name="Table2.A1" office:value-type="string">
            <text:p text:style-name="Standard"><text:span text:style-name="T10">What You Get</text:span></text:p>
          </table:table-cell>
          <table:table-cell table:style-name="Table2.A1" office:value-type="string">
            <text:p text:style-name="Standard"><text:span text:style-name="T10">Best For</text:span></text:p>
          </table:table-cell>
        </table:table-row>
        <table:table-row table:style-name="Table2.1">
          <table:table-cell table:style-name="Table2.A2" office:value-type="string">
            <text:p text:style-name="Standard"><text:span text:style-name="T11">Base</text:span></text:p>
          </table:table-cell>
          <table:table-cell table:style-name="Table2.B2" office:value-type="string">
            <text:p text:style-name="Standard"><text:span text:style-name="T11">Standard system fields only (Name, Description, Assigned User, Teams). No activity panels, no calendar integration.</text:span></text:p>
          </table:table-cell>
          <table:table-cell table:style-name="Table2.C2" office:value-type="string">
            <text:p text:style-name="Standard"><text:span text:style-name="T11">Lookup tables and simple reference data.</text:span></text:p>
          </table:table-cell>
        </table:table-row>
        <table:table-row table:style-name="Table2.1">
          <table:table-cell table:style-name="Table2.A3" office:value-type="string">
            <text:p text:style-name="Standard"><text:span text:style-name="T11">Base Plus</text:span></text:p>
          </table:table-cell>
          <table:table-cell table:style-name="Table2.B3" office:value-type="string">
            <text:p text:style-name="Standard"><text:span text:style-name="T11">Base features plus the Activities, History, and Tasks side panels. Records can have Meetings, Calls, Tasks, and Emails logged against them.</text:span></text:p>
          </table:table-cell>
          <table:table-cell table:style-name="Table2.C3" office:value-type="string">
            <text:p text:style-name="Standard"><text:span text:style-name="T11">Most custom tracking entities (e.g., Engagement, Application).</text:span></text:p>
          </table:table-cell>
        </table:table-row>
        <table:table-row table:style-name="Table2.1">
          <table:table-cell table:style-name="Table2.A4" office:value-type="string">
            <text:p text:style-name="Standard"><text:span text:style-name="T11">Person</text:span></text:p>
          </table:table-cell>
          <table:table-cell table:style-name="Table2.B4" office:value-type="string">
            <text:p text:style-name="Standard"><text:span text:style-name="T11">Base Plus features plus split name fields (Salutation, First Name, Middle Name, Last Name), Email, Phone, and Address. Records are flagged as containing personal data, which enables email-history matching by email address.</text:span></text:p>
          </table:table-cell>
          <table:table-cell table:style-name="Table2.C4" office:value-type="string">
            <text:p text:style-name="Standard"><text:span text:style-name="T11">Any entity representing a human (Mentor, Mentee, Sponsor).</text:span></text:p>
          </table:table-cell>
        </table:table-row>
        <table:table-row table:style-name="Table2.1">
          <table:table-cell table:style-name="Table2.A5" office:value-type="string">
            <text:p text:style-name="Standard"><text:span text:style-name="T11">Company</text:span></text:p>
          </table:table-cell>
          <table:table-cell table:style-name="Table2.B5" office:value-type="string">
            <text:p text:style-name="Standard"><text:span text:style-name="T11">Base Plus features plus organization-style Name field, Email, Phone, Billing Address, and Shipping Address.</text:span></text:p>
          </table:table-cell>
          <table:table-cell table:style-name="Table2.C5" office:value-type="string">
            <text:p text:style-name="Standard"><text:span text:style-name="T11">Any entity representing an organization (Partner Company, Sponsor Organization).</text:span></text:p>
          </table:table-cell>
        </table:table-row>
        <table:table-row table:style-name="Table2.1">
          <table:table-cell table:style-name="Table2.A6" office:value-type="string">
            <text:p text:style-name="Standard"><text:span text:style-name="T11">Event</text:span></text:p>
          </table:table-cell>
          <table:table-cell table:style-name="Table2.B6" office:value-type="string">
            <text:p text:style-name="Standard"><text:span text:style-name="T11">Base Plus features plus Date Start, Date End, Duration, Parent, and Status fields. Records appear on the EspoCRM Calendar.</text:span></text:p>
          </table:table-cell>
          <table:table-cell table:style-name="Table2.C6" office:value-type="string">
            <text:p text:style-name="Standard"><text:span text:style-name="T11">Sessions, webinars, and other scheduled activities.</text:span></text:p>
          </table:table-cell>
        </table:table-row>
        <table:table-row table:style-name="Table2.1">
          <table:table-cell table:style-name="Table2.A7" office:value-type="string">
            <text:p text:style-name="Standard"><text:span text:style-name="T11">Category Tree</text:span></text:p>
          </table:table-cell>
          <table:table-cell table:style-name="Table2.B7" office:value-type="string">
            <text:p text:style-name="Standard"><text:span text:style-name="T11">Hierarchical parent-child structure with tree navigation in the UI.</text:span></text:p>
          </table:table-cell>
          <table:table-cell table:style-name="Table2.C7" office:value-type="string">
            <text:p text:style-name="Standard"><text:span text:style-name="T11">Nested category lists (e.g., topic taxonomies).</text:span></text:p>
          </table:table-cell>
        </table:table-row>
      </table:table>
      <text:p text:style-name="Standard"><text:soft-page-break/></text:p>
      <text:p text:style-name="Standard"/>
      <text:p text:style-name="P8"><text:span text:style-name="T13">Why the Choice Matters:</text:span></text:p>
      <text:p text:style-name="Standard"/>
      <text:p text:style-name="P8"><text:span text:style-name="T12">EspoCRM’s Admin UI does not provide a way to change the type of an existing entity. Converting an entity from one type to another after creation requires manual edits to PHP class definitions, JSON metadata files, and scope configuration on the server. In practice, the entity type should be treated as immutable once any record exists. If the wrong type is selected and discovered before records are entered, the cleanest path is to delete the entity and recreate it with the correct type.</text:span></text:p>
      <text:p text:style-name="Standard"/>
      <text:p text:style-name="P8"><text:span text:style-name="T13">Recommended Types for CBM Use Cases:</text:span></text:p>
      <text:p text:style-name="Standard"/>
      <table:table table:name="Table3" table:style-name="Table3">
        <table:table-column table:style-name="Table3.A"/>
        <table:table-column table:style-name="Table3.B"/>
        <table:table-row table:style-name="Table3.1">
          <table:table-cell table:style-name="Table3.A1" office:value-type="string">
            <text:p text:style-name="Standard"><text:span text:style-name="T10">Use Case</text:span></text:p>
          </table:table-cell>
          <table:table-cell table:style-name="Table3.A1" office:value-type="string">
            <text:p text:style-name="Standard"><text:span text:style-name="T10">Recommended Type</text:span></text:p>
          </table:table-cell>
        </table:table-row>
        <table:table-row table:style-name="Table3.1">
          <table:table-cell table:style-name="Table3.A2" office:value-type="string">
            <text:p text:style-name="Standard"><text:span text:style-name="T11">Person record (Mentor, Mentee, Sponsor, etc.)</text:span></text:p>
          </table:table-cell>
          <table:table-cell table:style-name="Table3.B2" office:value-type="string">
            <text:p text:style-name="Standard"><text:span text:style-name="T11">Person</text:span></text:p>
          </table:table-cell>
        </table:table-row>
        <table:table-row table:style-name="Table3.1">
          <table:table-cell table:style-name="Table3.A3" office:value-type="string">
            <text:p text:style-name="Standard"><text:span text:style-name="T11">Organization record (Partner Company, Sponsor Organization)</text:span></text:p>
          </table:table-cell>
          <table:table-cell table:style-name="Table3.B3" office:value-type="string">
            <text:p text:style-name="Standard"><text:span text:style-name="T11">Company</text:span></text:p>
          </table:table-cell>
        </table:table-row>
        <table:table-row table:style-name="Table3.1">
          <table:table-cell table:style-name="Table3.A4" office:value-type="string">
            <text:p text:style-name="Standard"><text:span text:style-name="T11">Scheduled session, meeting, or webinar</text:span></text:p>
          </table:table-cell>
          <table:table-cell table:style-name="Table3.B4" office:value-type="string">
            <text:p text:style-name="Standard"><text:span text:style-name="T11">Event</text:span></text:p>
          </table:table-cell>
        </table:table-row>
        <table:table-row table:style-name="Table3.1">
          <table:table-cell table:style-name="Table3.A5" office:value-type="string">
            <text:p text:style-name="Standard"><text:span text:style-name="T11">Tracking record with activity logging (Engagement, Application)</text:span></text:p>
          </table:table-cell>
          <table:table-cell table:style-name="Table3.B5" office:value-type="string">
            <text:p text:style-name="Standard"><text:span text:style-name="T11">Base Plus</text:span></text:p>
          </table:table-cell>
        </table:table-row>
        <table:table-row table:style-name="Table3.1">
          <table:table-cell table:style-name="Table3.A6" office:value-type="string">
            <text:p text:style-name="Standard"><text:span text:style-name="T11">Simple lookup or reference data (Industry list, Skill list)</text:span></text:p>
          </table:table-cell>
          <table:table-cell table:style-name="Table3.B6" office:value-type="string">
            <text:p text:style-name="Standard"><text:span text:style-name="T11">Base</text:span></text:p>
          </table:table-cell>
        </table:table-row>
        <table:table-row table:style-name="Table3.1">
          <table:table-cell table:style-name="Table3.A7" office:value-type="string">
            <text:p text:style-name="Standard"><text:span text:style-name="T11">Hierarchical category list (topic taxonomy)</text:span></text:p>
          </table:table-cell>
          <table:table-cell table:style-name="Table3.B7" office:value-type="string">
            <text:p text:style-name="Standard"><text:span text:style-name="T11">Category Tree</text:span></text:p>
          </table:table-cell>
        </table:table-row>
      </table:table>
      <text:p text:style-name="Standard"/>
      <text:p text:style-name="Standard"/>
      <text:h text:style-name="Heading_20_3" text:outline-level="3"><text:span text:style-name="T7">1.3 Step-by-Step: Creating a New Entity</text:span></text:h>
      <text:p text:style-name="Standard"/>
      <text:h text:style-name="Heading_20_3" text:outline-level="3"><text:span text:style-name="T7">Step 1 — Open Entity Manager</text:span></text:h>
      <text:p text:style-name="P8"><text:span text:style-name="T12">Navigate to: Admin → Entity Manager → Create Entity</text:span></text:p>
      <text:p text:style-name="Standard"/>
      <text:h text:style-name="Heading_20_3" text:outline-level="3"><text:span text:style-name="T7">Step 2 — Fill in the Entity Definition</text:span></text:h>
      <text:p text:style-name="P8"><text:span text:style-name="T12">Complete the following fields in the Create Entity form:</text:span></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Standard"><text:span text:style-name="T10">Field</text:span></text:p>
          </table:table-cell>
          <table:table-cell table:style-name="Table4.A1" office:value-type="string">
            <text:p text:style-name="Standard"><text:span text:style-name="T10">Example</text:span></text:p>
          </table:table-cell>
          <table:table-cell table:style-name="Table4.A1" office:value-type="string">
            <text:p text:style-name="Standard"><text:span text:style-name="T10">Notes</text:span></text:p>
          </table:table-cell>
        </table:table-row>
        <table:table-row table:style-name="Table4.1">
          <table:table-cell table:style-name="Table4.A2" office:value-type="string">
            <text:p text:style-name="Standard"><text:span text:style-name="T11">Name</text:span></text:p>
          </table:table-cell>
          <table:table-cell table:style-name="Table4.B2" office:value-type="string">
            <text:p text:style-name="Standard"><text:span text:style-name="T11">Engagement</text:span></text:p>
          </table:table-cell>
          <table:table-cell table:style-name="Table4.C2" office:value-type="string">
            <text:p text:style-name="Standard"><text:span text:style-name="T11">Singular, PascalCase. Used internally as the entity type identifier.</text:span></text:p>
          </table:table-cell>
        </table:table-row>
        <table:table-row table:style-name="Table4.1">
          <table:table-cell table:style-name="Table4.A3" office:value-type="string">
            <text:p text:style-name="Standard"><text:span text:style-name="T11">Label</text:span></text:p>
          </table:table-cell>
          <table:table-cell table:style-name="Table4.B3" office:value-type="string">
            <text:p text:style-name="Standard"><text:span text:style-name="T11">Engagement</text:span></text:p>
          </table:table-cell>
          <table:table-cell table:style-name="Table4.C3" office:value-type="string">
            <text:p text:style-name="Standard"><text:span text:style-name="T11">Singular display name shown in the UI.</text:span></text:p>
          </table:table-cell>
        </table:table-row>
        <table:table-row table:style-name="Table4.1">
          <table:table-cell table:style-name="Table4.A4" office:value-type="string">
            <text:p text:style-name="Standard"><text:span text:style-name="T11">Label (plural)</text:span></text:p>
          </table:table-cell>
          <table:table-cell table:style-name="Table4.B4" office:value-type="string">
            <text:p text:style-name="Standard"><text:span text:style-name="T11">Engagements</text:span></text:p>
          </table:table-cell>
          <table:table-cell table:style-name="Table4.C4" office:value-type="string">
            <text:p text:style-name="Standard"><text:span text:style-name="T11">Plural display name used in list views and navigation.</text:span></text:p>
          </table:table-cell>
        </table:table-row>
        <table:table-row table:style-name="Table4.1">
          <table:table-cell table:style-name="Table4.A5" office:value-type="string">
            <text:p text:style-name="Standard"><text:span text:style-name="T11">Type</text:span></text:p>
          </table:table-cell>
          <table:table-cell table:style-name="Table4.B5" office:value-type="string">
            <text:p text:style-name="Standard"><text:span text:style-name="T11">Base</text:span></text:p>
          </table:table-cell>
          <table:table-cell table:style-name="Table4.C5" office:value-type="string">
            <text:p text:style-name="Standard"><text:span text:style-name="T11">Determines the structural template for </text:span><text:soft-page-break/><text:span text:style-name="T11">the entity (default fields, side panels, calendar integration). See Section 1.2 for a full discussion of the available types and how to choose. The type cannot be changed through the UI after creation.</text:span></text:p>
          </table:table-cell>
        </table:table-row>
      </table:table>
      <text:p text:style-name="Standard"/>
      <text:p text:style-name="Standard"/>
      <text:h text:style-name="Heading_20_3" text:outline-level="3"><text:span text:style-name="T7">Step 3 — Save</text:span></text:h>
      <text:p text:style-name="P8"><text:span text:style-name="T12">Click Save. EspoCRM creates the entity with a default set of fields (ID, Name, Created At, Modified At, Assigned User). You can then add custom fields via the Fields tab.</text:span></text:p>
      <text:p text:style-name="Standard"/>
      <text:h text:style-name="Heading_20_3" text:outline-level="3"><text:span text:style-name="T7">1.4 Adding Custom Fields</text:span></text:h>
      <text:p text:style-name="P8"><text:span text:style-name="T12">After the entity is created, navigate to: Admin → Entity Manager → [Your Entity] → Fields → Add Field</text:span></text:p>
      <text:p text:style-name="Standard"/>
      <text:p text:style-name="P8"><text:span text:style-name="T12">Select a field type and fill in the Name and Label. Common field types include:</text:span></text:p>
      <text:p text:style-name="Standard"/>
      <text:list xml:id="list3387631383" text:style-name="WWNum2">
        <text:list-item text:start-value="1">
          <text:p text:style-name="P2"><text:span text:style-name="T12">Varchar — short text (names, titles)</text:span></text:p>
        </text:list-item>
        <text:list-item>
          <text:p text:style-name="P2"><text:span text:style-name="T12">Text — long-form plain text (notes, descriptions). Renders as a multi-line textarea that expands to show full content.</text:span></text:p>
        </text:list-item>
        <text:list-item>
          <text:p text:style-name="P2"><text:span text:style-name="T12">Wysiwyg — rich text editor with formatting toolbar (bold, italic, lists, links, etc.). Renders formatted HTML output in the detail view, making notes and descriptions more readable. Best choice when users need to format content. Note: data is stored internally as HTML, so exported or programmatically accessed data will include HTML markup.</text:span></text:p>
        </text:list-item>
        <text:list-item>
          <text:p text:style-name="P2"><text:span text:style-name="T12">Enum — dropdown with a fixed list of options</text:span></text:p>
        </text:list-item>
        <text:list-item>
          <text:p text:style-name="P2"><text:span text:style-name="T12">Date / DateTime — calendar date or timestamp</text:span></text:p>
        </text:list-item>
        <text:list-item>
          <text:p text:style-name="P2"><text:span text:style-name="T12">Boolean — yes/no checkbox</text:span></text:p>
        </text:list-item>
        <text:list-item>
          <text:p text:style-name="P2"><text:span text:style-name="T12">Int / Float — whole number or decimal</text:span></text:p>
        </text:list-item>
      </text:list>
      <text:p text:style-name="Standard"/>
      <table:table table:name="Table5" table:style-name="Table5">
        <table:table-column table:style-name="Table5.A"/>
        <table:table-row table:style-name="Table5.1">
          <table:table-cell table:style-name="Table5.A1" office:value-type="string">
            <text:p text:style-name="Standard"><text:span text:style-name="T13">Note: </text:span><text:span text:style-name="T12">For Enum fields, if you want the field to have no default value, you must add a blank entry as the first option in the list AND leave the Default Value field empty. If the first option in the list is not blank, EspoCRM will automatically use the first item as the default value regardless of the Default Value setting. This is especially important for fields used to drive Dynamic Logic panel visibility — a blank first entry ensures no panel is shown until a value is explicitly selected.</text:span></text:p>
          </table:table-cell>
        </table:table-row>
      </table:table>
      <text:p text:style-name="Standard"/>
      <table:table table:name="Table6" table:style-name="Table6">
        <table:table-column table:style-name="Table6.A"/>
        <table:table-row table:style-name="Table6.1">
          <table:table-cell table:style-name="Table6.A1" office:value-type="string">
            <text:p text:style-name="Standard"><text:span text:style-name="T13">Note: </text:span><text:span text:style-name="T12">Link-type fields (relationships to other entities) are not created through the Fields tab. See Section 2 for how to create relationships between entities.</text:span></text:p>
          </table:table-cell>
        </table:table-row>
      </table:table>
      <text:p text:style-name="Standard"/>
      <text:h text:style-name="Heading_20_3" text:outline-level="3"><text:soft-page-break/><text:span text:style-name="T7">1.5 Setting an Enum Default Value Based on Another Field (Dynamic Handler)</text:span></text:h>
      <text:p text:style-name="P8"><text:span text:style-name="T12">EspoCRM does not provide a GUI option to set the default value of an Enum field based on the value of another field. This requires a custom JavaScript Dynamic Handler — a developer-level customization that runs in the browser and responds to field value changes in real time.</text:span></text:p>
      <text:p text:style-name="Standard"/>
      <table:table table:name="Table7" table:style-name="Table7">
        <table:table-column table:style-name="Table7.A"/>
        <table:table-row table:style-name="Table7.1">
          <table:table-cell table:style-name="Table7.A1" office:value-type="string">
            <text:p text:style-name="Standard"><text:span text:style-name="T13">Note: </text:span><text:span text:style-name="T12">This approach requires custom JavaScript development and direct file access to the EspoCRM server. It is not available through the Admin UI. Only proceed if you are comfortable with JavaScript and have server file access.</text:span></text:p>
          </table:table-cell>
        </table:table-row>
      </table:table>
      <text:p text:style-name="Standard"/>
      <text:h text:style-name="Heading_20_3" text:outline-level="3"><text:span text:style-name="T7">Step 1 — Create the Dynamic Handler File</text:span></text:h>
      <text:p text:style-name="P8"><text:span text:style-name="T12">Create the following file on the EspoCRM server:</text:span></text:p>
      <text:p text:style-name="Standard"/>
      <table:table table:name="Table8" table:style-name="Table8">
        <table:table-column table:style-name="Table8.A"/>
        <table:table-row table:style-name="Table8.1">
          <table:table-cell table:style-name="Table8.A1" office:value-type="string">
            <text:p text:style-name="Standard"><text:span text:style-name="T14">client/custom/src/my-dynamic-handler.js</text:span></text:p>
          </table:table-cell>
        </table:table-row>
      </table:table>
      <text:p text:style-name="Standard"/>
      <text:p text:style-name="P8"><text:span text:style-name="T12">Paste the following code into that file, replacing anotherField, targetEnumField, SpecificValue, DefaultValueA, and DefaultValueB with your actual field names and values:</text:span></text:p>
      <text:p text:style-name="Standard"/>
      <table:table table:name="Table9" table:style-name="Table9">
        <table:table-column table:style-name="Table9.A"/>
        <table:table-row table:style-name="Table9.1">
          <table:table-cell table:style-name="Table9.A1" office:value-type="string">
            <text:p text:style-name="Standard"><text:span text:style-name="T14">define('custom:my-dynamic-handler', ['dynamic-handler'], (Dep) =&gt; {</text:span></text:p>
            <text:p text:style-name="Standard"><text:span text:style-name="T14"><text:s text:c="4"/>return class extends Dep {</text:span></text:p>
            <text:p text:style-name="Standard"><text:span text:style-name="T14"><text:s text:c="8"/>init() {</text:span></text:p>
            <text:p text:style-name="Standard"><text:span text:style-name="T14"><text:s text:c="12"/>this.controlFields();</text:span></text:p>
            <text:p text:style-name="Standard"><text:span text:style-name="T14"><text:s text:c="12"/>this.recordView.listenTo(this.model, 'change:anotherField', () =&gt; this.controlFields());</text:span></text:p>
            <text:p text:style-name="Standard"><text:span text:style-name="T14"><text:s text:c="8"/>}</text:span></text:p>
            <text:p text:style-name="Standard"/>
            <text:p text:style-name="Standard"><text:span text:style-name="T14"><text:s text:c="8"/>controlFields() {</text:span></text:p>
            <text:p text:style-name="Standard"><text:span text:style-name="T14"><text:s text:c="12"/>const value = this.recordView.model.get('anotherField');</text:span></text:p>
            <text:p text:style-name="Standard"><text:span text:style-name="T14"><text:s text:c="12"/>if (value === 'SpecificValue') {</text:span></text:p>
            <text:p text:style-name="Standard"><text:span text:style-name="T14"><text:s text:c="16"/>this.recordView.setFieldOptionList('targetEnumField', ['DefaultValueA']);</text:span></text:p>
            <text:p text:style-name="Standard"><text:span text:style-name="T14"><text:s text:c="12"/>} else {</text:span></text:p>
            <text:p text:style-name="Standard"><text:span text:style-name="T14"><text:s text:c="16"/>this.recordView.setFieldOptionList('targetEnumField', ['DefaultValueB']);</text:span></text:p>
            <text:p text:style-name="Standard"><text:span text:style-name="T14"><text:s text:c="12"/>}</text:span></text:p>
            <text:p text:style-name="Standard"><text:span text:style-name="T14"><text:s text:c="8"/>}</text:span></text:p>
            <text:p text:style-name="Standard"><text:span text:style-name="T14"><text:s text:c="4"/>};</text:span></text:p>
            <text:p text:style-name="Standard"><text:span text:style-name="T14">});</text:span></text:p>
          </table:table-cell>
        </table:table-row>
      </table:table>
      <text:p text:style-name="Standard"/>
      <text:h text:style-name="Heading_20_3" text:outline-level="3"><text:span text:style-name="T7">Step 2 — Link the Handler to the Entity</text:span></text:h>
      <text:p text:style-name="P8"><text:span text:style-name="T12">Create or edit the entity's client metadata file on the server:</text:span></text:p>
      <text:p text:style-name="Standard"/>
      <table:table table:name="Table10" table:style-name="Table10">
        <table:table-column table:style-name="Table10.A"/>
        <table:table-row table:style-name="Table10.1">
          <table:table-cell table:style-name="Table10.A1" office:value-type="string">
            <text:p text:style-name="Standard"><text:span text:style-name="T14">custom/Espo/Custom/Resources/metadata/clientDefs/YourEntity.json</text:span></text:p>
          </table:table-cell>
        </table:table-row>
      </table:table>
      <text:p text:style-name="Standard"/>
      <text:p text:style-name="P8"><text:span text:style-name="T12">Add the following to that JSON file, replacing YourEntity with your actual entity name:</text:span></text:p>
      <text:p text:style-name="Standard"/>
      <table:table table:name="Table11" table:style-name="Table11">
        <table:table-column table:style-name="Table11.A"/>
        <table:table-row table:style-name="Table11.1">
          <table:table-cell table:style-name="Table11.A1" office:value-type="string">
            <text:p text:style-name="Standard"><text:span text:style-name="T14">{</text:span></text:p>
            <text:p text:style-name="Standard"><text:soft-page-break/><text:span text:style-name="T14"><text:s text:c="4"/>"dynamicHandler": "custom:my-dynamic-handler"</text:span></text:p>
            <text:p text:style-name="Standard"><text:span text:style-name="T14">}</text:span></text:p>
          </table:table-cell>
        </table:table-row>
      </table:table>
      <text:p text:style-name="Standard"/>
      <text:h text:style-name="Heading_20_3" text:outline-level="3"><text:span text:style-name="T7">Step 3 — Clear Cache and Refresh</text:span></text:h>
      <text:p text:style-name="P8"><text:span text:style-name="T12">After saving both files, clear the EspoCRM cache and refresh your browser:</text:span></text:p>
      <text:p text:style-name="Standard"/>
      <text:list text:style-name="WWNum3">
        <text:list-item text:start-value="1">
          <text:p text:style-name="P3"><text:span text:style-name="T12">Go to: Admin → Clear Cache.</text:span></text:p>
        </text:list-item>
        <text:list-item>
          <text:p text:style-name="P3"><text:span text:style-name="T12">Hard-refresh your browser (Ctrl+Shift+R or Cmd+Shift+R).</text:span></text:p>
        </text:list-item>
        <text:list-item>
          <text:p text:style-name="P3"><text:span text:style-name="T12">Open a record of the target entity and change the controlling field value to confirm the Enum options update correctly.</text:span></text:p>
        </text:list-item>
      </text:list>
      <text:p text:style-name="Standard"/>
      <text:p text:style-name="P8"><text:span text:style-name="T12">Alternatively, Dynamic Logic (Admin → Entity Manager → [Entity] → Dynamic Logic) can be used to show/hide or make fields required based on another field value without custom code — but it cannot set a default Enum value. Use the Dynamic Handler approach when you need full control over which options are available based on another field.</text:span></text:p>
      <text:p text:style-name="Standard"/>
      <text:h text:style-name="Heading_20_3" text:outline-level="3"><text:span text:style-name="T7">1.6 Adding the Entity to the Left Navigation Column</text:span></text:h>
      <text:p text:style-name="P8"><text:span text:style-name="T12">After creating an entity, it is not automatically visible in the left-side navigation menu. You must add it manually through the Navbar settings.</text:span></text:p>
      <text:p text:style-name="Standard"/>
      <text:list xml:id="list214000639475993" text:continue-numbering="true" text:style-name="WWNum3">
        <text:list-item>
          <text:p text:style-name="P3"><text:span text:style-name="T12">Navigate to: Admin → User Interface → Navbar</text:span></text:p>
        </text:list-item>
        <text:list-item>
          <text:p text:style-name="P3"><text:span text:style-name="T12">In the Tab List section, locate your new entity in the available items on the right.</text:span></text:p>
        </text:list-item>
        <text:list-item>
          <text:p text:style-name="P3"><text:span text:style-name="T12">Drag it into the tab list on the left in the position where you want it to appear.</text:span></text:p>
        </text:list-item>
        <text:list-item>
          <text:p text:style-name="P3"><text:span text:style-name="T12">Click Save.</text:span></text:p>
        </text:list-item>
        <text:list-item>
          <text:p text:style-name="P3"><text:span text:style-name="T12">Refresh the page. The entity will now appear in the left navigation column.</text:span></text:p>
        </text:list-item>
      </text:list>
      <text:p text:style-name="Standard"/>
      <table:table table:name="Table12" table:style-name="Table12">
        <table:table-column table:style-name="Table12.A"/>
        <table:table-row table:style-name="Table12.1">
          <table:table-cell table:style-name="Table12.A1" office:value-type="string">
            <text:p text:style-name="Standard"><text:span text:style-name="T13">Note: </text:span><text:span text:style-name="T12">Each user can also customize their own navigation tabs via their personal preferences (top-right avatar → My Account → Preferences → Dashboard). The Admin-level Navbar setting controls the default layout for all users.</text:span></text:p>
          </table:table-cell>
        </table:table-row>
      </table:table>
      <text:p text:style-name="Standard"/>
      <text:h text:style-name="Heading_20_2" text:outline-level="2"><text:span text:style-name="T4">2. Creating Relationships</text:span></text:h>
      <text:p text:style-name="Standard"/>
      <text:p text:style-name="P8"><text:span text:style-name="T12">Relationships in EspoCRM define how one entity type links to another. Creating a relationship automatically generates the corresponding link field on the source entity and (optionally) a related records panel on the foreign entity.</text:span></text:p>
      <text:p text:style-name="Standard"/>
      <text:h text:style-name="Heading_20_3" text:outline-level="3"><text:span text:style-name="T7">2.1 Overview</text:span></text:h>
      <text:p text:style-name="P8"><text:span text:style-name="T12">Relationships are managed through Entity Manager, not the Fields tab. The key distinction is:</text:span></text:p>
      <text:list text:continue-list="list3387631383" text:style-name="WWNum2">
        <text:list-item>
          <text:p text:style-name="P2"><text:span text:style-name="T12">Fields tab — for standalone data fields (text, date, dropdown, etc.)</text:span></text:p>
        </text:list-item>
        <text:list-item>
          <text:p text:style-name="P2"><text:soft-page-break/><text:span text:style-name="T12">Relationships tab — for link fields that point to records in another entity</text:span></text:p>
        </text:list-item>
      </text:list>
      <text:p text:style-name="Standard"/>
      <text:h text:style-name="Heading_20_3" text:outline-level="3"><text:span text:style-name="T7">2.2 Relationship Types</text:span></text:h>
      <text:p text:style-name="P8"><text:span text:style-name="T12">Choose the relationship type based on how many records can exist on each side:</text:span></text:p>
      <text:p text:style-name="Standard"/>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Standard"><text:span text:style-name="T10">Type</text:span></text:p>
          </table:table-cell>
          <table:table-cell table:style-name="Table13.A1" office:value-type="string">
            <text:p text:style-name="Standard"><text:span text:style-name="T10">Meaning</text:span></text:p>
          </table:table-cell>
          <table:table-cell table:style-name="Table13.A1" office:value-type="string">
            <text:p text:style-name="Standard"><text:span text:style-name="T10">Example</text:span></text:p>
          </table:table-cell>
        </table:table-row>
        <table:table-row table:style-name="Table13.1">
          <table:table-cell table:style-name="Table13.A2" office:value-type="string">
            <text:p text:style-name="Standard"><text:span text:style-name="T11">Many-to-One</text:span></text:p>
          </table:table-cell>
          <table:table-cell table:style-name="Table13.B2" office:value-type="string">
            <text:p text:style-name="Standard"><text:span text:style-name="T11">Many source records link to one foreign record</text:span></text:p>
          </table:table-cell>
          <table:table-cell table:style-name="Table13.C2" office:value-type="string">
            <text:p text:style-name="Standard"><text:span text:style-name="T11">Many Engagements → one Mentor</text:span></text:p>
          </table:table-cell>
        </table:table-row>
        <table:table-row table:style-name="Table13.1">
          <table:table-cell table:style-name="Table13.A3" office:value-type="string">
            <text:p text:style-name="Standard"><text:span text:style-name="T11">One-to-Many</text:span></text:p>
          </table:table-cell>
          <table:table-cell table:style-name="Table13.B3" office:value-type="string">
            <text:p text:style-name="Standard"><text:span text:style-name="T11">One source record links to many foreign records</text:span></text:p>
          </table:table-cell>
          <table:table-cell table:style-name="Table13.C3" office:value-type="string">
            <text:p text:style-name="Standard"><text:span text:style-name="T11">One Mentor → many Engagements</text:span></text:p>
          </table:table-cell>
        </table:table-row>
        <table:table-row table:style-name="Table13.1">
          <table:table-cell table:style-name="Table13.A4" office:value-type="string">
            <text:p text:style-name="Standard"><text:span text:style-name="T11">Many-to-Many</text:span></text:p>
          </table:table-cell>
          <table:table-cell table:style-name="Table13.B4" office:value-type="string">
            <text:p text:style-name="Standard"><text:span text:style-name="T11">Many on each side</text:span></text:p>
          </table:table-cell>
          <table:table-cell table:style-name="Table13.C4" office:value-type="string">
            <text:p text:style-name="Standard"><text:span text:style-name="T11">Mentors ↔ Skills</text:span></text:p>
          </table:table-cell>
        </table:table-row>
        <table:table-row table:style-name="Table13.1">
          <table:table-cell table:style-name="Table13.A5" office:value-type="string">
            <text:p text:style-name="Standard"><text:span text:style-name="T11">One-to-One</text:span></text:p>
          </table:table-cell>
          <table:table-cell table:style-name="Table13.B5" office:value-type="string">
            <text:p text:style-name="Standard"><text:span text:style-name="T11">One record on each side</text:span></text:p>
          </table:table-cell>
          <table:table-cell table:style-name="Table13.C5" office:value-type="string">
            <text:p text:style-name="Standard"><text:span text:style-name="T11">Contact ↔ User account</text:span></text:p>
          </table:table-cell>
        </table:table-row>
      </table:table>
      <text:p text:style-name="Standard"/>
      <text:h text:style-name="Heading_20_3" text:outline-level="3"><text:span text:style-name="T7">2.3 What Each Relationship Type Produces</text:span></text:h>
      <text:p text:style-name="P8"><text:span text:style-name="T12">The relationship type you choose determines what gets created on each side — either a single link field (displayed in Detail View / Edit View) or a related records panel (displayed in Bottom Panels). Understanding this upfront helps you know where to go after saving a relationship to make it visible in the UI.</text:span></text:p>
      <text:p text:style-name="Standard"/>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Standard"><text:span text:style-name="T10">Type</text:span></text:p>
          </table:table-cell>
          <table:table-cell table:style-name="Table14.A1" office:value-type="string">
            <text:p text:style-name="Standard"><text:span text:style-name="T10">Source Entity Gets</text:span></text:p>
          </table:table-cell>
          <table:table-cell table:style-name="Table14.A1" office:value-type="string">
            <text:p text:style-name="Standard"><text:span text:style-name="T10">Foreign Entity Gets</text:span></text:p>
          </table:table-cell>
        </table:table-row>
        <table:table-row table:style-name="Table14.1">
          <table:table-cell table:style-name="Table14.A2" office:value-type="string">
            <text:p text:style-name="Standard"><text:span text:style-name="T11">Many-to-One</text:span></text:p>
          </table:table-cell>
          <table:table-cell table:style-name="Table14.B2" office:value-type="string">
            <text:p text:style-name="Standard"><text:span text:style-name="T11">Link field (single record pointer) → configure in Detail View / Edit View</text:span></text:p>
          </table:table-cell>
          <table:table-cell table:style-name="Table14.C2" office:value-type="string">
            <text:p text:style-name="Standard"><text:span text:style-name="T11">Related records panel (lists all linked source records) → configure in Bottom Panels</text:span></text:p>
          </table:table-cell>
        </table:table-row>
        <table:table-row table:style-name="Table14.1">
          <table:table-cell table:style-name="Table14.A3" office:value-type="string">
            <text:p text:style-name="Standard"><text:span text:style-name="T11">One-to-Many</text:span></text:p>
          </table:table-cell>
          <table:table-cell table:style-name="Table14.B3" office:value-type="string">
            <text:p text:style-name="Standard"><text:span text:style-name="T11">Related records panel (lists all linked foreign records) → configure in Bottom Panels</text:span></text:p>
          </table:table-cell>
          <table:table-cell table:style-name="Table14.C3" office:value-type="string">
            <text:p text:style-name="Standard"><text:span text:style-name="T11">Link field (single record pointer) → configure in Detail View / Edit View</text:span></text:p>
          </table:table-cell>
        </table:table-row>
        <table:table-row table:style-name="Table14.1">
          <table:table-cell table:style-name="Table14.A4" office:value-type="string">
            <text:p text:style-name="Standard"><text:span text:style-name="T11">Many-to-Many</text:span></text:p>
          </table:table-cell>
          <table:table-cell table:style-name="Table14.B4" office:value-type="string">
            <text:p text:style-name="Standard"><text:span text:style-name="T11">Related records panel → configure in Bottom Panels</text:span></text:p>
          </table:table-cell>
          <table:table-cell table:style-name="Table14.C4" office:value-type="string">
            <text:p text:style-name="Standard"><text:span text:style-name="T11">Related records panel → configure in Bottom Panels</text:span></text:p>
          </table:table-cell>
        </table:table-row>
        <table:table-row table:style-name="Table14.1">
          <table:table-cell table:style-name="Table14.A5" office:value-type="string">
            <text:p text:style-name="Standard"><text:span text:style-name="T11">One-to-One</text:span></text:p>
          </table:table-cell>
          <table:table-cell table:style-name="Table14.B5" office:value-type="string">
            <text:p text:style-name="Standard"><text:span text:style-name="T11">Link field → configure in Detail View / Edit View</text:span></text:p>
          </table:table-cell>
          <table:table-cell table:style-name="Table14.C5" office:value-type="string">
            <text:p text:style-name="Standard"><text:span text:style-name="T11">Link field → configure in Detail View / Edit View</text:span></text:p>
          </table:table-cell>
        </table:table-row>
      </table:table>
      <text:p text:style-name="Standard"/>
      <text:p text:style-name="Standard"/>
      <text:p text:style-name="P8"><text:span text:style-name="T12">The rule of thumb is:</text:span></text:p>
      <text:list text:continue-numbering="true" text:style-name="WWNum2">
        <text:list-item>
          <text:p text:style-name="P2"><text:span text:style-name="T12">A link field points to one record — it appears as a single field on the record form, configured in Detail View and Edit View.</text:span></text:p>
        </text:list-item>
        <text:list-item>
          <text:p text:style-name="P2"><text:span text:style-name="T12">A related records panel lists multiple records — it appears as a scrollable panel at the bottom of a record page, configured in Bottom Panels.</text:span></text:p>
        </text:list-item>
      </text:list>
      <text:p text:style-name="Standard"/>
      <table:table table:name="Table15" table:style-name="Table15">
        <table:table-column table:style-name="Table15.A"/>
        <table:table-row table:style-name="Table15.1">
          <table:table-cell table:style-name="Table15.A1" office:value-type="string">
            <text:p text:style-name="Standard"><text:span text:style-name="T13">Note: </text:span><text:span text:style-name="T12">One-to-Many is the mirror of Many-to-One — they describe the same relationship from opposite perspectives. Which type you choose when creating the relationship determines </text:span><text:soft-page-break/><text:span text:style-name="T12">which entity is considered the source and which is the foreign entity, but the end result is identical.</text:span></text:p>
          </table:table-cell>
        </table:table-row>
      </table:table>
      <text:p text:style-name="Standard"/>
      <text:h text:style-name="Heading_20_3" text:outline-level="3"><text:span text:style-name="T7">2.4 Relationships Are Always Bi-Directional</text:span></text:h>
      <text:p text:style-name="P8"><text:span text:style-name="T12">When you create a relationship in EspoCRM, both sides are created simultaneously in the database. You do not need to define two separate relationships — one definition covers both directions automatically.</text:span></text:p>
      <text:p text:style-name="Standard"/>
      <text:p text:style-name="P8"><text:span text:style-name="T12">For example, when you create a Many-to-One relationship from Engagement to Contact, EspoCRM creates in one step:</text:span></text:p>
      <text:list text:continue-numbering="true" text:style-name="WWNum2">
        <text:list-item>
          <text:p text:style-name="P2"><text:span text:style-name="T12">The Assigned Mentor link field on the Engagement entity (the source side)</text:span></text:p>
        </text:list-item>
        <text:list-item>
          <text:p text:style-name="P2"><text:span text:style-name="T12">The Engagements related records panel on the Contact entity (the foreign side)</text:span></text:p>
        </text:list-item>
      </text:list>
      <text:p text:style-name="Standard"/>
      <text:p text:style-name="P8"><text:span text:style-name="T12">Both exist in the database from the moment you save. Whether either side is visible in the UI is a separate question — that is what the layout configuration controls (Detail View, Edit View, and Bottom Panels). But the underlying bi-directional link is always there, regardless of whether you have configured the layouts.</text:span></text:p>
      <text:p text:style-name="Standard"/>
      <text:p text:style-name="P8"><text:span text:style-name="T12">This explains two important things:</text:span></text:p>
      <text:list text:continue-numbering="true" text:style-name="WWNum2">
        <text:list-item>
          <text:p text:style-name="P2"><text:span text:style-name="T12">The left-side fields in the Add Relationship dialog (Name and Label) are not just labels — they define the actual panel name that will appear on the foreign entity if you choose to enable it in Bottom Panels.</text:span></text:p>
        </text:list-item>
        <text:list-item>
          <text:p text:style-name="P2"><text:span text:style-name="T12">Scenario A and Scenario B in Section 2.5 are independent UI choices, not separate relationship definitions. You are simply choosing which side(s) of an already bi-directional relationship to make visible.</text:span></text:p>
        </text:list-item>
      </text:list>
      <text:p text:style-name="Standard"/>
      <table:table table:name="Table16" table:style-name="Table16">
        <table:table-column table:style-name="Table16.A"/>
        <table:table-row table:style-name="Table16.1">
          <table:table-cell table:style-name="Table16.A1" office:value-type="string">
            <text:p text:style-name="Standard"><text:span text:style-name="T13">Note: </text:span><text:span text:style-name="T12">Because both sides are always created, it is worth thinking through the naming on both sides before saving — especially the left-side Label, which becomes the panel title on the foreign entity's detail page.</text:span></text:p>
          </table:table-cell>
        </table:table-row>
      </table:table>
      <text:p text:style-name="Standard"/>
      <text:h text:style-name="Heading_20_3" text:outline-level="3"><text:span text:style-name="T7">2.5 Step-by-Step: Adding a Relationship</text:span></text:h>
      <text:p text:style-name="Standard"/>
      <text:h text:style-name="Heading_20_3" text:outline-level="3"><text:span text:style-name="T7">Step 1 — Open Entity Manager</text:span></text:h>
      <text:p text:style-name="P8"><text:span text:style-name="T12">Navigate to: Admin → Entity Manager → [Your Entity] → Relationships → Add Relationship</text:span></text:p>
      <text:p text:style-name="Standard"/>
      <text:h text:style-name="Heading_20_3" text:outline-level="3"><text:span text:style-name="T7">Step 2 — Select Relationship Type</text:span></text:h>
      <text:p text:style-name="P8"><text:span text:style-name="T12">Choose the appropriate type from the Type dropdown. The type you select determines what gets created on each side of the relationship — a single link field or a related records panel. Refer to Section 2.3 for a full breakdown of what each type produces.</text:span></text:p>
      <text:p text:style-name="Standard"/>
      <text:p text:style-name="P8"><text:soft-page-break/><text:span text:style-name="T12">Use the following guidance to choose the right type:</text:span></text:p>
      <text:p text:style-name="Standard"/>
      <text:list text:continue-numbering="true" text:style-name="WWNum2">
        <text:list-item>
          <text:p text:style-name="P2"><text:span text:style-name="T12">Many-to-One — use this when many records of the Source Entity (Left Side) each point to one record in the Foreign Entity (Right Side). For example, many Engagements each have one Assigned Mentor. This puts a single link field on the Source Entity (Engagement) and a related records panel on the Foreign Entity (Contact).</text:span></text:p>
        </text:list-item>
        <text:list-item>
          <text:p text:style-name="P2"><text:span text:style-name="T12">One-to-Many — use this when one record in the Source Entity (Left Side) is linked to many records in the Foreign Entity (Right Side). This is the mirror of Many-to-One — the end result is identical, but you are defining it from the opposite entity's perspective.</text:span></text:p>
        </text:list-item>
        <text:list-item>
          <text:p text:style-name="P2"><text:span text:style-name="T12">Many-to-Many — use this when records on both sides can link to multiple records on the other side. For example, a Mentor can have many Skills, and a Skill can belong to many Mentors. This puts a related records panel on both sides.</text:span></text:p>
        </text:list-item>
        <text:list-item>
          <text:p text:style-name="P2"><text:span text:style-name="T12">One-to-One — use this when each record on one side links to exactly one record on the other side, and vice versa. This puts a single link field on both sides.</text:span></text:p>
        </text:list-item>
      </text:list>
      <text:p text:style-name="Standard"/>
      <table:table table:name="Table17" table:style-name="Table17">
        <table:table-column table:style-name="Table17.A"/>
        <table:table-row table:style-name="Table17.1">
          <table:table-cell table:style-name="Table17.A1" office:value-type="string">
            <text:p text:style-name="Standard"><text:span text:style-name="T13">Note: </text:span><text:span text:style-name="T12">If you are unsure whether to use Many-to-One or One-to-Many, choose the entity you are currently configuring as the source and ask: can one of these records link to multiple records on the other side? If yes, use One-to-Many. If each record only ever points to one record on the other side, use Many-to-One.</text:span></text:p>
          </table:table-cell>
        </table:table-row>
      </table:table>
      <text:p text:style-name="Standard"/>
      <text:h text:style-name="Heading_20_3" text:outline-level="3"><text:span text:style-name="T7">Step 3 — Configure Both Sides</text:span></text:h>
      <text:p text:style-name="P8"><text:span text:style-name="T12">The dialog has a left side (source entity) and a right side (foreign entity). Fill in both:</text:span></text:p>
      <text:p text:style-name="Standard"/>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Standard"><text:span text:style-name="T10">Side</text:span></text:p>
          </table:table-cell>
          <table:table-cell table:style-name="Table18.A1" office:value-type="string">
            <text:p text:style-name="Standard"><text:span text:style-name="T10">Field</text:span></text:p>
          </table:table-cell>
          <table:table-cell table:style-name="Table18.A1" office:value-type="string">
            <text:p text:style-name="Standard"><text:span text:style-name="T10">Value</text:span></text:p>
          </table:table-cell>
        </table:table-row>
        <table:table-row table:style-name="Table18.1">
          <table:table-cell table:style-name="Table18.A2" office:value-type="string">
            <text:p text:style-name="Standard"><text:span text:style-name="T11">Left (source)</text:span></text:p>
          </table:table-cell>
          <table:table-cell table:style-name="Table18.B2" office:value-type="string">
            <text:p text:style-name="Standard"><text:span text:style-name="T11">Entity</text:span></text:p>
          </table:table-cell>
          <table:table-cell table:style-name="Table18.C2" office:value-type="string">
            <text:p text:style-name="Standard"><text:span text:style-name="T11">Auto-populated with the current entity</text:span></text:p>
          </table:table-cell>
        </table:table-row>
        <table:table-row table:style-name="Table18.1">
          <table:table-cell table:style-name="Table18.A3" office:value-type="string">
            <text:p text:style-name="Standard"><text:span text:style-name="T11">Left (source)</text:span></text:p>
          </table:table-cell>
          <table:table-cell table:style-name="Table18.B3" office:value-type="string">
            <text:p text:style-name="Standard"><text:span text:style-name="T11">Name</text:span></text:p>
          </table:table-cell>
          <table:table-cell table:style-name="Table18.C3" office:value-type="string">
            <text:p text:style-name="Standard"><text:span text:style-name="T11">Auto-populated (leave as default)</text:span></text:p>
          </table:table-cell>
        </table:table-row>
        <table:table-row table:style-name="Table18.1">
          <table:table-cell table:style-name="Table18.A4" office:value-type="string">
            <text:p text:style-name="Standard"><text:span text:style-name="T11">Left (source)</text:span></text:p>
          </table:table-cell>
          <table:table-cell table:style-name="Table18.B4" office:value-type="string">
            <text:p text:style-name="Standard"><text:span text:style-name="T11">Label</text:span></text:p>
          </table:table-cell>
          <table:table-cell table:style-name="Table18.C4" office:value-type="string">
            <text:p text:style-name="Standard"><text:span text:style-name="T11">Label for the related panel on the foreign entity record</text:span></text:p>
          </table:table-cell>
        </table:table-row>
        <table:table-row table:style-name="Table18.1">
          <table:table-cell table:style-name="Table18.A5" office:value-type="string">
            <text:p text:style-name="Standard"><text:span text:style-name="T11">Right (foreign)</text:span></text:p>
          </table:table-cell>
          <table:table-cell table:style-name="Table18.B5" office:value-type="string">
            <text:p text:style-name="Standard"><text:span text:style-name="T11">Foreign Entity</text:span></text:p>
          </table:table-cell>
          <table:table-cell table:style-name="Table18.C5" office:value-type="string">
            <text:p text:style-name="Standard"><text:span text:style-name="T11">The entity this field will link to</text:span></text:p>
          </table:table-cell>
        </table:table-row>
        <table:table-row table:style-name="Table18.1">
          <table:table-cell table:style-name="Table18.A6" office:value-type="string">
            <text:p text:style-name="Standard"><text:span text:style-name="T11">Right (foreign)</text:span></text:p>
          </table:table-cell>
          <table:table-cell table:style-name="Table18.B6" office:value-type="string">
            <text:p text:style-name="Standard"><text:span text:style-name="T11">Name</text:span></text:p>
          </table:table-cell>
          <table:table-cell table:style-name="Table18.C6" office:value-type="string">
            <text:p text:style-name="Standard"><text:span text:style-name="T11">Internal field name (camelCase, e.g. assignedMentor)</text:span></text:p>
          </table:table-cell>
        </table:table-row>
        <table:table-row table:style-name="Table18.1">
          <table:table-cell table:style-name="Table18.A7" office:value-type="string">
            <text:p text:style-name="Standard"><text:span text:style-name="T11">Right (foreign)</text:span></text:p>
          </table:table-cell>
          <table:table-cell table:style-name="Table18.B7" office:value-type="string">
            <text:p text:style-name="Standard"><text:span text:style-name="T11">Label</text:span></text:p>
          </table:table-cell>
          <table:table-cell table:style-name="Table18.C7" office:value-type="string">
            <text:p text:style-name="Standard"><text:span text:style-name="T11">Display label shown in the UI (e.g. Assigned Mentor)</text:span></text:p>
          </table:table-cell>
        </table:table-row>
      </table:table>
      <text:p text:style-name="Standard"/>
      <text:p text:style-name="Standard"/>
      <text:p text:style-name="P8"><text:span text:style-name="T12">An important point about how labels cross sides:</text:span></text:p>
      <text:list text:continue-numbering="true" text:style-name="WWNum2">
        <text:list-item>
          <text:p text:style-name="P2"><text:span text:style-name="T12">The entity on the Left side of the dialog will display the Label defined on the Right side in its UI — for example, the Left entity (Engagement) will show the Right-side Label (Assigned Mentor) as a field on its detail page.</text:span></text:p>
        </text:list-item>
        <text:list-item>
          <text:p text:style-name="P2"><text:span text:style-name="T12">The entity on the Right side of the dialog will display the Label defined on the Left side in its UI — for example, the Right entity (Contact) will show the Left-side Label (Engagements) as the title of its related records panel.</text:span></text:p>
        </text:list-item>
      </text:list>
      <text:p text:style-name="Standard"><text:soft-page-break/></text:p>
      <table:table table:name="Table19" table:style-name="Table19">
        <table:table-column table:style-name="Table19.A"/>
        <table:table-row table:style-name="Table19.1">
          <table:table-cell table:style-name="Table19.A1" office:value-type="string">
            <text:p text:style-name="Standard"><text:span text:style-name="T13">Note: </text:span><text:span text:style-name="T12">Think of it as a cross: each side's label is what the other side shows. Before saving, confirm that both labels make sense from the perspective of the entity that will actually display them.</text:span></text:p>
          </table:table-cell>
        </table:table-row>
      </table:table>
      <text:p text:style-name="Standard"/>
      <text:h text:style-name="Heading_20_3" text:outline-level="3"><text:span text:style-name="T7">Step 4 — Select Filter (Optional)</text:span></text:h>
      <text:p text:style-name="P8"><text:span text:style-name="T12">The Select Filter dropdown restricts which records appear in the lookup popup when a user fills in this field. For example, filtering a Contact link to show only Mentors.</text:span></text:p>
      <text:p text:style-name="Standard"/>
      <table:table table:name="Table20" table:style-name="Table20">
        <table:table-column table:style-name="Table20.A"/>
        <table:table-row table:style-name="Table20.1">
          <table:table-cell table:style-name="Table20.A1" office:value-type="string">
            <text:p text:style-name="Standard"><text:span text:style-name="T13">Note: </text:span><text:span text:style-name="T12">The Select Filter dropdown only shows filters defined at the metadata/configuration level. User-created saved searches (from the Search UI) do not appear here. If no custom filters have been configured, only 'All' will be available. Leave it set to 'All' for now; this can be refined later via metadata configuration.</text:span></text:p>
          </table:table-cell>
        </table:table-row>
      </table:table>
      <text:p text:style-name="Standard"/>
      <text:h text:style-name="Heading_20_3" text:outline-level="3"><text:span text:style-name="T7">Step 5 — Save</text:span></text:h>
      <text:p text:style-name="P8"><text:span text:style-name="T12">Click Save. EspoCRM will create the relationship and generate the corresponding link field on the source entity. The field will now appear in the entity's Fields list as type Link.</text:span></text:p>
      <text:p text:style-name="Standard"/>
      <text:h text:style-name="Heading_20_3" text:outline-level="3"><text:span text:style-name="T7">2.6 Making the Relationship Visible in the UI</text:span></text:h>
      <text:p text:style-name="P8"><text:span text:style-name="T12">Creating a relationship adds it to the database, but nothing will appear on screen until you configure the layouts. Where you make that configuration depends on which side of the relationship you are on and what you want to display.</text:span></text:p>
      <text:p text:style-name="Standard"/>
      <text:p text:style-name="P8"><text:span text:style-name="T12">A Many-to-One relationship always produces two things:</text:span></text:p>
      <text:list xml:id="list214002361974831" text:continue-numbering="true" text:style-name="WWNum2">
        <text:list-item>
          <text:p text:style-name="P2"><text:span text:style-name="T12">A link field on the source entity (the "many" side) — e.g., Assigned Mentor on Engagement</text:span></text:p>
        </text:list-item>
        <text:list-item>
          <text:p text:style-name="P2"><text:span text:style-name="T12">A related records panel on the foreign entity (the "one" side) — e.g., an Engagements panel on Contact</text:span></text:p>
        </text:list-item>
      </text:list>
      <text:p text:style-name="Standard"/>
      <text:p text:style-name="P8"><text:span text:style-name="T12">Each of these is configured in a different place. The table below explains when to use each layout type:</text:span></text:p>
      <text:p text:style-name="Standard"/>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Standard"><text:span text:style-name="T10">Layout Type</text:span></text:p>
          </table:table-cell>
          <table:table-cell table:style-name="Table21.A1" office:value-type="string">
            <text:p text:style-name="Standard"><text:span text:style-name="T10">What It Controls</text:span></text:p>
          </table:table-cell>
          <table:table-cell table:style-name="Table21.A1" office:value-type="string">
            <text:p text:style-name="Standard"><text:span text:style-name="T10">Example</text:span></text:p>
          </table:table-cell>
        </table:table-row>
        <table:table-row table:style-name="Table21.1">
          <table:table-cell table:style-name="Table21.A2" office:value-type="string">
            <text:p text:style-name="Standard"><text:span text:style-name="T11">Detail View / Edit View</text:span></text:p>
          </table:table-cell>
          <table:table-cell table:style-name="Table21.B2" office:value-type="string">
            <text:p text:style-name="Standard"><text:span text:style-name="T11">A single link field on the source entity</text:span></text:p>
          </table:table-cell>
          <table:table-cell table:style-name="Table21.C2" office:value-type="string">
            <text:p text:style-name="Standard"><text:span text:style-name="T11">Assigned Mentor field visible when viewing or editing an Engagement record</text:span></text:p>
          </table:table-cell>
        </table:table-row>
        <table:table-row table:style-name="Table21.1">
          <table:table-cell table:style-name="Table21.A3" office:value-type="string">
            <text:p text:style-name="Standard"><text:span text:style-name="T11">Bottom Panels</text:span></text:p>
          </table:table-cell>
          <table:table-cell table:style-name="Table21.B3" office:value-type="string">
            <text:p text:style-name="Standard"><text:span text:style-name="T11">A panel showing all linked child records on the foreign entity</text:span></text:p>
          </table:table-cell>
          <table:table-cell table:style-name="Table21.C3" office:value-type="string">
            <text:p text:style-name="Standard"><text:span text:style-name="T11">Engagements panel listing all engagements when viewing a Contact or Account record</text:span></text:p>
          </table:table-cell>
        </table:table-row>
        <table:table-row table:style-name="Table21.1">
          <table:table-cell table:style-name="Table21.A4" office:value-type="string">
            <text:p text:style-name="Standard"><text:span text:style-name="T11">List (Small)</text:span></text:p>
          </table:table-cell>
          <table:table-cell table:style-name="Table21.B4" office:value-type="string">
            <text:p text:style-name="Standard"><text:span text:style-name="T11">Columns shown inside related records panels on other entity pages</text:span></text:p>
          </table:table-cell>
          <table:table-cell table:style-name="Table21.C4" office:value-type="string">
            <text:p text:style-name="Standard"><text:span text:style-name="T11">Which Engagement fields appear in the panel summary on the Account page</text:span></text:p>
          </table:table-cell>
        </table:table-row>
      </table:table>
      <text:p text:style-name="Standard"><text:soft-page-break/></text:p>
      <text:p text:style-name="Standard"/>
      <text:h text:style-name="Heading_20_3" text:outline-level="3"><text:span text:style-name="T7">Scenario A: Showing a Link Field on the Source Entity</text:span></text:h>
      <text:p text:style-name="P8"><text:span text:style-name="T12">Use this when you want to display the link field itself on a record — for example, showing which Mentor is assigned to an Engagement when you open that Engagement.</text:span></text:p>
      <text:p text:style-name="Standard"/>
      <text:list text:continue-list="list214000639475993" text:style-name="WWNum3">
        <text:list-item>
          <text:p text:style-name="P3"><text:span text:style-name="T12">Go to: Admin → Entity Manager → [Source Entity] → Layouts → Detail View</text:span></text:p>
        </text:list-item>
        <text:list-item>
          <text:p text:style-name="P3"><text:span text:style-name="T12">Drag the link field (e.g., Assigned Mentor) from the available fields panel into the layout. Click Save.</text:span></text:p>
        </text:list-item>
        <text:list-item>
          <text:p text:style-name="P3"><text:span text:style-name="T12">Repeat for Edit View so the field can be set when creating or editing a record.</text:span></text:p>
        </text:list-item>
        <text:list-item>
          <text:p text:style-name="P3"><text:span text:style-name="T12">Optionally add to List View if you want the field visible as a column in the records list.</text:span></text:p>
        </text:list-item>
      </text:list>
      <text:p text:style-name="Standard"/>
      <text:h text:style-name="Heading_20_3" text:outline-level="3"><text:span text:style-name="T7">Scenario B: Showing a Related Records Panel on the Foreign Entity</text:span></text:h>
      <text:p text:style-name="P8"><text:span text:style-name="T12">Use this when you want to display a list of all linked child records on the parent record — for example, showing all Engagements associated with an Account or Contact when you open that Account or Contact.</text:span></text:p>
      <text:p text:style-name="Standard"/>
      <text:list text:continue-numbering="true" text:style-name="WWNum3">
        <text:list-item>
          <text:p text:style-name="P3"><text:span text:style-name="T12">Go to: Admin → Entity Manager → [Foreign Entity] → Layouts → Bottom Panels</text:span></text:p>
        </text:list-item>
        <text:list-item>
          <text:p text:style-name="P3"><text:span text:style-name="T12">Find the related entity panel (e.g., Engagements) in the available panels list.</text:span></text:p>
        </text:list-item>
        <text:list-item>
          <text:p text:style-name="P3"><text:span text:style-name="T12">Drag it into the active area and position it where you want it to appear. Click Save.</text:span></text:p>
        </text:list-item>
        <text:list-item>
          <text:p text:style-name="P3"><text:span text:style-name="T12">To control which columns appear inside the panel, go to the child entity's List (Small) layout (e.g., Admin → Entity Manager → Engagement → Layouts → List (Small)). See Section 4 for details.</text:span></text:p>
        </text:list-item>
      </text:list>
      <text:p text:style-name="Standard"/>
      <table:table table:name="Table22" table:style-name="Table22">
        <table:table-column table:style-name="Table22.A"/>
        <table:table-row table:style-name="Table22.1">
          <table:table-cell table:style-name="Table22.A1" office:value-type="string">
            <text:p text:style-name="Standard"><text:span text:style-name="T13">Note: </text:span><text:span text:style-name="T12">Both scenarios are independent — you can configure one, both, or neither. For example, you might add the Assigned Mentor field to the Engagement Detail View (Scenario A) without adding an Engagements panel to the Contact Bottom Panels (Scenario B), or vice versa.</text:span></text:p>
          </table:table-cell>
        </table:table-row>
      </table:table>
      <text:p text:style-name="Standard"/>
      <text:h text:style-name="Heading_20_3" text:outline-level="3"><text:span text:style-name="T7">2.7 Example: Assigned Mentor on Engagement</text:span></text:h>
      <text:p text:style-name="P8"><text:span text:style-name="T12">The following configuration adds an Assigned Mentor link field to the Engagement entity, pointing to the Contact entity (where mentors are stored).</text:span></text:p>
      <text:p text:style-name="Standard"/>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Standard"><text:span text:style-name="T10">Side</text:span></text:p>
          </table:table-cell>
          <table:table-cell table:style-name="Table23.A1" office:value-type="string">
            <text:p text:style-name="Standard"><text:span text:style-name="T10">Field</text:span></text:p>
          </table:table-cell>
          <table:table-cell table:style-name="Table23.A1" office:value-type="string">
            <text:p text:style-name="Standard"><text:span text:style-name="T10">Value</text:span></text:p>
          </table:table-cell>
        </table:table-row>
        <table:table-row table:style-name="Table23.1">
          <table:table-cell table:style-name="Table23.A2" office:value-type="string">
            <text:p text:style-name="Standard"><text:span text:style-name="T11">Left (Engagement)</text:span></text:p>
          </table:table-cell>
          <table:table-cell table:style-name="Table23.B2" office:value-type="string">
            <text:p text:style-name="Standard"><text:span text:style-name="T11">Entity</text:span></text:p>
          </table:table-cell>
          <table:table-cell table:style-name="Table23.C2" office:value-type="string">
            <text:p text:style-name="Standard"><text:span text:style-name="T11">Engagements</text:span></text:p>
          </table:table-cell>
        </table:table-row>
        <table:table-row table:style-name="Table23.1">
          <table:table-cell table:style-name="Table23.A3" office:value-type="string">
            <text:p text:style-name="Standard"><text:span text:style-name="T11">Left (Engagement)</text:span></text:p>
          </table:table-cell>
          <table:table-cell table:style-name="Table23.B3" office:value-type="string">
            <text:p text:style-name="Standard"><text:span text:style-name="T11">Name</text:span></text:p>
          </table:table-cell>
          <table:table-cell table:style-name="Table23.C3" office:value-type="string">
            <text:p text:style-name="Standard"><text:span text:style-name="T11">engagements</text:span></text:p>
          </table:table-cell>
        </table:table-row>
        <table:table-row table:style-name="Table23.1">
          <table:table-cell table:style-name="Table23.A4" office:value-type="string">
            <text:p text:style-name="Standard"><text:span text:style-name="T11">Left (Engagement)</text:span></text:p>
          </table:table-cell>
          <table:table-cell table:style-name="Table23.B4" office:value-type="string">
            <text:p text:style-name="Standard"><text:span text:style-name="T11">Label</text:span></text:p>
          </table:table-cell>
          <table:table-cell table:style-name="Table23.C4" office:value-type="string">
            <text:p text:style-name="Standard"><text:span text:style-name="T11">Engagements</text:span></text:p>
          </table:table-cell>
        </table:table-row>
        <table:table-row table:style-name="Table23.1">
          <table:table-cell table:style-name="Table23.A5" office:value-type="string">
            <text:p text:style-name="Standard"><text:span text:style-name="T11">Right (Contact)</text:span></text:p>
          </table:table-cell>
          <table:table-cell table:style-name="Table23.B5" office:value-type="string">
            <text:p text:style-name="Standard"><text:span text:style-name="T11">Foreign Entity</text:span></text:p>
          </table:table-cell>
          <table:table-cell table:style-name="Table23.C5" office:value-type="string">
            <text:p text:style-name="Standard"><text:span text:style-name="T11">Contact</text:span></text:p>
          </table:table-cell>
        </table:table-row>
        <table:table-row table:style-name="Table23.1">
          <table:table-cell table:style-name="Table23.A6" office:value-type="string">
            <text:p text:style-name="Standard"><text:span text:style-name="T11">Right (Contact)</text:span></text:p>
          </table:table-cell>
          <table:table-cell table:style-name="Table23.B6" office:value-type="string">
            <text:p text:style-name="Standard"><text:span text:style-name="T11">Name</text:span></text:p>
          </table:table-cell>
          <table:table-cell table:style-name="Table23.C6" office:value-type="string">
            <text:p text:style-name="Standard"><text:span text:style-name="T11">assignedMentor</text:span></text:p>
          </table:table-cell>
        </table:table-row>
        <text:soft-page-break/>
        <table:table-row table:style-name="Table23.1">
          <table:table-cell table:style-name="Table23.A7" office:value-type="string">
            <text:p text:style-name="Standard"><text:span text:style-name="T11">Right (Contact)</text:span></text:p>
          </table:table-cell>
          <table:table-cell table:style-name="Table23.B7" office:value-type="string">
            <text:p text:style-name="Standard"><text:span text:style-name="T11">Label</text:span></text:p>
          </table:table-cell>
          <table:table-cell table:style-name="Table23.C7" office:value-type="string">
            <text:p text:style-name="Standard"><text:span text:style-name="T11">Assigned Mentor</text:span></text:p>
          </table:table-cell>
        </table:table-row>
      </table:table>
      <text:p text:style-name="Standard"/>
      <text:p text:style-name="Standard"/>
      <text:p text:style-name="P8"><text:span text:style-name="T12">The left-side settings control how a related Engagements panel appears on a Contact record. The right-side settings define the Assigned Mentor link field on each Engagement record.</text:span></text:p>
      <text:p text:style-name="Standard"/>
      <table:table table:name="Table24" table:style-name="Table24">
        <table:table-column table:style-name="Table24.A"/>
        <table:table-row table:style-name="Table24.1">
          <table:table-cell table:style-name="Table24.A1" office:value-type="string">
            <text:p text:style-name="Standard"><text:span text:style-name="T13">Note: </text:span><text:span text:style-name="T12">With Select Filter set to 'All', the lookup popup will show all Contacts regardless of Contact Type. Users should be aware to select only Contacts marked as Mentors. A filtered lookup can be configured in a future enhancement.</text:span></text:p>
          </table:table-cell>
        </table:table-row>
      </table:table>
      <text:p text:style-name="Standard"/>
      <text:h text:style-name="Heading_20_3" text:outline-level="3"><text:span text:style-name="T7">2.8 Foreign Fields — Displaying Linked Entity Data</text:span></text:h>
      <text:p text:style-name="P8"><text:span text:style-name="T12">A Foreign field displays a value from a related entity by reaching through an existing link (relationship). It is a read-only mirror — the actual data lives on the related record, but it appears on this entity for display, filtering, sorting, and reporting purposes. Foreign fields are the standard way to surface data from a parent or related entity inside list views, search filters, and reports without requiring users to click through to the related record.</text:span></text:p>
      <text:p text:style-name="Standard"/>
      <text:h text:style-name="Heading_20_3" text:outline-level="3"><text:span text:style-name="T7">How Foreign Fields Work</text:span></text:h>
      <text:p text:style-name="P8"><text:span text:style-name="T12">A Foreign field requires a link (relationship) to already exist. It does not create a relationship; it follows one that has already been defined in the Relationships tab. Once configured, the Foreign field behaves like a regular field: it appears in list views, can be searched and filtered on, and can be referenced in reports and formulas. The displayed value updates when the source record changes or when the host record is linked to a different related record.</text:span></text:p>
      <text:p text:style-name="P8"><text:span text:style-name="T12">Foreign fields are most commonly used with Many-to-One links (the “many” side reaching up to the “one” side). With Many-to-Many links, behavior is undefined when the host record is linked to multiple related records, so Foreign fields should be limited to Many-to-One and One-to-One relationships in practice.</text:span></text:p>
      <text:p text:style-name="Standard"/>
      <text:h text:style-name="Heading_20_3" text:outline-level="3"><text:span text:style-name="T7">Step-by-Step: Adding a Foreign Field</text:span></text:h>
      <text:p text:style-name="P8"><text:span text:style-name="T12">The following steps assume the underlying link already exists. If the link has not been created yet, complete Section 2.5 first, then return here.</text:span></text:p>
      <text:p text:style-name="Standard"/>
      <text:h text:style-name="Heading_20_3" text:outline-level="3"><text:span text:style-name="T7">Step 1 — Open the Fields Tab</text:span></text:h>
      <text:p text:style-name="P8"><text:span text:style-name="T12">Navigate to: Admin → Entity Manager → [Entity that hosts the Foreign field] → Fields → Add Field.</text:span></text:p>
      <text:p text:style-name="Standard"/>
      <text:h text:style-name="Heading_20_3" text:outline-level="3"><text:span text:style-name="T7">Step 2 — Select the Foreign Field Type</text:span></text:h>
      <text:p text:style-name="P8"><text:span text:style-name="T12">In the field-type list, choose Foreign. The form will change to show Link and Field selectors specific to this type.</text:span></text:p>
      <text:p text:style-name="Standard"/>
      <text:h text:style-name="Heading_20_3" text:outline-level="3"><text:soft-page-break/><text:span text:style-name="T7">Step 3 — Choose the Link to Traverse</text:span></text:h>
      <text:p text:style-name="P8"><text:span text:style-name="T12">The Link dropdown lists the existing relationships defined on this entity. Pick the relationship that points to the entity whose data you want to display. If the link you need is not in the list, the relationship has not been created yet — return to Section 2.5 to add it.</text:span></text:p>
      <text:p text:style-name="Standard"/>
      <text:h text:style-name="Heading_20_3" text:outline-level="3"><text:span text:style-name="T7">Step 4 — Choose the Field on the Linked Entity</text:span></text:h>
      <text:p text:style-name="P8"><text:span text:style-name="T12">The Field dropdown lists the fields available on the related entity. Pick the field whose value should appear on this entity. Fields of type Varchar, Int, Float, Enum, Date, DateTime, Bool, and Text are all valid sources.</text:span></text:p>
      <text:p text:style-name="Standard"/>
      <text:h text:style-name="Heading_20_3" text:outline-level="3"><text:span text:style-name="T7">Step 5 — Set Name and Label, then Save</text:span></text:h>
      <text:p text:style-name="P8"><text:span text:style-name="T12">Enter an internal Name (camelCase, used in the API and formulas) and a Label (display name). Click Save. EspoCRM will populate the Foreign field on existing records during the next cache rebuild and on new records as they are created or linked.</text:span></text:p>
      <text:p text:style-name="Standard"/>
      <text:h text:style-name="Heading_20_3" text:outline-level="3"><text:span text:style-name="T7">Example: Mentor Email on Engagement</text:span></text:h>
      <text:p text:style-name="P8"><text:span text:style-name="T12">Building on the assignedMentor link created in Section 2.7, this configuration adds a Mentor Email Foreign field to the Engagement entity. The field will display the email address of whichever Contact is linked through assignedMentor, allowing the email to appear in Engagement list views and filters without joining to Contact in a report.</text:span></text:p>
      <text:p text:style-name="Standard"/>
      <table:table table:name="Table25" table:style-name="Table25">
        <table:table-column table:style-name="Table25.A"/>
        <table:table-column table:style-name="Table25.B"/>
        <table:table-row table:style-name="Table25.1">
          <table:table-cell table:style-name="Table25.A1" office:value-type="string">
            <text:p text:style-name="Standard"><text:span text:style-name="T10">Field</text:span></text:p>
          </table:table-cell>
          <table:table-cell table:style-name="Table25.A1" office:value-type="string">
            <text:p text:style-name="Standard"><text:span text:style-name="T10">Value</text:span></text:p>
          </table:table-cell>
        </table:table-row>
        <table:table-row table:style-name="Table25.1">
          <table:table-cell table:style-name="Table25.A2" office:value-type="string">
            <text:p text:style-name="Standard"><text:span text:style-name="T11">Type</text:span></text:p>
          </table:table-cell>
          <table:table-cell table:style-name="Table25.B2" office:value-type="string">
            <text:p text:style-name="Standard"><text:span text:style-name="T11">Foreign</text:span></text:p>
          </table:table-cell>
        </table:table-row>
        <table:table-row table:style-name="Table25.1">
          <table:table-cell table:style-name="Table25.A3" office:value-type="string">
            <text:p text:style-name="Standard"><text:span text:style-name="T11">Name</text:span></text:p>
          </table:table-cell>
          <table:table-cell table:style-name="Table25.B3" office:value-type="string">
            <text:p text:style-name="Standard"><text:span text:style-name="T11">assignedMentorEmailAddress</text:span></text:p>
          </table:table-cell>
        </table:table-row>
        <table:table-row table:style-name="Table25.1">
          <table:table-cell table:style-name="Table25.A4" office:value-type="string">
            <text:p text:style-name="Standard"><text:span text:style-name="T11">Label</text:span></text:p>
          </table:table-cell>
          <table:table-cell table:style-name="Table25.B4" office:value-type="string">
            <text:p text:style-name="Standard"><text:span text:style-name="T11">Mentor Email</text:span></text:p>
          </table:table-cell>
        </table:table-row>
        <table:table-row table:style-name="Table25.1">
          <table:table-cell table:style-name="Table25.A5" office:value-type="string">
            <text:p text:style-name="Standard"><text:span text:style-name="T11">Link</text:span></text:p>
          </table:table-cell>
          <table:table-cell table:style-name="Table25.B5" office:value-type="string">
            <text:p text:style-name="Standard"><text:span text:style-name="T11">assignedMentor</text:span></text:p>
          </table:table-cell>
        </table:table-row>
        <table:table-row table:style-name="Table25.1">
          <table:table-cell table:style-name="Table25.A6" office:value-type="string">
            <text:p text:style-name="Standard"><text:span text:style-name="T11">Field (on linked entity)</text:span></text:p>
          </table:table-cell>
          <table:table-cell table:style-name="Table25.B6" office:value-type="string">
            <text:p text:style-name="Standard"><text:span text:style-name="T11">emailAddress</text:span></text:p>
          </table:table-cell>
        </table:table-row>
      </table:table>
      <text:p text:style-name="Standard"/>
      <text:p text:style-name="P8"><text:span text:style-name="T12">After saving, every Engagement record will show the linked mentor’s email address as a read-only field. The field can be added to the Engagement list view, used as a search filter, and included in reports without any additional join configuration.</text:span></text:p>
      <text:p text:style-name="Standard"/>
      <text:h text:style-name="Heading_20_3" text:outline-level="3"><text:span text:style-name="T7">Important Constraints</text:span></text:h>
      <text:list xml:id="list214001153837555" text:continue-numbering="true" text:style-name="WWNum3">
        <text:list-item>
          <text:p text:style-name="P3"><text:span text:style-name="T12">Foreign fields are read-only on the host entity. To change the value, edit the source field on the related record (in the example above, edit the Contact’s email address) or change which related record is linked.</text:span></text:p>
        </text:list-item>
        <text:list-item>
          <text:p text:style-name="P3"><text:span text:style-name="T12">A Foreign field requires the link to exist before the field can be created. If the link is later removed, the Foreign field will become invalid and must be removed as well.</text:span></text:p>
        </text:list-item>
        <text:list-item>
          <text:p text:style-name="P3"><text:soft-page-break/><text:span text:style-name="T12">When the source record changes, the displayed value updates, but workflow triggers should still be configured on the source entity rather than the host entity. Workflow conditions evaluating a Foreign field on the host entity may not always fire on source-record changes.</text:span></text:p>
        </text:list-item>
        <text:list-item>
          <text:p text:style-name="P3"><text:span text:style-name="T12">Foreign fields should be used with Many-to-One and One-to-One links. Use with Many-to-Many links is not recommended — when the host record is linked to multiple related records, the displayed value is undefined.</text:span></text:p>
        </text:list-item>
      </text:list>
      <text:p text:style-name="Standard"/>
      <text:h text:style-name="Heading_20_3" text:outline-level="3"><text:span text:style-name="T7">2.9 One-to-One Relationships — In Depth</text:span></text:h>
      <text:h text:style-name="Heading_20_3" text:outline-level="3"><text:span text:style-name="T7">2.9.1 Overview</text:span></text:h>
      <text:p text:style-name="P8"><text:span text:style-name="T12">A one-to-one relationship links exactly one record on one side to exactly one record on the other side. Where many-to-one says “many engagements share one mentor” and many-to-many says “any contact can attend any session,” one-to-one says “this record corresponds to that record, and to no other on either side.”</text:span></text:p>
      <text:p text:style-name="P8"><text:span text:style-name="T12">One-to-one is the least common relationship type in practice. The CBM model uses many-to-many and many-to-one extensively but has no one-to-one relationships in production today. This is not unusual. Most data that initially looks like it calls for one-to-one is better modeled as fields directly on the parent entity (when the data is small and shares the parent’s lifecycle) or as a shared entity with a discriminator field (when several entity concepts overlap in most of their fields — Contact is CBM’s example, with contactType distinguishing Mentor, Client, Donor, and so on).</text:span></text:p>
      <text:p text:style-name="P8"><text:span text:style-name="T12">One-to-one earns its complexity when at least one of the following is true:</text:span></text:p>
      <text:list text:continue-list="list214002361974831" text:style-name="WWNum2">
        <text:list-item>
          <text:p text:style-name="P2"><text:span text:style-name="T12">The “child” data has an independent lifecycle from the parent (created, updated, or deleted on its own cadence).</text:span></text:p>
        </text:list-item>
        <text:list-item>
          <text:p text:style-name="P2"><text:span text:style-name="T12">The child data is optional — most parent records have no child at all.</text:span></text:p>
        </text:list-item>
        <text:list-item>
          <text:p text:style-name="P2"><text:span text:style-name="T12">The child is the CRM’s reflection of a record owned by an external system (an email platform profile, a payment gateway customer record, a third-party identity object).</text:span></text:p>
        </text:list-item>
        <text:list-item>
          <text:p text:style-name="P2"><text:span text:style-name="T12">The child holds sensitive data that needs its own access control independent of the parent.</text:span></text:p>
        </text:list-item>
        <text:list-item>
          <text:p text:style-name="P2"><text:span text:style-name="T12">The child is large enough that loading it on every read of the parent would be wasteful.</text:span></text:p>
        </text:list-item>
      </text:list>
      <text:p text:style-name="P8"><text:span text:style-name="T12">If none of these apply, prefer fields on the parent. If several apply, one-to-one is the right tool.</text:span></text:p>
      <text:p text:style-name="Standard"/>
      <text:h text:style-name="Heading_20_3" text:outline-level="3"><text:span text:style-name="T7">2.9.2 One-to-One Right vs One-to-One Left</text:span></text:h>
      <text:p text:style-name="P8"><text:span text:style-name="T12">EspoCRM offers two flavors of one-to-one, distinguished by which side holds the foreign key column in the underlying database table:</text:span></text:p>
      <text:list text:continue-numbering="true" text:style-name="WWNum2">
        <text:list-item>
          <text:p text:style-name="P2"><text:span text:style-name="T12">One-to-One Right — the foreign key lives on the right (foreign) entity. The left (source) entity has no FK column; it reaches the right side via the link.</text:span></text:p>
        </text:list-item>
        <text:list-item>
          <text:p text:style-name="P2"><text:span text:style-name="T12">One-to-One Left — the foreign key lives on the left (source) entity. The right entity has no FK column; it reaches the left side via the link.</text:span></text:p>
        </text:list-item>
      </text:list>
      <text:p text:style-name="P8"><text:span text:style-name="T12">Choosing between Right and Left is the single most consequential decision when defining a one-to-one relationship. The decision is not about which side “owns” the relationship </text:span><text:soft-page-break/><text:span text:style-name="T12">conceptually — both sides can see and traverse the link in the UI either way. It is about where the FK column physically lives, which has three practical consequences.</text:span></text:p>
      <text:p text:style-name="Standard"/>
      <table:table table:name="Table26" table:style-name="Table26">
        <table:table-column table:style-name="Table26.A"/>
        <table:table-column table:style-name="Table26.B" table:number-columns-repeated="2"/>
        <table:table-row table:style-name="Table26.1">
          <table:table-cell table:style-name="Table26.A1" office:value-type="string">
            <text:p text:style-name="Standard"><text:span text:style-name="T10">Aspect</text:span></text:p>
          </table:table-cell>
          <table:table-cell table:style-name="Table26.A1" office:value-type="string">
            <text:p text:style-name="Standard"><text:span text:style-name="T10">One-to-One Right</text:span></text:p>
          </table:table-cell>
          <table:table-cell table:style-name="Table26.A1" office:value-type="string">
            <text:p text:style-name="Standard"><text:span text:style-name="T10">One-to-One Left</text:span></text:p>
          </table:table-cell>
        </table:table-row>
        <table:table-row table:style-name="Table26.1">
          <table:table-cell table:style-name="Table26.A2" office:value-type="string">
            <text:p text:style-name="Standard"><text:span text:style-name="T11">FK column location</text:span></text:p>
          </table:table-cell>
          <table:table-cell table:style-name="Table26.B2" office:value-type="string">
            <text:p text:style-name="Standard"><text:span text:style-name="T11">Right (foreign) entity</text:span></text:p>
          </table:table-cell>
          <table:table-cell table:style-name="Table26.C2" office:value-type="string">
            <text:p text:style-name="Standard"><text:span text:style-name="T11">Left (source) entity</text:span></text:p>
          </table:table-cell>
        </table:table-row>
        <table:table-row table:style-name="Table26.1">
          <table:table-cell table:style-name="Table26.A3" office:value-type="string">
            <text:p text:style-name="Standard"><text:span text:style-name="T11">Faster joins from</text:span></text:p>
          </table:table-cell>
          <table:table-cell table:style-name="Table26.B3" office:value-type="string">
            <text:p text:style-name="Standard"><text:span text:style-name="T11">The right side (which carries the index)</text:span></text:p>
          </table:table-cell>
          <table:table-cell table:style-name="Table26.C3" office:value-type="string">
            <text:p text:style-name="Standard"><text:span text:style-name="T11">The left side (which carries the index)</text:span></text:p>
          </table:table-cell>
        </table:table-row>
        <table:table-row table:style-name="Table26.1">
          <table:table-cell table:style-name="Table26.A4" office:value-type="string">
            <text:p text:style-name="Standard"><text:span text:style-name="T11">Best when</text:span></text:p>
          </table:table-cell>
          <table:table-cell table:style-name="Table26.B4" office:value-type="string">
            <text:p text:style-name="Standard"><text:span text:style-name="T11">The right side is queried often; most lefts have no right counterpart so a null column on the left would be wasted</text:span></text:p>
          </table:table-cell>
          <table:table-cell table:style-name="Table26.C4" office:value-type="string">
            <text:p text:style-name="Standard"><text:span text:style-name="T11">The left side is queried often; most lefts do have a right counterpart</text:span></text:p>
          </table:table-cell>
        </table:table-row>
        <table:table-row table:style-name="Table26.1">
          <table:table-cell table:style-name="Table26.A5" office:value-type="string">
            <text:p text:style-name="Standard"><text:span text:style-name="T11">External-system mirrors</text:span></text:p>
          </table:table-cell>
          <table:table-cell table:style-name="Table26.B5" office:value-type="string">
            <text:p text:style-name="Standard"><text:span text:style-name="T11">Conventional. FK on the mirror keeps the system-of-record side clean.</text:span></text:p>
          </table:table-cell>
          <table:table-cell table:style-name="Table26.C5" office:value-type="string">
            <text:p text:style-name="Standard"><text:span text:style-name="T11">Less common.</text:span></text:p>
          </table:table-cell>
        </table:table-row>
        <table:table-row table:style-name="Table26.1">
          <table:table-cell table:style-name="Table26.A6" office:value-type="string">
            <text:p text:style-name="Standard"><text:span text:style-name="T11">Changeable after save</text:span></text:p>
          </table:table-cell>
          <table:table-cell table:style-name="Table26.B6" office:value-type="string">
            <text:p text:style-name="Standard"><text:span text:style-name="T11">No (server-side metadata edits required)</text:span></text:p>
          </table:table-cell>
          <table:table-cell table:style-name="Table26.C6" office:value-type="string">
            <text:p text:style-name="Standard"><text:span text:style-name="T11">No (server-side metadata edits required)</text:span></text:p>
          </table:table-cell>
        </table:table-row>
      </table:table>
      <text:p text:style-name="Standard"/>
      <text:p text:style-name="P8"><text:span text:style-name="T13">Query performance. </text:span><text:span text:style-name="T12">Joins from the side that holds the FK are faster than joins from the side that does not, because the FK side carries the index. If one side is queried far more often than the other (in list views, reports, or formulas), put the FK on that side.</text:span></text:p>
      <text:p text:style-name="P8"><text:span text:style-name="T13">Optional vs mandatory shape. </text:span><text:span text:style-name="T12">If most records on one side have no counterpart on the other, putting the FK on the side that is usually present keeps the side that is usually empty free of null columns. Putting the FK on the always-empty side would waste storage.</text:span></text:p>
      <text:p text:style-name="P8"><text:span text:style-name="T13">Data ownership boundaries. </text:span><text:span text:style-name="T12">When the child entity represents data from an external system (an external profile, a payment customer, an identity provider record), the FK conventionally lives on the child. This makes it visible in the data model that the child is “the mirror” and the parent is the system of record on the CRM side.</text:span></text:p>
      <text:p text:style-name="P8"><text:span text:style-name="T12">When you create a one-to-one relationship through Entity Manager, the dialog presents the two options. There is no UI affordance to switch between them after the relationship is saved — converting Right to Left, or vice versa, requires manual edits to PHP class definitions and JSON metadata on the server. Decide before saving.</text:span></text:p>
      <text:p text:style-name="Standard"/>
      <text:h text:style-name="Heading_20_3" text:outline-level="3"><text:span text:style-name="T7">2.9.3 What EspoCRM Creates Under the Hood</text:span></text:h>
      <text:p text:style-name="P8"><text:span text:style-name="T12">When you save a one-to-one relationship, EspoCRM performs the following actions:</text:span></text:p>
      <text:list text:continue-numbering="true" text:style-name="WWNum2">
        <text:list-item>
          <text:p text:style-name="P2"><text:span text:style-name="T12">Adds a link field on each side. The side opposite the FK gets a virtual link (resolved via reverse traversal of the FK); the side holding the FK gets a real link backed by the FK column.</text:span></text:p>
        </text:list-item>
        <text:list-item>
          <text:p text:style-name="P2"><text:span text:style-name="T12">Adds the FK column to the underlying database table on the chosen side. The column is named after the link with “Id” appended (e.g., contactId, mailingPlatformProfileId).</text:span></text:p>
        </text:list-item>
        <text:list-item>
          <text:p text:style-name="P2"><text:span text:style-name="T12">Adds a unique index on the FK column. This is the mechanism that enforces one-to-one at the database layer — without the unique index, the relationship would behave as many-to-one.</text:span></text:p>
        </text:list-item>
        <text:list-item>
          <text:p text:style-name="P2"><text:soft-page-break/><text:span text:style-name="T12">Registers the link in the entity’s metadata definitions so that the API, list views, the layout manager, and the formula engine can read and write through it.</text:span></text:p>
        </text:list-item>
      </text:list>
      <text:p text:style-name="P8"><text:span text:style-name="T12">The link field appears in the Fields tab of each entity after creation, where it can be added to detail and edit layouts like any other field. The FK column itself does not appear in the Fields tab — it is managed entirely through the link.</text:span></text:p>
      <text:p text:style-name="Standard"/>
      <text:h text:style-name="Heading_20_3" text:outline-level="3"><text:span text:style-name="T7">2.9.4 Uniqueness Constraint and Cardinality Enforcement</text:span></text:h>
      <text:p text:style-name="P8"><text:span text:style-name="T12">The unique index on the FK column means that any attempt to link a target record that is already linked to another host record will be rejected at the database layer. This applies whether the link is set through the UI, the API, the formula engine, or a workflow rule. The constraint is what distinguishes one-to-one from many-to-one structurally.</text:span></text:p>
      <text:p text:style-name="P8"><text:span text:style-name="T12">The practical consequence is that to re-link a target to a different host, you must first unlink it from its current host, then link it to the new host. There is no atomic swap. The order matters: if you try to link the target to a new host before unlinking the old one, the operation fails with a unique-constraint violation and the original link remains in place.</text:span></text:p>
      <text:p text:style-name="P8"><text:span text:style-name="T12">This is the correct behavior for one-to-one, but it does surprise users who expect “link” to be a single-step operation. If your operational workflow involves frequently re-pointing the same target to different hosts, that is a strong signal that many-to-one is the correct model, not one-to-one.</text:span></text:p>
      <text:p text:style-name="Standard"/>
      <text:h text:style-name="Heading_20_3" text:outline-level="3"><text:span text:style-name="T7">2.9.5 Step-by-Step: Creating a One-to-One Relationship</text:span></text:h>
      <text:h text:style-name="Heading_20_3" text:outline-level="3"><text:span text:style-name="T7">Step 1 — Open Entity Manager</text:span></text:h>
      <text:p text:style-name="P8"><text:span text:style-name="T12">Navigate to: Admin — Entity Manager — [Your Entity] — Relationships — Add Relationship.</text:span></text:p>
      <text:h text:style-name="Heading_20_3" text:outline-level="3"><text:span text:style-name="T7">Step 2 — Select Relationship Type</text:span></text:h>
      <text:p text:style-name="P8"><text:span text:style-name="T12">In the Type dropdown, select either One-to-One Right or One-to-One Left. Refer to Section 2.9.2 for guidance on choosing. The decision cannot be reversed through the UI after saving, so make it deliberately.</text:span></text:p>
      <text:h text:style-name="Heading_20_3" text:outline-level="3"><text:span text:style-name="T7">Step 3 — Configure Both Sides</text:span></text:h>
      <text:p text:style-name="P8"><text:span text:style-name="T12">Configure each side’s Name and Label fields. As with all relationships in EspoCRM, both sides are configured in the same dialog — see Section 2.4 for the bi-directional behavior these fields produce on the foreign entity.</text:span></text:p>
      <text:h text:style-name="Heading_20_3" text:outline-level="3"><text:span text:style-name="T7">Step 4 — Save</text:span></text:h>
      <text:p text:style-name="P8"><text:span text:style-name="T12">Click Save. EspoCRM creates the link field on each side, adds the FK column with its unique index to the underlying database table, and registers the relationship in the entity metadata. Both link fields are now available to be added to layouts via the Fields tab and the Detail/Edit layout editors.</text:span></text:p>
      <text:h text:style-name="Heading_20_3" text:outline-level="3"><text:span text:style-name="T7">Step 5 — Add the Link Fields to Layouts</text:span></text:h>
      <text:p text:style-name="P8"><text:span text:style-name="T12">By default, neither link field appears in the detail or edit view of either entity even after the relationship is saved. To make the link visible and editable in the UI, add the appropriate link field to each entity’s Detail View and Edit View layouts (Admin — Entity Manager — [Entity] — </text:span><text:soft-page-break/><text:span text:style-name="T12">Layouts — Detail / Edit). To show the linked record as its own panel rather than a single inline field, follow Section 3 (Adding a Related Panel to an Entity Detail View) for either side.</text:span></text:p>
      <text:p text:style-name="Standard"/>
      <text:h text:style-name="Heading_20_3" text:outline-level="3"><text:span text:style-name="T7">2.9.6 Example: Mailing Platform Profile on Contact</text:span></text:h>
      <text:p text:style-name="P8"><text:span text:style-name="T12">Consider this scenario: CBM integrates with an external email marketing platform. Each Contact who has subscribed to CBM’s email communications has exactly one profile record in the external platform; Contacts who have never subscribed have no profile at all. The profile holds platform-side state — the external system’s contact identifier, the current subscription status, the timestamp of the last sync, and the set of email lists the Contact belongs to.</text:span></text:p>
      <text:p text:style-name="P8"><text:span text:style-name="T12">This is a candidate for one-to-one because:</text:span></text:p>
      <text:list text:continue-numbering="true" text:style-name="WWNum2">
        <text:list-item>
          <text:p text:style-name="P2"><text:span text:style-name="T12">The profile data has its own lifecycle (created on first subscribe, removed on hard unsubscribe, possibly re-created later).</text:span></text:p>
        </text:list-item>
        <text:list-item>
          <text:p text:style-name="P2"><text:span text:style-name="T12">Most Contacts will have no profile, so the relationship is optional on the Contact side.</text:span></text:p>
        </text:list-item>
        <text:list-item>
          <text:p text:style-name="P2"><text:span text:style-name="T12">The profile represents data owned by an external system, not by CBM.</text:span></text:p>
        </text:list-item>
        <text:list-item>
          <text:p text:style-name="P2"><text:span text:style-name="T12">If CBM ever switches email platforms, the profile entity can be swapped out without changing the Contact entity itself.</text:span></text:p>
        </text:list-item>
      </text:list>
      <text:p text:style-name="P8"><text:span text:style-name="T12">The alternative — adding mailingPlatformContactId, mailingPlatformSubscriptionStatus, mailingPlatformLastSyncedAt, and a multi-enum mailingPlatformLists directly to Contact — also works, and is simpler. Reasonable people would choose either way. This example chooses one-to-one to illustrate the pattern; in a real implementation the platform-swappability and independent-lifecycle arguments would need to be weighed against the simplicity of fields-on-Contact.</text:span></text:p>
      <text:p text:style-name="P8"><text:span text:style-name="T13">Configuration:</text:span></text:p>
      <text:p text:style-name="Standard"/>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Standard"><text:span text:style-name="T10">Field</text:span></text:p>
          </table:table-cell>
          <table:table-cell table:style-name="Table27.A1" office:value-type="string">
            <text:p text:style-name="Standard"><text:span text:style-name="T10">Value</text:span></text:p>
          </table:table-cell>
          <table:table-cell table:style-name="Table27.A1" office:value-type="string">
            <text:p text:style-name="Standard"><text:span text:style-name="T10">Notes</text:span></text:p>
          </table:table-cell>
        </table:table-row>
        <table:table-row table:style-name="Table27.1">
          <table:table-cell table:style-name="Table27.A2" office:value-type="string">
            <text:p text:style-name="Standard"><text:span text:style-name="T11">Type</text:span></text:p>
          </table:table-cell>
          <table:table-cell table:style-name="Table27.B2" office:value-type="string">
            <text:p text:style-name="Standard"><text:span text:style-name="T11">One-to-One Right</text:span></text:p>
          </table:table-cell>
          <table:table-cell table:style-name="Table27.C2" office:value-type="string">
            <text:p text:style-name="Standard"><text:span text:style-name="T11">FK lives on MailingPlatformProfile (the external-system mirror); Contact has no FK column.</text:span></text:p>
          </table:table-cell>
        </table:table-row>
        <table:table-row table:style-name="Table27.1">
          <table:table-cell table:style-name="Table27.A3" office:value-type="string">
            <text:p text:style-name="Standard"><text:span text:style-name="T11">Left Entity (host)</text:span></text:p>
          </table:table-cell>
          <table:table-cell table:style-name="Table27.B3" office:value-type="string">
            <text:p text:style-name="Standard"><text:span text:style-name="T11">Contact</text:span></text:p>
          </table:table-cell>
          <table:table-cell table:style-name="Table27.C3" office:value-type="string">
            <text:p text:style-name="Standard"><text:span text:style-name="T11">The CRM-owned record. Reaches the profile via the link.</text:span></text:p>
          </table:table-cell>
        </table:table-row>
        <table:table-row table:style-name="Table27.1">
          <table:table-cell table:style-name="Table27.A4" office:value-type="string">
            <text:p text:style-name="Standard"><text:span text:style-name="T11">Right Entity (foreign)</text:span></text:p>
          </table:table-cell>
          <table:table-cell table:style-name="Table27.B4" office:value-type="string">
            <text:p text:style-name="Standard"><text:span text:style-name="T11">MailingPlatformProfile</text:span></text:p>
          </table:table-cell>
          <table:table-cell table:style-name="Table27.C4" office:value-type="string">
            <text:p text:style-name="Standard"><text:span text:style-name="T11">The external-system mirror. Holds the FK column contactId.</text:span></text:p>
          </table:table-cell>
        </table:table-row>
        <table:table-row table:style-name="Table27.1">
          <table:table-cell table:style-name="Table27.A5" office:value-type="string">
            <text:p text:style-name="Standard"><text:span text:style-name="T11">Left Name</text:span></text:p>
          </table:table-cell>
          <table:table-cell table:style-name="Table27.B5" office:value-type="string">
            <text:p text:style-name="Standard"><text:span text:style-name="T11">mailingPlatformProfile</text:span></text:p>
          </table:table-cell>
          <table:table-cell table:style-name="Table27.C5" office:value-type="string">
            <text:p text:style-name="Standard"><text:span text:style-name="T11">Singular. The link field that appears on Contact.</text:span></text:p>
          </table:table-cell>
        </table:table-row>
        <table:table-row table:style-name="Table27.1">
          <table:table-cell table:style-name="Table27.A6" office:value-type="string">
            <text:p text:style-name="Standard"><text:span text:style-name="T11">Left Label</text:span></text:p>
          </table:table-cell>
          <table:table-cell table:style-name="Table27.B6" office:value-type="string">
            <text:p text:style-name="Standard"><text:span text:style-name="T11">Mailing Platform Profile</text:span></text:p>
          </table:table-cell>
          <table:table-cell table:style-name="Table27.C6" office:value-type="string">
            <text:p text:style-name="Standard"><text:span text:style-name="T11">Display label of the link field on Contact.</text:span></text:p>
          </table:table-cell>
        </table:table-row>
        <table:table-row table:style-name="Table27.1">
          <table:table-cell table:style-name="Table27.A7" office:value-type="string">
            <text:p text:style-name="Standard"><text:span text:style-name="T11">Right Name</text:span></text:p>
          </table:table-cell>
          <table:table-cell table:style-name="Table27.B7" office:value-type="string">
            <text:p text:style-name="Standard"><text:span text:style-name="T11">contact</text:span></text:p>
          </table:table-cell>
          <table:table-cell table:style-name="Table27.C7" office:value-type="string">
            <text:p text:style-name="Standard"><text:span text:style-name="T11">Singular. The link field that appears on MailingPlatformProfile.</text:span></text:p>
          </table:table-cell>
        </table:table-row>
        <table:table-row table:style-name="Table27.1">
          <table:table-cell table:style-name="Table27.A8" office:value-type="string">
            <text:p text:style-name="Standard"><text:span text:style-name="T11">Right Label</text:span></text:p>
          </table:table-cell>
          <table:table-cell table:style-name="Table27.B8" office:value-type="string">
            <text:p text:style-name="Standard"><text:span text:style-name="T11">Contact</text:span></text:p>
          </table:table-cell>
          <table:table-cell table:style-name="Table27.C8" office:value-type="string">
            <text:p text:style-name="Standard"><text:span text:style-name="T11">Display label of the link field on MailingPlatformProfile.</text:span></text:p>
          </table:table-cell>
        </table:table-row>
        <table:table-row table:style-name="Table27.1">
          <table:table-cell table:style-name="Table27.A9" office:value-type="string">
            <text:p text:style-name="Standard"><text:span text:style-name="T11">Audited</text:span></text:p>
          </table:table-cell>
          <table:table-cell table:style-name="Table27.B9" office:value-type="string">
            <text:p text:style-name="Standard"><text:span text:style-name="T11">Yes (both sides)</text:span></text:p>
          </table:table-cell>
          <table:table-cell table:style-name="Table27.C9" office:value-type="string">
            <text:p text:style-name="Standard"><text:span text:style-name="T11">Logs link and unlink events to the </text:span><text:soft-page-break/><text:span text:style-name="T11">activity stream of both entities.</text:span></text:p>
          </table:table-cell>
        </table:table-row>
      </table:table>
      <text:p text:style-name="Standard"/>
      <text:p text:style-name="P8"><text:span text:style-name="T12">After saving, EspoCRM creates the mailingPlatformProfile link on Contact and the contact link on MailingPlatformProfile, adds a contactId column with a unique index to the mailing_platform_profile table, and registers both link fields in entity metadata. Either link field can then be added to its entity’s Detail View and Edit View layouts to make the link visible in the UI.</text:span></text:p>
      <text:p text:style-name="P8"><text:span text:style-name="T13">In use. </text:span><text:span text:style-name="T12">A staff user opening a Contact detail page sees the linked MailingPlatformProfile through the link field on Contact (or through a related panel on the Contact detail view, configured per Section 3). A staff user opening a MailingPlatformProfile detail page sees the linked Contact through the link field on MailingPlatformProfile. Attempting to link a MailingPlatformProfile that is already linked to a different Contact will fail with a unique-constraint violation; the existing link must be removed first.</text:span></text:p>
      <text:p text:style-name="Standard"/>
      <text:h text:style-name="Heading_20_3" text:outline-level="3"><text:span text:style-name="T7">2.9.7 Foreign Fields Across a One-to-One Link</text:span></text:h>
      <text:p text:style-name="P8"><text:span text:style-name="T12">Foreign fields (Section 2.8) work the same way across a one-to-one link as they do across a many-to-one link. From either side of the link, you can reach across to the linked entity and pull a field through as a read-only mirror on the host entity.</text:span></text:p>
      <text:p text:style-name="P8"><text:span text:style-name="T12">For the example above, useful Foreign fields might include:</text:span></text:p>
      <text:list xml:id="list214001938246927" text:continue-numbering="true" text:style-name="WWNum2">
        <text:list-item>
          <text:p text:style-name="P2"><text:span text:style-name="T12">On Contact: mailingPlatformSubscriptionStatus, read-through from the linked MailingPlatformProfile. This allows list views and filters on Contact to show subscription status directly without joining to the profile entity in a report.</text:span></text:p>
        </text:list-item>
        <text:list-item>
          <text:p text:style-name="P2"><text:span text:style-name="T12">On MailingPlatformProfile: contactEmailAddress, read-through from the linked Contact. This allows list views of profile records to show the corresponding email address without joining to Contact.</text:span></text:p>
        </text:list-item>
      </text:list>
      <text:p text:style-name="P8"><text:span text:style-name="T12">Unlike many-to-many relationships — where Foreign fields can return undefined values when the host is linked to multiple targets — one-to-one Foreign fields are always well-defined, because the linked target is always either exactly one record or none.</text:span></text:p>
      <text:p text:style-name="Standard"/>
      <text:h text:style-name="Heading_20_3" text:outline-level="3"><text:span text:style-name="T7">2.9.8 Common Pitfalls and When NOT to Use One-to-One</text:span></text:h>
      <text:p text:style-name="P8"><text:span text:style-name="T13">Re-pointing is two-step, not atomic. </text:span><text:span text:style-name="T12">The unique constraint means moving a target from one host to another requires unlinking first, then linking. Workflows or formulas that “swap” the target between hosts must perform both steps in sequence. If frequent re-pointing is required by the operational workflow, many-to-one is the better fit.</text:span></text:p>
      <text:p text:style-name="P8"><text:span text:style-name="T13">Right vs Left cannot be changed through the UI. </text:span><text:span text:style-name="T12">Once saved, switching the FK side requires server-side metadata edits to PHP class definitions and JSON files. Decide deliberately before saving — see Section 2.9.2.</text:span></text:p>
      <text:p text:style-name="P8"><text:span text:style-name="T13">Optional vs mandatory on each side is configured separately. </text:span><text:span text:style-name="T12">A one-to-one link can be optional on both sides (the most common case), mandatory on one side, or mandatory on both. Making the link mandatory on both sides creates a “no orphans” rule that is difficult to satisfy at record-creation time, because the second-created record cannot save without the first existing first, and the first cannot save without a link to a record that does not yet exist. Mandatory-on-both is rare and usually wrong.</text:span></text:p>
      <text:p text:style-name="P8"><text:soft-page-break/><text:span text:style-name="T13">Reconsider before reaching for one-to-one. </text:span><text:span text:style-name="T12">Most apparent one-to-one cases are better modeled as fields on the parent entity (when the data is small and shares the parent’s lifecycle) or as a shared entity with a discriminator field (when several entity concepts overlap in most of their fields, as Contact does for Mentor, Client, Donor, and so on in CBM — see the Entity Inventory). One-to-one is the right answer when the child has an independent lifecycle, optional cardinality, external-system ownership, or independent access control. If none of those apply, the simpler design is almost always better.</text:span></text:p>
      <text:p text:style-name="P8"><text:span text:style-name="T12"/></text:p>
      <text:h text:style-name="P1" text:outline-level="3"><text:span text:style-name="T7">2.9.</text:span><text:span text:style-name="T8">9 The rule for deciding one-to-OneR vs One-to-OneL </text:span></text:h>
      <text:p text:style-name="Text_20_body"><text:span text:style-name="Strong_20_Emphasis">Step 1: Decide which physical entity should hold the FK</text:span> (apply the conventions: optional side, or external-mirror side).</text:p>
      <text:p text:style-name="Text_20_body"><text:span text:style-name="Strong_20_Emphasis">Step 2: Pick Left or Right based on where you're configuring from:</text:span></text:p>
      <text:list text:style-name="L1">
        <text:list-item>
          <text:p text:style-name="P10">If you're in the Entity Manager of the entity that <text:span text:style-name="Emphasis">should</text:span> hold the FK → choose <text:span text:style-name="Strong_20_Emphasis">One-to-One Left</text:span> </text:p>
        </text:list-item>
        <text:list-item>
          <text:p text:style-name="P9">If you're in the Entity Manager of the entity that should <text:span text:style-name="Emphasis">not</text:span> hold the FK → choose <text:span text:style-name="Strong_20_Emphasis">One-to-One Right</text:span> </text:p>
        </text:list-item>
      </text:list>
      <text:p text:style-name="Text_20_body">Result is identical either way. Right and Left aren't different relationship types — they're the same relationship described from different starting points.</text:p>
      <text:h text:style-name="Heading_20_3" text:outline-level="3">The 90% case</text:h>
      <text:p text:style-name="Text_20_body">You're almost always going to be adding a 1:1 from an established entity (Contact, Account, Engagement) to a new/optional/external child entity (a profile, a mirror record, an integration log). The natural workflow is to open the <text:span text:style-name="Strong_20_Emphasis">established entity's</text:span> Entity Manager and add the relationship from there.</text:p>
      <text:p text:style-name="Text_20_body">In that scenario:</text:p>
      <text:list text:style-name="L2">
        <text:list-item>
          <text:p text:style-name="P12">Your established entity is on the Left (it's the one whose EM you're in) </text:p>
        </text:list-item>
        <text:list-item>
          <text:p text:style-name="P12">The new/optional/external entity is on the Right </text:p>
        </text:list-item>
        <text:list-item>
          <text:p text:style-name="P11">The FK should go on the optional/external side → that's the Right side → choose <text:span text:style-name="Strong_20_Emphasis">One-to-One Right</text:span> </text:p>
        </text:list-item>
      </text:list>
      <text:p text:style-name="Text_20_body">So the practical heuristic boils down to: <text:span text:style-name="Strong_20_Emphasis">start from your main entity's EM, pick One-to-One Right.</text:span> That covers the overwhelming majority of cases.</text:p>
      <text:h text:style-name="Heading_20_3" text:outline-level="3">Worked example: Contact ↔ MailingPlatformProfile</text:h>
      <text:list text:style-name="L3">
        <text:list-item>
          <text:p text:style-name="P14">Profile is optional (most Contacts won't have one) and mirrors an external system → FK should be on Profile. </text:p>
        </text:list-item>
        <text:list-item>
          <text:p text:style-name="P14">Natural starting point: Contact's EM (Contact already exists in your data). </text:p>
        </text:list-item>
        <text:list-item>
          <text:p text:style-name="P14">From Contact's EM: Contact = Left, Profile = Right. </text:p>
        </text:list-item>
        <text:list-item>
          <text:p text:style-name="P13">FK should be on the Right side → choose <text:span text:style-name="Strong_20_Emphasis">One-to-One Right.</text:span> ✓ </text:p>
        </text:list-item>
      </text:list>
      <text:p text:style-name="Text_20_body">If instead you were defining Profile first and adding the link from Profile's EM, Profile would be Left and Contact would be Right, so you'd pick <text:span text:style-name="Strong_20_Emphasis">One-to-One Left</text:span> to put the FK on Profile. Same physical relationship, same FK placement, different name in the dialog.</text:p>
      <text:h text:style-name="Heading_20_3" text:outline-level="3"><text:soft-page-break/>Quick reference</text:h>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Table_20_Heading">You're configuring from…</text:p>
            </table:table-cell>
            <table:table-cell table:style-name="Table48.A1" office:value-type="string">
              <text:p text:style-name="Table_20_Heading">And the FK belongs on…</text:p>
            </table:table-cell>
            <table:table-cell table:style-name="Table48.A1" office:value-type="string">
              <text:p text:style-name="Table_20_Heading">Pick</text:p>
            </table:table-cell>
          </table:table-row>
        </table:table-header-rows>
        <table:table-row>
          <table:table-cell table:style-name="Table48.A1" office:value-type="string">
            <text:p text:style-name="Table_20_Contents">Established entity's EM</text:p>
          </table:table-cell>
          <table:table-cell table:style-name="Table48.A1" office:value-type="string">
            <text:p text:style-name="Table_20_Contents">The other (optional/external) side</text:p>
          </table:table-cell>
          <table:table-cell table:style-name="Table48.A1" office:value-type="string">
            <text:p text:style-name="Table_20_Contents"><text:span text:style-name="Strong_20_Emphasis">One-to-One Right</text:span></text:p>
          </table:table-cell>
        </table:table-row>
        <table:table-row>
          <table:table-cell table:style-name="Table48.A1" office:value-type="string">
            <text:p text:style-name="Table_20_Contents">Optional/external entity's EM</text:p>
          </table:table-cell>
          <table:table-cell table:style-name="Table48.A1" office:value-type="string">
            <text:p text:style-name="Table_20_Contents">This entity (the one you're in)</text:p>
          </table:table-cell>
          <table:table-cell table:style-name="Table48.A1" office:value-type="string">
            <text:p text:style-name="Table_20_Contents"><text:span text:style-name="Strong_20_Emphasis">One-to-One Left</text:span></text:p>
          </table:table-cell>
        </table:table-row>
        <table:table-row>
          <table:table-cell table:style-name="Table48.A1" office:value-type="string">
            <text:p text:style-name="Table_20_Contents">When in doubt</text:p>
          </table:table-cell>
          <table:table-cell table:style-name="Table48.A1" office:value-type="string">
            <text:p text:style-name="Table_20_Contents">—</text:p>
          </table:table-cell>
          <table:table-cell table:style-name="Table48.A1" office:value-type="string">
            <text:p text:style-name="Table_20_Contents">Start from the established entity's EM and use <text:span text:style-name="Strong_20_Emphasis">Right</text:span></text:p>
          </table:table-cell>
        </table:table-row>
      </table:table>
      <text:p text:style-name="P8"><text:span text:style-name="T12"/></text:p>
      <text:p text:style-name="Standard"/>
      <text:h text:style-name="Heading_20_1" text:outline-level="1"><text:span text:style-name="T3">UI Configuration</text:span></text:h>
      <text:p text:style-name="Standard"/>
      <text:h text:style-name="Heading_20_2" text:outline-level="2"><text:span text:style-name="T4">3. Adding a Related Panel to an Entity Detail View</text:span></text:h>
      <text:p text:style-name="Standard"/>
      <text:p text:style-name="P8"><text:span text:style-name="T12">Once a relationship exists between two entities, you can display a related records panel on the detail view of either entity. This allows users to see, add, and edit linked records without leaving the parent record's page.</text:span></text:p>
      <text:p text:style-name="Standard"/>
      <text:p text:style-name="P8"><text:span text:style-name="T12">A common example for CBM: after defining a relationship between Account and Engagement, you can add an Engagements panel to the Account detail view so that anyone viewing a company record can immediately see all associated engagements.</text:span></text:p>
      <text:p text:style-name="Standard"/>
      <text:h text:style-name="Heading_20_3" text:outline-level="3"><text:span text:style-name="T7">3.1 Prerequisites</text:span></text:h>
      <text:p text:style-name="P8"><text:span text:style-name="T12">Before adding the panel, confirm the following:</text:span></text:p>
      <text:p text:style-name="Standard"/>
      <text:list text:continue-list="list214001938246927" text:style-name="WWNum2">
        <text:list-item>
          <text:p text:style-name="P2"><text:span text:style-name="T12">A relationship between the two entities already exists (see Section 2).</text:span></text:p>
        </text:list-item>
        <text:list-item>
          <text:p text:style-name="P2"><text:span text:style-name="T12">You know which entity's detail view you want to add the panel to (e.g., Account).</text:span></text:p>
        </text:list-item>
      </text:list>
      <text:p text:style-name="Standard"/>
      <text:h text:style-name="Heading_20_3" text:outline-level="3"><text:span text:style-name="T7">3.2 Step-by-Step: Adding the Panel</text:span></text:h>
      <text:p text:style-name="Standard"/>
      <text:h text:style-name="Heading_20_3" text:outline-level="3"><text:span text:style-name="T7">Step 1 — Open the Bottom Panels Layout</text:span></text:h>
      <text:p text:style-name="P8"><text:span text:style-name="T12">Navigate to: Admin → Entity Manager → Account → Layouts → Bottom Panels</text:span></text:p>
      <text:p text:style-name="Standard"/>
      <text:h text:style-name="Heading_20_3" text:outline-level="3"><text:span text:style-name="T7">Step 2 — Locate the Related Panel</text:span></text:h>
      <text:p text:style-name="P8"><text:span text:style-name="T12">The Bottom Panels layout shows all available relationship panels for this entity. Find the Engagements panel in the list. If it is currently disabled, it will appear in the disabled/hidden section.</text:span></text:p>
      <text:p text:style-name="Standard"><text:soft-page-break/></text:p>
      <text:h text:style-name="Heading_20_3" text:outline-level="3"><text:span text:style-name="T7">Step 3 — Enable the Panel</text:span></text:h>
      <text:p text:style-name="P8"><text:span text:style-name="T12">Drag the Engagements panel into the active area, or click the enable toggle next to it. Reorder panels by dragging them to your preferred position.</text:span></text:p>
      <text:p text:style-name="Standard"/>
      <text:h text:style-name="Heading_20_3" text:outline-level="3"><text:span text:style-name="T7">Step 4 — Save</text:span></text:h>
      <text:p text:style-name="P8"><text:span text:style-name="T12">Click Save. Refresh the page and open any Account record — the Engagements panel will now appear on the detail view.</text:span></text:p>
      <text:p text:style-name="Standard"/>
      <text:h text:style-name="Heading_20_3" text:outline-level="3"><text:span text:style-name="T7">3.3 Using the Panel</text:span></text:h>
      <text:p text:style-name="P8"><text:span text:style-name="T12">Once the panel is visible on an Account detail page, users can:</text:span></text:p>
      <text:p text:style-name="Standard"/>
      <text:list text:continue-numbering="true" text:style-name="WWNum2">
        <text:list-item>
          <text:p text:style-name="P2"><text:span text:style-name="T12">View all Engagements linked to that Account in a summary list.</text:span></text:p>
        </text:list-item>
        <text:list-item>
          <text:p text:style-name="P2"><text:span text:style-name="T12">Click any Engagement record in the panel to open its full detail view.</text:span></text:p>
        </text:list-item>
        <text:list-item>
          <text:p text:style-name="P2"><text:span text:style-name="T12">Click the Create button (plus icon) within the panel to add a new Engagement directly linked to that Account.</text:span></text:p>
        </text:list-item>
        <text:list-item>
          <text:p text:style-name="P2"><text:span text:style-name="T12">Click the Edit button on any listed Engagement to modify it inline or open it for full editing.</text:span></text:p>
        </text:list-item>
      </text:list>
      <text:p text:style-name="Standard"/>
      <table:table table:name="Table28" table:style-name="Table28">
        <table:table-column table:style-name="Table28.A"/>
        <table:table-row table:style-name="Table28.1">
          <table:table-cell table:style-name="Table28.A1" office:value-type="string">
            <text:p text:style-name="Standard"><text:span text:style-name="T13">Note: </text:span><text:span text:style-name="T12">The columns shown in the panel are controlled by the Engagement entity's List (Small) layout, not the Account layout or the regular List View. To change which fields appear in the panel summary, go to: Admin → Entity Manager → Engagement → Layouts → List (Small). See Section 4 for details.</text:span></text:p>
          </table:table-cell>
        </table:table-row>
      </table:table>
      <text:p text:style-name="Standard"/>
      <text:h text:style-name="Heading_20_2" text:outline-level="2"><text:span text:style-name="T4">4. Configuring Fields Shown in a Relationship Panel</text:span></text:h>
      <text:p text:style-name="Standard"/>
      <text:p text:style-name="P8"><text:span text:style-name="T12">When a related records panel appears on an entity detail page (e.g., the Engagements panel on an Account), it displays a summary list of linked records. The columns shown in that summary are controlled by a separate layout called List (Small) — not the regular List View and not the parent entity's layout.</text:span></text:p>
      <text:p text:style-name="Standard"/>
      <text:h text:style-name="Heading_20_3" text:outline-level="3"><text:span text:style-name="T7">4.1 Understanding the Layout Types</text:span></text:h>
      <text:p text:style-name="P8"><text:span text:style-name="T12">EspoCRM uses two distinct list layouts for each entity:</text:span></text:p>
      <text:p text:style-name="Standard"/>
      <text:list text:continue-numbering="true" text:style-name="WWNum2">
        <text:list-item>
          <text:p text:style-name="P2"><text:span text:style-name="T12">List View — controls the columns shown on the entity's own main list page (e.g., when you click Engagements in the left navigation and see all engagements).</text:span></text:p>
        </text:list-item>
        <text:list-item>
          <text:p text:style-name="P2"><text:span text:style-name="T12">List (Small) — controls the columns shown when the entity appears as a related records panel inside another entity's detail page (e.g., the Engagements panel on an Account or Contact record).</text:span></text:p>
        </text:list-item>
      </text:list>
      <text:p text:style-name="Standard"/>
      <text:p text:style-name="P8"><text:soft-page-break/><text:span text:style-name="T12">These two layouts are independent. Changing one does not affect the other. For relationship panels, you always edit List (Small).</text:span></text:p>
      <text:p text:style-name="Standard"/>
      <text:h text:style-name="Heading_20_3" text:outline-level="3"><text:span text:style-name="T7">4.2 Step-by-Step: Configuring the Panel Columns</text:span></text:h>
      <text:p text:style-name="Standard"/>
      <text:h text:style-name="Heading_20_3" text:outline-level="3"><text:span text:style-name="T7">Step 1 — Open the List (Small) Layout</text:span></text:h>
      <text:p text:style-name="P8"><text:span text:style-name="T12">Navigate to: Admin → Entity Manager → [Child Entity] → Layouts → List (Small)</text:span></text:p>
      <text:p text:style-name="Standard"/>
      <text:p text:style-name="P8"><text:span text:style-name="T12">For example, to configure the columns shown in the Engagements panel on an Account page, go to: Admin → Entity Manager → Engagement → Layouts → List (Small)</text:span></text:p>
      <text:p text:style-name="Standard"/>
      <text:h text:style-name="Heading_20_3" text:outline-level="3"><text:span text:style-name="T7">Step 2 — Review the Current Columns</text:span></text:h>
      <text:p text:style-name="P8"><text:span text:style-name="T12">The layout editor shows the fields currently included as columns on the left, and available fields that are not yet included on the right. EspoCRM typically pre-populates List (Small) with just the Name field.</text:span></text:p>
      <text:p text:style-name="Standard"/>
      <text:h text:style-name="Heading_20_3" text:outline-level="3"><text:span text:style-name="T7">Step 3 — Add Fields</text:span></text:h>
      <text:p text:style-name="P8"><text:span text:style-name="T12">Drag fields from the available list on the right into the active columns on the left. Position them in the order you want them to appear left to right in the panel.</text:span></text:p>
      <text:p text:style-name="Standard"/>
      <text:p text:style-name="P8"><text:span text:style-name="T12">For an Engagements panel, useful fields to consider adding include:</text:span></text:p>
      <text:list text:continue-numbering="true" text:style-name="WWNum2">
        <text:list-item>
          <text:p text:style-name="P2"><text:span text:style-name="T12">Assigned Mentor — shows which mentor is linked to the engagement</text:span></text:p>
        </text:list-item>
        <text:list-item>
          <text:p text:style-name="P2"><text:span text:style-name="T12">Status — shows the current state of the engagement</text:span></text:p>
        </text:list-item>
        <text:list-item>
          <text:p text:style-name="P2"><text:span text:style-name="T12">Start Date — when the engagement began</text:span></text:p>
        </text:list-item>
        <text:list-item>
          <text:p text:style-name="P2"><text:span text:style-name="T12">Description — a brief summary of the engagement</text:span></text:p>
        </text:list-item>
      </text:list>
      <text:p text:style-name="Standard"/>
      <text:h text:style-name="Heading_20_3" text:outline-level="3"><text:span text:style-name="T7">Step 4 — Save</text:span></text:h>
      <text:p text:style-name="P8"><text:span text:style-name="T12">Click Save. Refresh the page and open a parent record (e.g., an Account) — the panel will now display the updated columns.</text:span></text:p>
      <text:p text:style-name="Standard"/>
      <text:h text:style-name="Heading_20_3" text:outline-level="3"><text:span text:style-name="T7">4.3 Column Width Considerations</text:span></text:h>
      <text:p text:style-name="P8"><text:span text:style-name="T12">Related panels have limited horizontal space compared to the full list page. If you add too many columns, they will either wrap, truncate, or cause horizontal scrolling. As a general guideline:</text:span></text:p>
      <text:p text:style-name="Standard"/>
      <text:list text:continue-numbering="true" text:style-name="WWNum2">
        <text:list-item>
          <text:p text:style-name="P2"><text:span text:style-name="T12">Keep List (Small) to 3–4 columns for comfortable readability.</text:span></text:p>
        </text:list-item>
        <text:list-item>
          <text:p text:style-name="P2"><text:span text:style-name="T12">Prioritize the most important at-a-glance fields — status, key date, and the most relevant link field.</text:span></text:p>
        </text:list-item>
        <text:list-item>
          <text:p text:style-name="P2"><text:soft-page-break/><text:span text:style-name="T12">The Name field is usually kept as the first column since it is also the clickable link to open the full record.</text:span></text:p>
        </text:list-item>
      </text:list>
      <text:p text:style-name="Standard"/>
      <table:table table:name="Table29" table:style-name="Table29">
        <table:table-column table:style-name="Table29.A"/>
        <table:table-row table:style-name="Table29.1">
          <table:table-cell table:style-name="Table29.A1" office:value-type="string">
            <text:p text:style-name="Standard"><text:span text:style-name="T13">Note: </text:span><text:span text:style-name="T12">List (Small) changes affect every panel where that entity appears as a child — not just one specific parent entity. For example, if you update the Engagement List (Small) layout, the Engagements panel will show the same columns on both Account and Contact detail pages.</text:span></text:p>
          </table:table-cell>
        </table:table-row>
      </table:table>
      <text:p text:style-name="Standard"/>
      <text:h text:style-name="Heading_20_2" text:outline-level="2"><text:span text:style-name="T4">5. Controlling Panel Visibility with Dynamic Logic</text:span></text:h>
      <text:p text:style-name="Standard"/>
      <text:p text:style-name="P8"><text:span text:style-name="T12">Dynamic Logic allows panels and fields on an entity's detail view to be shown or hidden based on the value of another field on the same record. This is useful when different record types require different layouts — for example, showing a Mentor Details panel only when a Contact's type is set to Mentor, and a Client Details panel only when the type is set to Client.</text:span></text:p>
      <text:p text:style-name="Standard"/>
      <text:h text:style-name="Heading_20_3" text:outline-level="3"><text:span text:style-name="T7">5.1 How It Works</text:span></text:h>
      <text:p text:style-name="P8"><text:span text:style-name="T12">Dynamic Logic conditions are evaluated in real time as a record is viewed or edited. When a field value changes, the visibility of any panels or fields that depend on that condition updates immediately without requiring a page refresh.</text:span></text:p>
      <text:p text:style-name="Standard"/>
      <text:p text:style-name="P8"><text:span text:style-name="T12">Conditions can be based on any field on the entity, including:</text:span></text:p>
      <text:list text:continue-numbering="true" text:style-name="WWNum2">
        <text:list-item>
          <text:p text:style-name="P2"><text:span text:style-name="T12">Enum (dropdown) fields — show a panel when the dropdown equals a specific value</text:span></text:p>
        </text:list-item>
        <text:list-item>
          <text:p text:style-name="P2"><text:span text:style-name="T12">Boolean fields — show a panel when a checkbox is checked</text:span></text:p>
        </text:list-item>
        <text:list-item>
          <text:p text:style-name="P2"><text:span text:style-name="T12">Link fields — show a panel when a relationship field is or is not empty</text:span></text:p>
        </text:list-item>
      </text:list>
      <text:p text:style-name="Standard"/>
      <table:table table:name="Table30" table:style-name="Table30">
        <table:table-column table:style-name="Table30.A"/>
        <table:table-row table:style-name="Table30.1">
          <table:table-cell table:style-name="Table30.A1" office:value-type="string">
            <text:p text:style-name="Standard"><text:span text:style-name="T13">Note: </text:span><text:span text:style-name="T12">When using an Enum field to drive Dynamic Logic, ensure the first option in the Enum list is a blank entry and the Default Value is also left blank. If the first option is not blank, EspoCRM will assign it as the default, which will cause a panel to be shown immediately on new records before a user has intentionally selected a value. See Section 1.4 for details on configuring Enum fields correctly.</text:span></text:p>
          </table:table-cell>
        </table:table-row>
      </table:table>
      <text:h text:style-name="Heading_20_3" text:outline-level="3"><text:span text:style-name="T7">5.2 Step-by-Step: Configuring Dynamic Logic for a Panel</text:span></text:h>
      <text:p text:style-name="Standard"/>
      <text:h text:style-name="Heading_20_3" text:outline-level="3"><text:span text:style-name="T7">Step 1 — Open Dynamic Logic</text:span></text:h>
      <text:p text:style-name="P8"><text:span text:style-name="T12">Navigate to: Admin → Entity Manager → [Your Entity] → Dynamic Logic</text:span></text:p>
      <text:p text:style-name="Standard"/>
      <text:h text:style-name="Heading_20_3" text:outline-level="3"><text:span text:style-name="T7">Step 2 — Locate the Panel</text:span></text:h>
      <text:p text:style-name="P8"><text:span text:style-name="T12">The Dynamic Logic editor lists all panels available on the entity. Find the panel whose visibility you want to control and click on it to open its condition editor.</text:span></text:p>
      <text:p text:style-name="Standard"/>
      <text:h text:style-name="Heading_20_3" text:outline-level="3"><text:soft-page-break/><text:span text:style-name="T7">Step 3 — Set the Visible Condition</text:span></text:h>
      <text:p text:style-name="P8"><text:span text:style-name="T12">In the Visible condition section, define the rule that must be true for the panel to be displayed. Click Add Condition and configure:</text:span></text:p>
      <text:p text:style-name="Standard"/>
      <text:list text:continue-numbering="true" text:style-name="WWNum2">
        <text:list-item>
          <text:p text:style-name="P2"><text:span text:style-name="T12">Field — select the field whose value will drive the visibility (e.g., Contact Type).</text:span></text:p>
        </text:list-item>
        <text:list-item>
          <text:p text:style-name="P2"><text:span text:style-name="T12">Operator — select the comparison operator (e.g., Equals, Not Equals, Is Empty, etc.).</text:span></text:p>
        </text:list-item>
        <text:list-item>
          <text:p text:style-name="P2"><text:span text:style-name="T12">Value — enter or select the value to compare against (e.g., Mentor).</text:span></text:p>
        </text:list-item>
      </text:list>
      <text:p text:style-name="Standard"/>
      <text:p text:style-name="P8"><text:span text:style-name="T12">Multiple conditions can be combined using AND or OR logic if the visibility depends on more than one field value.</text:span></text:p>
      <text:p text:style-name="Standard"/>
      <text:h text:style-name="Heading_20_3" text:outline-level="3"><text:span text:style-name="T7">Step 4 — Save</text:span></text:h>
      <text:p text:style-name="P8"><text:span text:style-name="T12">Click Save. The condition takes effect immediately. Open a record of that entity type and change the controlling field value to confirm the panel shows and hides correctly.</text:span></text:p>
      <text:p text:style-name="Standard"/>
      <text:h text:style-name="Heading_20_2" text:outline-level="2"><text:span text:style-name="T4">5.3 Example: Contact Type Driving Panel Visibility</text:span></text:h>
      <text:p text:style-name="P8"><text:span text:style-name="T12">The CBM Contact entity uses Contact Type (an enum field with values Mentor and Client) to control which detail panels are displayed. The configuration is:</text:span></text:p>
      <text:p text:style-name="Standard"/>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Standard"><text:span text:style-name="T10">Panel</text:span></text:p>
          </table:table-cell>
          <table:table-cell table:style-name="Table31.A1" office:value-type="string">
            <text:p text:style-name="Standard"><text:span text:style-name="T10">Visible When</text:span></text:p>
          </table:table-cell>
          <table:table-cell table:style-name="Table31.A1" office:value-type="string">
            <text:p text:style-name="Standard"><text:span text:style-name="T10">Condition</text:span></text:p>
          </table:table-cell>
        </table:table-row>
        <table:table-row table:style-name="Table31.1">
          <table:table-cell table:style-name="Table31.A2" office:value-type="string">
            <text:p text:style-name="Standard"><text:span text:style-name="T11">Mentor Details</text:span></text:p>
          </table:table-cell>
          <table:table-cell table:style-name="Table31.B2" office:value-type="string">
            <text:p text:style-name="Standard"><text:span text:style-name="T11">Contact Type = Mentor</text:span></text:p>
          </table:table-cell>
          <table:table-cell table:style-name="Table31.C2" office:value-type="string">
            <text:p text:style-name="Standard"><text:span text:style-name="T11">Contact Type Equals Mentor</text:span></text:p>
          </table:table-cell>
        </table:table-row>
        <table:table-row table:style-name="Table31.1">
          <table:table-cell table:style-name="Table31.A3" office:value-type="string">
            <text:p text:style-name="Standard"><text:span text:style-name="T11">Client Details</text:span></text:p>
          </table:table-cell>
          <table:table-cell table:style-name="Table31.B3" office:value-type="string">
            <text:p text:style-name="Standard"><text:span text:style-name="T11">Contact Type = Client</text:span></text:p>
          </table:table-cell>
          <table:table-cell table:style-name="Table31.C3" office:value-type="string">
            <text:p text:style-name="Standard"><text:span text:style-name="T11">Contact Type Equals Client</text:span></text:p>
          </table:table-cell>
        </table:table-row>
      </table:table>
      <text:p text:style-name="Standard"/>
      <text:p text:style-name="Standard"/>
      <text:p text:style-name="P8"><text:span text:style-name="T12">When a Contact record is opened, only the panel matching the current Contact Type value is displayed. If Contact Type is not yet set, neither panel is shown until a value is selected.</text:span></text:p>
      <text:p text:style-name="Standard"/>
      <table:table table:name="Table32" table:style-name="Table32">
        <table:table-column table:style-name="Table32.A"/>
        <table:table-row table:style-name="Table32.1">
          <table:table-cell table:style-name="Table32.A1" office:value-type="string">
            <text:p text:style-name="Standard"><text:span text:style-name="T13">Note: </text:span><text:span text:style-name="T12">Dynamic Logic conditions apply to the detail view and edit view only. They do not filter which records appear in list views or relationship panels — for that, use search filters or saved views.</text:span></text:p>
          </table:table-cell>
        </table:table-row>
      </table:table>
      <text:p text:style-name="Standard"/>
      <text:h text:style-name="Heading_20_2" text:outline-level="2"><text:span text:style-name="T4">6. Organizing Fields into Tabs on the Detail View</text:span></text:h>
      <text:p text:style-name="Standard"/>
      <text:p text:style-name="P8"><text:span text:style-name="T12">For entities with a large number of fields, EspoCRM supports organizing panels into tabs on the detail view. This reduces scrolling and improves usability by grouping related fields under clickable tab headers. Tab support is available as of EspoCRM v7.2.</text:span></text:p>
      <text:p text:style-name="Standard"/>
      <text:h text:style-name="Heading_20_3" text:outline-level="3"><text:soft-page-break/><text:span text:style-name="T7">6.1 How Tabs Work</text:span></text:h>
      <text:p text:style-name="P8"><text:span text:style-name="T12">Tabs are created by designating certain panels as Tab-Break panels in the Detail View layout. A Tab-Break panel marks the start of a new tab — all panels following it (until the next Tab-Break) are grouped into that tab. The Tab-Break panel's label becomes the tab header displayed at the top of the detail view.</text:span></text:p>
      <text:p text:style-name="Standard"/>
      <text:h text:style-name="Heading_20_3" text:outline-level="3"><text:span text:style-name="T7">6.2 Step-by-Step: Adding Tabs to a Detail View</text:span></text:h>
      <text:p text:style-name="Standard"/>
      <text:h text:style-name="Heading_20_3" text:outline-level="3"><text:span text:style-name="T7">Step 1 — Open the Detail View Layout</text:span></text:h>
      <text:p text:style-name="P8"><text:span text:style-name="T12">Navigate to: Admin → Entity Manager → [Your Entity] → Layouts → Detail View</text:span></text:p>
      <text:p text:style-name="Standard"/>
      <text:h text:style-name="Heading_20_3" text:outline-level="3"><text:span text:style-name="T7">Step 2 — Edit a Panel to Make It a Tab-Break</text:span></text:h>
      <text:p text:style-name="P8"><text:span text:style-name="T12">Click the pencil (edit) icon on the panel you want to be the first panel in a new tab. In the panel settings:</text:span></text:p>
      <text:p text:style-name="Standard"/>
      <text:list text:continue-numbering="true" text:style-name="WWNum2">
        <text:list-item>
          <text:p text:style-name="P2"><text:span text:style-name="T12">Check the Tab-break option to designate this panel as the start of a new tab.</text:span></text:p>
        </text:list-item>
        <text:list-item>
          <text:p text:style-name="P2"><text:span text:style-name="T12">Enter a Tab Label — this is the text that will appear on the tab header (e.g., Personal Info, Training, Engagement Details).</text:span></text:p>
        </text:list-item>
      </text:list>
      <text:p text:style-name="Standard"/>
      <text:h text:style-name="Heading_20_3" text:outline-level="3"><text:span text:style-name="T7">Step 3 — Organize Additional Panels</text:span></text:h>
      <text:p text:style-name="P8"><text:span text:style-name="T12">All panels below a Tab-Break panel are automatically grouped into that tab, until the next Tab-Break panel is encountered. To create additional tabs, repeat Step 2 for each panel that should start a new tab.</text:span></text:p>
      <text:p text:style-name="Standard"/>
      <text:p text:style-name="P8"><text:span text:style-name="T12">For example, if you have panels A, B, C, D, E and you mark A and C as Tab-Break panels:</text:span></text:p>
      <text:list xml:id="list214001650616764" text:continue-numbering="true" text:style-name="WWNum2">
        <text:list-item>
          <text:p text:style-name="P2"><text:span text:style-name="T12">Tab 1 (label from A) — contains panels A and B</text:span></text:p>
        </text:list-item>
        <text:list-item>
          <text:p text:style-name="P2"><text:span text:style-name="T12">Tab 2 (label from C) — contains panels C, D, and E</text:span></text:p>
        </text:list-item>
      </text:list>
      <text:p text:style-name="Standard"/>
      <text:h text:style-name="Heading_20_3" text:outline-level="3"><text:span text:style-name="T7">Step 4 — Save and Clear Cache</text:span></text:h>
      <text:list xml:id="list214001241228548" text:continue-list="list214001153837555" text:style-name="WWNum3">
        <text:list-item>
          <text:p text:style-name="P3"><text:span text:style-name="T12">Click Save in the layout editor.</text:span></text:p>
        </text:list-item>
        <text:list-item>
          <text:p text:style-name="P3"><text:span text:style-name="T12">Go to: Admin → Clear Cache.</text:span></text:p>
        </text:list-item>
        <text:list-item>
          <text:p text:style-name="P3"><text:span text:style-name="T12">Refresh your browser. The detail view will now show tabs at the top.</text:span></text:p>
        </text:list-item>
      </text:list>
      <text:p text:style-name="Standard"/>
      <text:h text:style-name="Heading_20_3" text:outline-level="3"><text:span text:style-name="T7">6.3 Important Notes</text:span></text:h>
      <text:list text:continue-list="list214001650616764" text:style-name="WWNum2">
        <text:list-item>
          <text:p text:style-name="P2"><text:span text:style-name="T12">Tab-Break panels should not be combined with the Hidden panel parameter — they are not fully compatible.</text:span></text:p>
        </text:list-item>
        <text:list-item>
          <text:p text:style-name="P2"><text:span text:style-name="T12">Dynamic Logic conditions can be used to control the visibility of both individual panels and entire tabs based on field values, the same way as documented in Section 5.</text:span></text:p>
        </text:list-item>
        <text:list-item>
          <text:p text:style-name="P2"><text:soft-page-break/><text:span text:style-name="T12">If only one tab is defined, EspoCRM will display the layout without tabs. At least two Tab-Break panels are needed for the tab interface to appear.</text:span></text:p>
        </text:list-item>
      </text:list>
      <text:p text:style-name="Standard"/>
      <table:table table:name="Table33" table:style-name="Table33">
        <table:table-column table:style-name="Table33.A"/>
        <table:table-row table:style-name="Table33.1">
          <table:table-cell table:style-name="Table33.A1" office:value-type="string">
            <text:p text:style-name="Standard"><text:span text:style-name="T13">Note: </text:span><text:span text:style-name="T12">Tab organization only affects the Detail View and Edit View. It has no effect on List View, Bottom Panels, or List (Small) layouts.</text:span></text:p>
          </table:table-cell>
        </table:table-row>
      </table:table>
      <text:p text:style-name="Standard"/>
      <text:p text:style-name="Standard"/>
      <text:h text:style-name="Heading_20_1" text:outline-level="1"><text:span text:style-name="T3">Email Configuration</text:span></text:h>
      <text:p text:style-name="Standard"/>
      <text:p text:style-name="P8"><text:span text:style-name="T12">EspoCRM includes a full-featured email system that serves as a central hub where emails from multiple accounts are gathered and linked to CRM records. It is not a personal email client replacement, but rather a shared communications layer that connects email activity to contacts, accounts, engagements, and other records.</text:span></text:p>
      <text:p text:style-name="Standard"/>
      <text:h text:style-name="Heading_20_2" text:outline-level="2"><text:span text:style-name="T4">5. Understanding How EspoCRM Handles Email</text:span></text:h>
      <text:p text:style-name="Standard"/>
      <text:h text:style-name="Heading_20_3" text:outline-level="3"><text:span text:style-name="T7">5.1 Core Concept</text:span></text:h>
      <text:p text:style-name="P8"><text:span text:style-name="T12">Unlike a personal email client, EspoCRM is designed so that the same email record can appear in the inboxes of multiple users — for example, when multiple users were recipients of the same message. When the same email is fetched from multiple email accounts, only one email record is stored in EspoCRM, identified by its Message-ID to prevent duplicates.</text:span></text:p>
      <text:p text:style-name="Standard"/>
      <text:p text:style-name="P8"><text:span text:style-name="T12">Emails are fetched automatically by the system in the background every few minutes. The fetch interval can be configured by the administrator.</text:span></text:p>
      <text:p text:style-name="Standard"/>
      <text:p text:style-name="P8"><text:span text:style-name="T12">A user with sufficient permissions can see emails that were not addressed directly to them, which allows administrators to monitor team communications where needed.</text:span></text:p>
      <text:p text:style-name="Standard"/>
      <text:h text:style-name="Heading_20_3" text:outline-level="3"><text:span text:style-name="T7">5.2 Email Status Values</text:span></text:h>
      <text:p text:style-name="P8"><text:span text:style-name="T12">Each email record in EspoCRM has a Status field with one of the following values:</text:span></text:p>
      <text:p text:style-name="Standard"/>
      <text:list text:continue-numbering="true" text:style-name="WWNum2">
        <text:list-item>
          <text:p text:style-name="P2"><text:span text:style-name="T12">Sent — the email was composed and sent from within EspoCRM.</text:span></text:p>
        </text:list-item>
        <text:list-item>
          <text:p text:style-name="P2"><text:span text:style-name="T12">Imported — the email was fetched from an IMAP account or imported manually.</text:span></text:p>
        </text:list-item>
        <text:list-item>
          <text:p text:style-name="P2"><text:span text:style-name="T12">Draft — the email was composed but not yet sent.</text:span></text:p>
        </text:list-item>
      </text:list>
      <text:p text:style-name="Standard"/>
      <text:h text:style-name="Heading_20_3" text:outline-level="3"><text:span text:style-name="T7">5.3 How Emails Are Linked to Records</text:span></text:h>
      <text:p text:style-name="P8"><text:span text:style-name="T12">When a new email arrives, EspoCRM attempts to automatically recognize which record it belongs to and link it accordingly. It can link to Accounts, Contacts, Leads, Opportunities, Cases, and other entities based on matching email addresses.</text:span></text:p>
      <text:p text:style-name="Standard"><text:soft-page-break/></text:p>
      <text:p text:style-name="P8"><text:span text:style-name="T12">If the system cannot automatically link an email, the user can link it manually by filling in the Parent field on the email record.</text:span></text:p>
      <text:p text:style-name="Standard"/>
      <text:p text:style-name="P8"><text:span text:style-name="T12">All emails linked to a specific record are shown in the History panel of that record. If an email is linked to a related record (for example, an email linked to an Engagement that is itself linked to an Account), the email will appear in the History panel of both records.</text:span></text:p>
      <text:p text:style-name="Standard"/>
      <table:table table:name="Table34" table:style-name="Table34">
        <table:table-column table:style-name="Table34.A"/>
        <table:table-row table:style-name="Table34.1">
          <table:table-cell table:style-name="Table34.A1" office:value-type="string">
            <text:p text:style-name="Standard"><text:span text:style-name="T13">Note: </text:span><text:span text:style-name="T12">If an email comes from a new potential contact, the user can convert it to a Lead from the top-right menu of the email record. It is also possible to create a Task or Case directly from an email record using the same menu.</text:span></text:p>
          </table:table-cell>
        </table:table-row>
      </table:table>
      <text:p text:style-name="Standard"/>
      <text:h text:style-name="Heading_20_2" text:outline-level="2"><text:span text:style-name="T4">6. The Emails List View</text:span></text:h>
      <text:p text:style-name="Standard"/>
      <text:h text:style-name="Heading_20_3" text:outline-level="3"><text:span text:style-name="T7">6.1 Default Folders</text:span></text:h>
      <text:p text:style-name="P8"><text:span text:style-name="T12">The Emails list view is accessed via the Emails tab in the navigation. The following default folders are available to all users:</text:span></text:p>
      <text:p text:style-name="Standard"/>
      <text:list text:continue-numbering="true" text:style-name="WWNum2">
        <text:list-item>
          <text:p text:style-name="P2"><text:span text:style-name="T12">All — all emails in the system the user has access to, including emails belonging to other users if Roles permit.</text:span></text:p>
        </text:list-item>
        <text:list-item>
          <text:p text:style-name="P2"><text:span text:style-name="T12">Inbox — incoming emails addressed to the user are automatically placed here.</text:span></text:p>
        </text:list-item>
        <text:list-item>
          <text:p text:style-name="P2"><text:span text:style-name="T12">Sent — emails sent by the user from within EspoCRM.</text:span></text:p>
        </text:list-item>
        <text:list-item>
          <text:p text:style-name="P2"><text:span text:style-name="T12">Draft — emails composed but not yet sent.</text:span></text:p>
        </text:list-item>
        <text:list-item>
          <text:p text:style-name="P2"><text:span text:style-name="T12">Archive — inbox emails that the user has explicitly moved to the Archive.</text:span></text:p>
        </text:list-item>
        <text:list-item>
          <text:p text:style-name="P2"><text:span text:style-name="T12">Trash — inbox emails that the user has explicitly moved to the Trash.</text:span></text:p>
        </text:list-item>
      </text:list>
      <text:p text:style-name="Standard"/>
      <text:p text:style-name="P8"><text:span text:style-name="T12">In addition to the default folders, personal Email Folders and Group Email Folders created by the user or administrator will also appear in the list.</text:span></text:p>
      <text:p text:style-name="Standard"/>
      <text:h text:style-name="Heading_20_3" text:outline-level="3"><text:span text:style-name="T7">6.2 Inbox Behavior</text:span></text:h>
      <text:p text:style-name="P8"><text:span text:style-name="T12">Only emails in the Inbox can be:</text:span></text:p>
      <text:p text:style-name="Standard"/>
      <text:list text:continue-numbering="true" text:style-name="WWNum2">
        <text:list-item>
          <text:p text:style-name="P2"><text:span text:style-name="T12">Moved to Archive, Trash, or a personal Email Folder by the user.</text:span></text:p>
        </text:list-item>
        <text:list-item>
          <text:p text:style-name="P2"><text:span text:style-name="T12">Marked as read, unread, or important by the user.</text:span></text:p>
        </text:list-item>
      </text:list>
      <text:p text:style-name="Standard"/>
      <text:p text:style-name="P8"><text:span text:style-name="T12">The same email record can appear in the Inbox of multiple users simultaneously — for example, if multiple users were recipients of the same message.</text:span></text:p>
      <text:p text:style-name="Standard"/>
      <table:table table:name="Table35" table:style-name="Table35">
        <table:table-column table:style-name="Table35.A"/>
        <table:table-row table:style-name="Table35.1">
          <table:table-cell table:style-name="Table35.A1" office:value-type="string">
            <text:p text:style-name="Standard"><text:span text:style-name="T13">Note: </text:span><text:span text:style-name="T12">When removing an email it is removed from the system entirely and will disappear from all inboxes. To avoid permanent deletion, use Move to Trash instead. Administrators </text:span><text:soft-page-break/><text:span text:style-name="T12">can restrict delete access for users to prevent accidental email loss.</text:span></text:p>
          </table:table-cell>
        </table:table-row>
      </table:table>
      <text:p text:style-name="Standard"/>
      <text:h text:style-name="Heading_20_3" text:outline-level="3"><text:span text:style-name="T7">6.3 Dragging Emails to Folders</text:span></text:h>
      <text:p text:style-name="P8"><text:span text:style-name="T12">On the list view, emails can be moved between folders by dragging them by their subject link into the desired folder. This feature is available as of EspoCRM v7.3.</text:span></text:p>
      <text:p text:style-name="Standard"/>
      <text:h text:style-name="Heading_20_2" text:outline-level="2"><text:span text:style-name="T4">7. Sending Emails</text:span></text:h>
      <text:p text:style-name="Standard"/>
      <text:h text:style-name="Heading_20_3" text:outline-level="3"><text:span text:style-name="T7">7.1 Ways to Compose an Email</text:span></text:h>
      <text:p text:style-name="P8"><text:span text:style-name="T12">A new email can be composed in several ways:</text:span></text:p>
      <text:p text:style-name="Standard"/>
      <text:list text:continue-numbering="true" text:style-name="WWNum2">
        <text:list-item>
          <text:p text:style-name="P2"><text:span text:style-name="T12">Using the Compose Email button on the Emails list view.</text:span></text:p>
        </text:list-item>
        <text:list-item>
          <text:p text:style-name="P2"><text:span text:style-name="T12">Replying to an existing email.</text:span></text:p>
        </text:list-item>
        <text:list-item>
          <text:p text:style-name="P2"><text:span text:style-name="T12">Clicking on an email address displayed on any record (such as a Contact or Account).</text:span></text:p>
        </text:list-item>
        <text:list-item>
          <text:p text:style-name="P2"><text:span text:style-name="T12">Using the Compose Email action from the Activities panel on a record's detail view.</text:span></text:p>
        </text:list-item>
      </text:list>
      <text:p text:style-name="Standard"/>
      <text:h text:style-name="Heading_20_3" text:outline-level="3"><text:span text:style-name="T7">7.2 Email Templates</text:span></text:h>
      <text:p text:style-name="P8"><text:span text:style-name="T12">When composing an email, users can select a pre-defined template to populate the subject and body. Templates are managed separately and can be set up by an administrator for common communication types such as welcome messages, follow-ups, or status updates.</text:span></text:p>
      <text:p text:style-name="Standard"/>
      <text:h text:style-name="Heading_20_3" text:outline-level="3"><text:span text:style-name="T7">7.3 Email Signature</text:span></text:h>
      <text:p text:style-name="P8"><text:span text:style-name="T12">Each user can configure a personal email signature that will be automatically appended to all emails they compose. To set up a signature, go to: top-right avatar → Preferences → Email Signature.</text:span></text:p>
      <text:p text:style-name="Standard"/>
      <text:h text:style-name="Heading_20_3" text:outline-level="3"><text:span text:style-name="T7">7.4 Scheduled Send</text:span></text:h>
      <text:p text:style-name="P8"><text:span text:style-name="T12">When composing an email, it can be scheduled to be sent at a specific future time rather than immediately. The email is saved to Drafts and the scheduled time can be changed after saving. To schedule a send, use the dropdown menu next to the Send button when composing.</text:span></text:p>
      <text:p text:style-name="Standard"/>
      <text:h text:style-name="Heading_20_3" text:outline-level="3"><text:span text:style-name="T7">7.5 Using an External Email Client</text:span></text:h>
      <text:p text:style-name="P8"><text:span text:style-name="T12">If a user prefers to use their device's default email client instead of composing within EspoCRM, this can be enabled in their preferences. Go to: top-right avatar → Preferences → check Use an External Email Client.</text:span></text:p>
      <text:p text:style-name="Standard"/>
      <text:h text:style-name="Heading_20_2" text:outline-level="2"><text:soft-page-break/><text:span text:style-name="T4">8. Email Folders</text:span></text:h>
      <text:p text:style-name="Standard"/>
      <text:h text:style-name="Heading_20_3" text:outline-level="3"><text:span text:style-name="T7">8.1 Personal Email Folders</text:span></text:h>
      <text:p text:style-name="P8"><text:span text:style-name="T12">Users can create their own personal Email Folders to organize emails. To create or manage personal folders, go to: Emails list view → dropdown in the top-right corner → Folders.</text:span></text:p>
      <text:p text:style-name="Standard"/>
      <text:p text:style-name="P8"><text:span text:style-name="T12">When creating a folder, the Skip Notification option can be enabled to suppress notifications for emails that are automatically routed to that folder.</text:span></text:p>
      <text:p text:style-name="Standard"/>
      <table:table table:name="Table36" table:style-name="Table36">
        <table:table-column table:style-name="Table36.A"/>
        <table:table-row table:style-name="Table36.1">
          <table:table-cell table:style-name="Table36.A1" office:value-type="string">
            <text:p text:style-name="Standard"><text:span text:style-name="T13">Note: </text:span><text:span text:style-name="T12">Email folders in EspoCRM are not connected to IMAP folders. There is no two-way sync between EspoCRM folders and folders in an external email client or mail server.</text:span></text:p>
          </table:table-cell>
        </table:table-row>
      </table:table>
      <text:p text:style-name="Standard"/>
      <text:h text:style-name="Heading_20_3" text:outline-level="3"><text:span text:style-name="T7">8.2 Group Email Folders</text:span></text:h>
      <text:p text:style-name="P8"><text:span text:style-name="T12">Group Email Folders are shared folders accessible by teams. They are created by an administrator, who specifies which teams have access to each folder. Group folders appear alongside personal folders in the Emails list view for users who have access.</text:span></text:p>
      <text:p text:style-name="Standard"/>
      <text:p text:style-name="P8"><text:span text:style-name="T12">Key behaviors for Group Email Folders:</text:span></text:p>
      <text:p text:style-name="Standard"/>
      <text:list text:continue-numbering="true" text:style-name="WWNum2">
        <text:list-item>
          <text:p text:style-name="P2"><text:span text:style-name="T12">Inbound emails from a group email account can be automatically routed to a specific group folder.</text:span></text:p>
        </text:list-item>
        <text:list-item>
          <text:p text:style-name="P2"><text:span text:style-name="T12">Emails matching an email filter can be automatically moved to a group folder.</text:span></text:p>
        </text:list-item>
        <text:list-item>
          <text:p text:style-name="P2"><text:span text:style-name="T12">If an email is moved from a group folder to a personal folder or the Inbox, it is unlinked from the group folder.</text:span></text:p>
        </text:list-item>
        <text:list-item>
          <text:p text:style-name="P2"><text:span text:style-name="T12">Users can only move emails to a group folder if they have edit access to that email.</text:span></text:p>
        </text:list-item>
        <text:list-item>
          <text:p text:style-name="P2"><text:span text:style-name="T12">Field-level security in Roles can be used to restrict the ability to change the group folder field on an email.</text:span></text:p>
        </text:list-item>
      </text:list>
      <text:p text:style-name="Standard"/>
      <table:table table:name="Table37" table:style-name="Table37">
        <table:table-column table:style-name="Table37.A"/>
        <table:table-row table:style-name="Table37.1">
          <table:table-cell table:style-name="Table37.A1" office:value-type="string">
            <text:p text:style-name="Standard"><text:span text:style-name="T13">Note: </text:span><text:span text:style-name="T12">Group Email Folders are available as of EspoCRM v7.3.</text:span></text:p>
          </table:table-cell>
        </table:table-row>
      </table:table>
      <text:p text:style-name="Standard"/>
      <text:h text:style-name="Heading_20_2" text:outline-level="2"><text:span text:style-name="T4">9. Email Filters</text:span></text:h>
      <text:p text:style-name="Standard"/>
      <text:p text:style-name="P8"><text:span text:style-name="T12">Email filters allow emails to be automatically processed based on criteria such as sender, subject, or other fields. There are two types of email filters:</text:span></text:p>
      <text:p text:style-name="Standard"/>
      <text:list text:continue-numbering="true" text:style-name="WWNum2">
        <text:list-item>
          <text:p text:style-name="P2"><text:span text:style-name="T12">Skip — the email is placed in Trash or not imported at all if the filter is associated with a Personal Email Account.</text:span></text:p>
        </text:list-item>
        <text:list-item>
          <text:p text:style-name="P2"><text:span text:style-name="T12">Put in Folder — imported emails matching the filter criteria are automatically placed in a specified folder.</text:span></text:p>
        </text:list-item>
      </text:list>
      <text:p text:style-name="Standard"/>
      <text:h text:style-name="Heading_20_3" text:outline-level="3"><text:soft-page-break/><text:span text:style-name="T7">9.1 Global Email Filters</text:span></text:h>
      <text:p text:style-name="P8"><text:span text:style-name="T12">Administrators can create global email filters that apply system-wide to skip undesirable emails. These are managed at: Admin → Email Filters.</text:span></text:p>
      <text:p text:style-name="Standard"/>
      <text:h text:style-name="Heading_20_3" text:outline-level="3"><text:span text:style-name="T7">9.2 Personal Email Filters</text:span></text:h>
      <text:p text:style-name="P8"><text:span text:style-name="T12">Regular users can create their own email filters that apply to their Personal Email Accounts or their entire inbox. These are managed at: Emails → dropdown in the top-right corner → Filters.</text:span></text:p>
      <text:p text:style-name="Standard"/>
      <text:h text:style-name="Heading_20_1" text:outline-level="1"><text:span text:style-name="T3">Lists and Filter Configuration</text:span></text:h>
      <text:p text:style-name="Standard"/>
      <text:p text:style-name="P8"><text:span text:style-name="T12">This section will document how to create and manage filtered list views in EspoCRM, including system-level saved searches available to all users and views that dynamically filter by the current logged-in user.</text:span></text:p>
      <text:p text:style-name="Standard"/>
      <text:p text:style-name="P8"><text:span text:style-name="T12">Topics planned for this section — pending research:</text:span></text:p>
      <text:list text:continue-numbering="true" text:style-name="WWNum2">
        <text:list-item>
          <text:p text:style-name="P2"><text:span text:style-name="T12">5. Creating a My Engagements view — a filtered list showing only engagements where the current user is the Assigned Mentor</text:span></text:p>
        </text:list-item>
        <text:list-item>
          <text:p text:style-name="P2"><text:span text:style-name="T12">6. Creating system-level saved searches — making a saved filter available to all users, not just the creator</text:span></text:p>
        </text:list-item>
      </text:list>
      <text:p text:style-name="Standard"/>
      <table:table table:name="Table38" table:style-name="Table38">
        <table:table-column table:style-name="Table38.A"/>
        <table:table-row table:style-name="Table38.1">
          <table:table-cell table:style-name="Table38.A1" office:value-type="string">
            <text:p text:style-name="Standard"><text:span text:style-name="T13">Note: </text:span><text:span text:style-name="T12">See the Questions for Research section for the open questions that need to be resolved before these topics can be fully documented.</text:span></text:p>
          </table:table-cell>
        </table:table-row>
      </table:table>
      <text:p text:style-name="Standard"/>
      <text:h text:style-name="Heading_20_1" text:outline-level="1"><text:span text:style-name="T3">Security Configuration</text:span></text:h>
      <text:p text:style-name="Standard"/>
      <text:p text:style-name="P8"><text:span text:style-name="T12">This section will document how to configure user roles and permissions in EspoCRM to control what actions users can perform on records and relationship panels.</text:span></text:p>
      <text:p text:style-name="Standard"/>
      <text:p text:style-name="P8"><text:span text:style-name="T12">Topics planned for this section — pending research:</text:span></text:p>
      <text:list xml:id="list214000607992582" text:continue-numbering="true" text:style-name="WWNum2">
        <text:list-item>
          <text:p text:style-name="P2"><text:span text:style-name="T12">7. Restricting the Remove function in relationship panels — preventing users from permanently deleting linked records via the panel</text:span></text:p>
        </text:list-item>
        <text:list-item>
          <text:p text:style-name="P2"><text:span text:style-name="T12">8. Restricting the Unlink function in relationship panels — controlling whether users can remove associations between records</text:span></text:p>
        </text:list-item>
      </text:list>
      <text:p text:style-name="Standard"/>
      <table:table table:name="Table39" table:style-name="Table39">
        <table:table-column table:style-name="Table39.A"/>
        <table:table-row table:style-name="Table39.1">
          <table:table-cell table:style-name="Table39.A1" office:value-type="string">
            <text:p text:style-name="Standard"><text:span text:style-name="T13">Note: </text:span><text:span text:style-name="T12">See the Questions for Research section for the open questions that need to be resolved before these topics can be fully documented.</text:span></text:p>
          </table:table-cell>
        </table:table-row>
      </table:table>
      <text:p text:style-name="Standard"/>
      <text:h text:style-name="Heading_20_1" text:outline-level="1"><text:soft-page-break/><text:span text:style-name="T3">Integration Configuration</text:span></text:h>
      <text:p text:style-name="Standard"/>
      <text:h text:style-name="Heading_20_2" text:outline-level="2"><text:span text:style-name="T4">9. Integrating Google Meet with EspoCRM Meetings</text:span></text:h>
      <text:p text:style-name="Standard"/>
      <text:p text:style-name="P8"><text:span text:style-name="T12">EspoCRM does not create Google Meet links directly. Instead, it syncs meetings to Google Calendar, and Google automatically generates a Meet link as part of that calendar event — provided the user's Google Calendar is configured to do so. No manual action is needed in EspoCRM for the Meet link itself.</text:span></text:p>
      <text:p text:style-name="Standard"/>
      <text:h text:style-name="Heading_20_3" text:outline-level="3"><text:span text:style-name="T7">9.1 How It Works</text:span></text:h>
      <text:p text:style-name="P8"><text:span text:style-name="T12">When a meeting is created in EspoCRM and synced to a user's Google Calendar, Google Calendar automatically attaches a Meet link to the event if the user's calendar has Meet link generation enabled. This is standard behavior for Google Workspace accounts.</text:span></text:p>
      <text:p text:style-name="Standard"/>
      <text:p text:style-name="P8"><text:span text:style-name="T12">The flow is:</text:span></text:p>
      <text:list xml:id="list214001837302833" text:continue-list="list214001241228548" text:style-name="WWNum3">
        <text:list-item>
          <text:p text:style-name="P3"><text:span text:style-name="T12">A meeting is created in EspoCRM and assigned to a user.</text:span></text:p>
        </text:list-item>
        <text:list-item>
          <text:p text:style-name="P3"><text:span text:style-name="T12">EspoCRM syncs the meeting to that user's Google Calendar via the Google Calendar sync module.</text:span></text:p>
        </text:list-item>
        <text:list-item>
          <text:p text:style-name="P3"><text:span text:style-name="T12">Google Calendar automatically generates and attaches a Meet link to the event.</text:span></text:p>
        </text:list-item>
        <text:list-item>
          <text:p text:style-name="P3"><text:span text:style-name="T12">The Meet link is visible in the Google Calendar event, and attendees receive it in their calendar invitation.</text:span></text:p>
        </text:list-item>
      </text:list>
      <text:p text:style-name="Standard"/>
      <table:table table:name="Table40" table:style-name="Table40">
        <table:table-column table:style-name="Table40.A"/>
        <table:table-row table:style-name="Table40.1">
          <table:table-cell table:style-name="Table40.A1" office:value-type="string">
            <text:p text:style-name="Standard"><text:span text:style-name="T13">Note: </text:span><text:span text:style-name="T12">EspoCRM does not currently display the Google Meet link back inside the EspoCRM meeting record. Users will need to open the event in Google Calendar to access the Meet link, or find it in their calendar invitation email.</text:span></text:p>
          </table:table-cell>
        </table:table-row>
      </table:table>
      <text:p text:style-name="Standard"/>
      <text:h text:style-name="Heading_20_3" text:outline-level="3"><text:span text:style-name="T7">9.2 Prerequisites</text:span></text:h>
      <text:p text:style-name="P8"><text:span text:style-name="T12">Before this integration will work, the following must be in place:</text:span></text:p>
      <text:p text:style-name="Standard"/>
      <text:list xml:id="list214002014677980" text:continue-list="list214000607992582" text:style-name="WWNum2">
        <text:list-item>
          <text:p text:style-name="P2"><text:span text:style-name="T12">Google Calendar sync must be configured in EspoCRM. Navigate to: Admin → Extensions → Google Calendar Sync to confirm it is set up.</text:span></text:p>
        </text:list-item>
        <text:list-item>
          <text:p text:style-name="P2"><text:span text:style-name="T12">Each user must have their personal Google account connected to EspoCRM via the Google Integration (Admin → Integrations → Google).</text:span></text:p>
        </text:list-item>
        <text:list-item>
          <text:p text:style-name="P2"><text:span text:style-name="T12">The user's Google Calendar must be configured to automatically add Meet links to events. This is a Google Calendar setting, not an EspoCRM setting — see Section 9.3 below.</text:span></text:p>
        </text:list-item>
      </text:list>
      <text:p text:style-name="Standard"/>
      <text:h text:style-name="Heading_20_3" text:outline-level="3"><text:soft-page-break/><text:span text:style-name="T7">9.3 Enabling Automatic Meet Links in Google Calendar</text:span></text:h>
      <text:p text:style-name="P8"><text:span text:style-name="T12">This setting is configured in Google Calendar, not in EspoCRM. Each user should confirm this is enabled in their own Google Calendar account:</text:span></text:p>
      <text:p text:style-name="Standard"/>
      <text:list text:continue-list="list214001837302833" text:style-name="WWNum3">
        <text:list-item>
          <text:p text:style-name="P3"><text:span text:style-name="T12">Open Google Calendar in a browser and click the Settings gear icon.</text:span></text:p>
        </text:list-item>
        <text:list-item>
          <text:p text:style-name="P3"><text:span text:style-name="T12">Go to Settings → General → Event Settings.</text:span></text:p>
        </text:list-item>
        <text:list-item>
          <text:p text:style-name="P3"><text:span text:style-name="T12">Ensure the option to automatically add video conferencing to events is enabled.</text:span></text:p>
        </text:list-item>
        <text:list-item>
          <text:p text:style-name="P3"><text:span text:style-name="T12">Save settings.</text:span></text:p>
        </text:list-item>
      </text:list>
      <text:p text:style-name="Standard"/>
      <text:p text:style-name="P8"><text:span text:style-name="T12">For Google Workspace organizations (such as CBM using Google Workspace for Nonprofits), this setting may also be controlled at the admin level via the Google Workspace Admin Console under Calendar settings.</text:span></text:p>
      <text:p text:style-name="Standard"/>
      <text:h text:style-name="Heading_20_3" text:outline-level="3"><text:span text:style-name="T7">9.4 Creating a Meeting in EspoCRM</text:span></text:h>
      <text:p text:style-name="P8"><text:span text:style-name="T12">Once the prerequisites are in place, creating a meeting that generates a Meet link requires no special steps:</text:span></text:p>
      <text:p text:style-name="Standard"/>
      <text:list xml:id="list214002272824688" text:continue-numbering="true" text:style-name="WWNum3">
        <text:list-item>
          <text:p text:style-name="P3"><text:span text:style-name="T12">Create a new Meeting record in EspoCRM (via the Meetings entity or from within a related record such as a Contact or Engagement).</text:span></text:p>
        </text:list-item>
        <text:list-item>
          <text:p text:style-name="P3"><text:span text:style-name="T12">Assign the meeting to the appropriate user and set the date and time.</text:span></text:p>
        </text:list-item>
        <text:list-item>
          <text:p text:style-name="P3"><text:span text:style-name="T12">Save the meeting. EspoCRM will sync it to Google Calendar automatically (sync may take a few minutes depending on sync frequency settings).</text:span></text:p>
        </text:list-item>
        <text:list-item>
          <text:p text:style-name="P3"><text:span text:style-name="T12">Open the event in Google Calendar to find the Meet link. Attendees listed on the EspoCRM meeting will receive a calendar invitation with the Meet link included.</text:span></text:p>
        </text:list-item>
      </text:list>
      <text:p text:style-name="Standard"/>
      <table:table table:name="Table41" table:style-name="Table41">
        <table:table-column table:style-name="Table41.A"/>
        <table:table-row table:style-name="Table41.1">
          <table:table-cell table:style-name="Table41.A1" office:value-type="string">
            <text:p text:style-name="Standard"><text:span text:style-name="T13">Note: </text:span><text:span text:style-name="T12">Sync frequency is controlled by the Google Calendar sync configuration. If the Meet link does not appear immediately, wait a few minutes and refresh the Google Calendar event.</text:span></text:p>
          </table:table-cell>
        </table:table-row>
      </table:table>
      <text:p text:style-name="Standard"/>
      <text:h text:style-name="Heading_20_2" text:outline-level="2"><text:span text:style-name="T4">10. Integrating EspoCRM Contacts with Google Contacts</text:span></text:h>
      <text:p text:style-name="Standard"/>
      <text:p text:style-name="P8"><text:span text:style-name="T12">EspoCRM can push Contact and Lead records from EspoCRM into Google Contacts, keeping your CRM data accessible from any Google service or device that syncs with Google Contacts.</text:span></text:p>
      <text:p text:style-name="Standard"/>
      <table:table table:name="Table42" table:style-name="Table42">
        <table:table-column table:style-name="Table42.A"/>
        <table:table-row table:style-name="Table42.1">
          <table:table-cell table:style-name="Table42.A1" office:value-type="string">
            <text:p text:style-name="Standard"><text:span text:style-name="T13">Note: </text:span><text:span text:style-name="T12">Before setting up Google Contacts integration for users, the administrator must first configure the Google Integration at the system level. Confirm this has been completed before proceeding with the user-level setup below.</text:span></text:p>
          </table:table-cell>
        </table:table-row>
      </table:table>
      <text:p text:style-name="Standard"/>
      <text:h text:style-name="Heading_20_3" text:outline-level="3"><text:span text:style-name="T7">10.1 What Gets Pushed</text:span></text:h>
      <text:p text:style-name="P8"><text:span text:style-name="T12">The following fields are pushed from EspoCRM to Google Contacts when a sync is performed:</text:span></text:p>
      <text:p text:style-name="Standard"><text:soft-page-break/></text:p>
      <text:list xml:id="list214000344863670" text:continue-list="list214002014677980" text:style-name="WWNum2">
        <text:list-item>
          <text:p text:style-name="P2"><text:span text:style-name="T12">Name</text:span></text:p>
        </text:list-item>
        <text:list-item>
          <text:p text:style-name="P2"><text:span text:style-name="T12">Description</text:span></text:p>
        </text:list-item>
        <text:list-item>
          <text:p text:style-name="P2"><text:span text:style-name="T12">Email Addresses</text:span></text:p>
        </text:list-item>
        <text:list-item>
          <text:p text:style-name="P2"><text:span text:style-name="T12">Phone Numbers</text:span></text:p>
        </text:list-item>
        <text:list-item>
          <text:p text:style-name="P2"><text:span text:style-name="T12">Account Name</text:span></text:p>
        </text:list-item>
        <text:list-item>
          <text:p text:style-name="P2"><text:span text:style-name="T12">Account Title</text:span></text:p>
        </text:list-item>
        <text:list-item>
          <text:p text:style-name="P2"><text:span text:style-name="T12">Address</text:span></text:p>
        </text:list-item>
      </text:list>
      <text:p text:style-name="Standard"/>
      <text:h text:style-name="Heading_20_3" text:outline-level="3"><text:span text:style-name="T7">10.2 User Setup</text:span></text:h>
      <text:p text:style-name="P8"><text:span text:style-name="T12">Each user must connect their Google account to EspoCRM and enable the Google Contacts scope before they can push records. To do this:</text:span></text:p>
      <text:p text:style-name="Standard"/>
      <text:list text:continue-list="list214002272824688" text:style-name="WWNum3">
        <text:list-item>
          <text:p text:style-name="P3"><text:span text:style-name="T12">Go to your user detail view by clicking your name in the top-right menu.</text:span></text:p>
        </text:list-item>
        <text:list-item>
          <text:p text:style-name="P3"><text:span text:style-name="T12">Click the External Account button.</text:span></text:p>
        </text:list-item>
        <text:list-item>
          <text:p text:style-name="P3"><text:span text:style-name="T12">Click Google in the left panel.</text:span></text:p>
        </text:list-item>
        <text:list-item>
          <text:p text:style-name="P3"><text:span text:style-name="T12">Check the Enabled checkbox, then click the Connect button.</text:span></text:p>
        </text:list-item>
        <text:list-item>
          <text:p text:style-name="P3"><text:span text:style-name="T12">A popup will appear asking for your consent to grant EspoCRM access to your Google account. Approve it.</text:span></text:p>
        </text:list-item>
        <text:list-item>
          <text:p text:style-name="P3"><text:span text:style-name="T12">A green Connected label should appear confirming the connection was successful.</text:span></text:p>
        </text:list-item>
        <text:list-item>
          <text:p text:style-name="P3"><text:span text:style-name="T12">Check the Google Contacts checkbox to enable contact syncing.</text:span></text:p>
        </text:list-item>
        <text:list-item>
          <text:p text:style-name="P3"><text:span text:style-name="T12">Optionally, select one or more Google Contacts Groups to specify which group(s) EspoCRM records will be pushed into.</text:span></text:p>
        </text:list-item>
        <text:list-item>
          <text:p text:style-name="P3"><text:span text:style-name="T12">Click Save.</text:span></text:p>
        </text:list-item>
      </text:list>
      <text:p text:style-name="Standard"/>
      <table:table table:name="Table43" table:style-name="Table43">
        <table:table-column table:style-name="Table43.A"/>
        <table:table-row table:style-name="Table43.1">
          <table:table-cell table:style-name="Table43.A1" office:value-type="string">
            <text:p text:style-name="Standard"><text:span text:style-name="T13">Note: </text:span><text:span text:style-name="T12">If the Google Contacts checkbox does not appear after connecting successfully, the administrator has not granted access to the Google Contacts scope. Contact your administrator to enable it.</text:span></text:p>
          </table:table-cell>
        </table:table-row>
      </table:table>
      <text:p text:style-name="Standard"/>
      <text:h text:style-name="Heading_20_3" text:outline-level="3"><text:span text:style-name="T7">10.3 Pushing Contacts to Google</text:span></text:h>
      <text:p text:style-name="P8"><text:span text:style-name="T12">Once the user setup is complete, contacts and leads can be pushed to Google Contacts manually:</text:span></text:p>
      <text:p text:style-name="Standard"/>
      <text:list xml:id="list214001537500220" text:continue-numbering="true" text:style-name="WWNum3">
        <text:list-item>
          <text:p text:style-name="P3"><text:span text:style-name="T12">Go to the Contacts or Leads list view.</text:span></text:p>
        </text:list-item>
        <text:list-item>
          <text:p text:style-name="P3"><text:span text:style-name="T12">Select the records you want to push using the checkboxes.</text:span></text:p>
        </text:list-item>
        <text:list-item>
          <text:p text:style-name="P3"><text:span text:style-name="T12">Click the Actions dropdown and select Push to Google.</text:span></text:p>
        </text:list-item>
      </text:list>
      <text:p text:style-name="Standard"/>
      <text:p text:style-name="P8"><text:span text:style-name="T12">A single push action can process up to 10 records immediately. If more than 10 records are selected, the remainder will be pushed in the background by the system's scheduled task </text:span><text:soft-page-break/><text:span text:style-name="T12">(cron). After the push completes, the contacts will be available in Google Contacts, organized into the groups specified during setup if applicable.</text:span></text:p>
      <text:p text:style-name="Standard"/>
      <text:h text:style-name="Heading_20_2" text:outline-level="2"><text:span text:style-name="T4">11. SMS Sending via Twilio</text:span></text:h>
      <text:p text:style-name="Standard"/>
      <text:p text:style-name="P8"><text:span text:style-name="T12">EspoCRM includes built-in functionality for sending SMS messages but does not ship with any SMS provider out of the box. SMS sending requires the official SMS Providers extension, which adds support for multiple providers including Twilio.</text:span></text:p>
      <text:p text:style-name="Standard"/>
      <text:h text:style-name="Heading_20_3" text:outline-level="3"><text:span text:style-name="T7">11.1 Supported SMS Providers</text:span></text:h>
      <text:p text:style-name="P8"><text:span text:style-name="T12">The SMS Providers extension supports the following providers:</text:span></text:p>
      <text:p text:style-name="Standard"/>
      <text:list xml:id="list214000665471672" text:continue-list="list214000344863670" text:style-name="WWNum2">
        <text:list-item>
          <text:p text:style-name="P2"><text:span text:style-name="T12">Twilio</text:span></text:p>
        </text:list-item>
        <text:list-item>
          <text:p text:style-name="P2"><text:span text:style-name="T12">Spryng</text:span></text:p>
        </text:list-item>
        <text:list-item>
          <text:p text:style-name="P2"><text:span text:style-name="T12">seven</text:span></text:p>
        </text:list-item>
        <text:list-item>
          <text:p text:style-name="P2"><text:span text:style-name="T12">smstools</text:span></text:p>
        </text:list-item>
        <text:list-item>
          <text:p text:style-name="P2"><text:span text:style-name="T12">SerwerSms</text:span></text:p>
        </text:list-item>
        <text:list-item>
          <text:p text:style-name="P2"><text:span text:style-name="T12">Verimor</text:span></text:p>
        </text:list-item>
        <text:list-item>
          <text:p text:style-name="P2"><text:span text:style-name="T12">GatewayAPI</text:span></text:p>
        </text:list-item>
      </text:list>
      <text:p text:style-name="Standard"/>
      <table:table table:name="Table44" table:style-name="Table44">
        <table:table-column table:style-name="Table44.A"/>
        <table:table-row table:style-name="Table44.1">
          <table:table-cell table:style-name="Table44.A1" office:value-type="string">
            <text:p text:style-name="Standard"><text:span text:style-name="T13">Note: </text:span><text:span text:style-name="T12">Out of the box, SMS can be sent from a Formula script or PHP code. The VoIP Integration additionally provides the ability to send SMS through the EspoCRM UI, but this is available only for the Twilio provider.</text:span></text:p>
          </table:table-cell>
        </table:table-row>
      </table:table>
      <text:p text:style-name="Standard"/>
      <text:h text:style-name="Heading_20_3" text:outline-level="3"><text:span text:style-name="T7">11.2 Step 1 — Install the SMS Providers Extension</text:span></text:h>
      <text:p text:style-name="P8"><text:span text:style-name="T12">Download the extension package from the EspoCRM SMS Providers GitHub repository (look under the Assets section of the latest release). Then install it in EspoCRM:</text:span></text:p>
      <text:p text:style-name="Standard"/>
      <text:list text:continue-list="list214001537500220" text:style-name="WWNum3">
        <text:list-item>
          <text:p text:style-name="P3"><text:span text:style-name="T12">Go to: Admin → Extensions.</text:span></text:p>
        </text:list-item>
        <text:list-item>
          <text:p text:style-name="P3"><text:span text:style-name="T12">Click Choose File and select the downloaded extension package.</text:span></text:p>
        </text:list-item>
        <text:list-item>
          <text:p text:style-name="P3"><text:span text:style-name="T12">Click Upload, then follow the prompts to install.</text:span></text:p>
        </text:list-item>
      </text:list>
      <text:p text:style-name="Standard"/>
      <text:h text:style-name="Heading_20_3" text:outline-level="3"><text:span text:style-name="T7">11.3 Step 2 — Configure the SMS Provider</text:span></text:h>
      <text:p text:style-name="P8"><text:span text:style-name="T12">After the extension is installed, configure the SMS provider settings:</text:span></text:p>
      <text:p text:style-name="Standard"/>
      <text:list text:continue-numbering="true" text:style-name="WWNum3">
        <text:list-item>
          <text:p text:style-name="P3"><text:span text:style-name="T12">Go to: Admin → SMS.</text:span></text:p>
        </text:list-item>
        <text:list-item>
          <text:p text:style-name="P3"><text:span text:style-name="T12">Select your SMS provider from the Provider dropdown (e.g., Twilio).</text:span></text:p>
        </text:list-item>
        <text:list-item>
          <text:p text:style-name="P3"><text:soft-page-break/><text:span text:style-name="T12">In the SMS From Number field, enter the sending phone number including the country code (e.g., +11111111111).</text:span></text:p>
        </text:list-item>
        <text:list-item>
          <text:p text:style-name="P3"><text:span text:style-name="T12">Click Save.</text:span></text:p>
        </text:list-item>
      </text:list>
      <text:p text:style-name="Standard"/>
      <text:list text:continue-numbering="true" text:style-name="WWNum3">
        <text:list-item>
          <text:p text:style-name="P3"><text:span text:style-name="T12">Go to: Admin → Integrations and select your provider (e.g., Twilio).</text:span></text:p>
        </text:list-item>
        <text:list-item>
          <text:p text:style-name="P3"><text:span text:style-name="T12">Enter the required credentials and parameters for that provider (for Twilio: Account SID and Auth Token from your Twilio console).</text:span></text:p>
        </text:list-item>
        <text:list-item>
          <text:p text:style-name="P3"><text:span text:style-name="T12">Click Save.</text:span></text:p>
        </text:list-item>
      </text:list>
      <text:p text:style-name="Standard"/>
      <text:h text:style-name="Heading_20_3" text:outline-level="3"><text:span text:style-name="T7">11.4 Sending SMS via Formula Script</text:span></text:h>
      <text:p text:style-name="P8"><text:span text:style-name="T12">Once the extension is installed and configured, SMS messages can be sent programmatically using the ext\sms\send formula function. This is useful for automated notifications triggered by workflows or other system events.</text:span></text:p>
      <text:p text:style-name="Standard"/>
      <text:h text:style-name="Heading_20_3" text:outline-level="3"><text:span text:style-name="T7">11.5 Sending SMS via Workflow (Requires Advanced Pack)</text:span></text:h>
      <text:p text:style-name="P8"><text:span text:style-name="T12">With the Workflow tool and the Advanced Pack extension, EspoCRM can be configured to send SMS notifications automatically when specific conditions are met. To set this up:</text:span></text:p>
      <text:p text:style-name="Standard"/>
      <text:list text:continue-numbering="true" text:style-name="WWNum3">
        <text:list-item>
          <text:p text:style-name="P3"><text:span text:style-name="T12">Create a new Workflow rule with the desired trigger type and conditions (e.g., when an Engagement status changes to Active).</text:span></text:p>
        </text:list-item>
        <text:list-item>
          <text:p text:style-name="P3"><text:span text:style-name="T12">Add an Execute Formula Script action to the workflow.</text:span></text:p>
        </text:list-item>
        <text:list-item>
          <text:p text:style-name="P3"><text:span text:style-name="T12">Paste a formula script that creates an SMS record and sends it. A basic example:</text:span></text:p>
        </text:list-item>
      </text:list>
      <text:p text:style-name="Standard"/>
      <table:table table:name="Table45" table:style-name="Table45">
        <table:table-column table:style-name="Table45.A"/>
        <table:table-row table:style-name="Table45.1">
          <table:table-cell table:style-name="Table45.A1" office:value-type="string">
            <text:p text:style-name="Standard"><text:span text:style-name="T14">$body = 'Hi! This is an SMS notification from EspoCRM.';</text:span></text:p>
            <text:p text:style-name="Standard"/>
            <text:p text:style-name="Standard"><text:span text:style-name="T15">// Phone number is obtained from the entity.</text:span></text:p>
            <text:p text:style-name="Standard"><text:span text:style-name="T14">$phoneNumber = phoneNumber;</text:span></text:p>
            <text:p text:style-name="Standard"/>
            <text:p text:style-name="Standard"><text:span text:style-name="T14">$smsId = record\create(</text:span></text:p>
            <text:p text:style-name="Standard"><text:span text:style-name="T14"><text:s text:c="4"/>'Sms',</text:span></text:p>
            <text:p text:style-name="Standard"><text:span text:style-name="T14"><text:s text:c="4"/>'to', $phoneNumber,</text:span></text:p>
            <text:p text:style-name="Standard"><text:span text:style-name="T14"><text:s text:c="4"/>'body', $body</text:span></text:p>
            <text:p text:style-name="Standard"><text:span text:style-name="T14">);</text:span></text:p>
            <text:p text:style-name="Standard"/>
            <text:p text:style-name="Standard"><text:span text:style-name="T14">ext\sms\send($smsId);</text:span></text:p>
          </table:table-cell>
        </table:table-row>
      </table:table>
      <text:p text:style-name="Standard"/>
      <table:table table:name="Table46" table:style-name="Table46">
        <table:table-column table:style-name="Table46.A"/>
        <table:table-row table:style-name="Table46.1">
          <table:table-cell table:style-name="Table46.A1" office:value-type="string">
            <text:p text:style-name="Standard"><text:span text:style-name="T13">Note: </text:span><text:span text:style-name="T12">The Advanced Pack extension is required to use Workflows in EspoCRM. Confirm this extension is installed before attempting to configure workflow-based SMS sending.</text:span></text:p>
          </table:table-cell>
        </table:table-row>
      </table:table>
      <text:p text:style-name="Standard"/>
      <text:h text:style-name="Heading_20_1" text:outline-level="1"><text:span text:style-name="T3">Questions for Research</text:span></text:h>
      <text:p text:style-name="Standard"/>
      <text:p text:style-name="P8"><text:soft-page-break/><text:span text:style-name="T12">The following questions arose during configuration and require further research before they can be documented as How To steps.</text:span></text:p>
      <text:p text:style-name="Standard"/>
      <text:list text:continue-list="list214000665471672" text:style-name="WWNum2">
        <text:list-item>
          <text:p text:style-name="P2"><text:span text:style-name="T12">How to get filters to show up in the Create Relationship filter dropdown — the Select Filter field in the Add Relationship dialog only shows metadata-level filters, not user-created saved searches. The correct approach for defining custom filters at the metadata level needs to be identified and documented.</text:span></text:p>
        </text:list-item>
        <text:list-item>
          <text:p text:style-name="P2"><text:span text:style-name="T12">How to create a system-level saved search (shared view) — when saving a search/filter in EspoCRM, the path for making it available to all users rather than just the creator needs to be identified and documented.</text:span></text:p>
        </text:list-item>
        <text:list-item>
          <text:p text:style-name="P2"><text:span text:style-name="T12">How to filter by the current logged-in user — whether EspoCRM supports a dynamic ‘Me’ or ‘Current User’ token in search filters, and if so how to use it for a link field such as Assigned Mentor, in order to support a ‘My Engagements’ view that automatically scopes to whoever is logged in.</text:span></text:p>
        </text:list-item>
        <text:list-item>
          <text:p text:style-name="P2"><text:span text:style-name="T12">How to add a filtered view to the left navigation menu alongside other entities — for example, adding a ‘My Engagements’ or ‘Client Companies’ entry to the left column that opens a pre-filtered list view. No admin UI path has been identified for this. It likely requires custom development such as a Custom View or metadata configuration, but the exact approach needs to be researched and documented.</text:span></text:p>
        </text:list-item>
        <text:list-item>
          <text:p text:style-name="P2"><text:span text:style-name="T12">Whether EspoCRM supports multiple list views with different column layouts for different types within the same entity — for example, showing different columns for Client Companies vs Partner Companies. Saved search filters can show different subsets of records but cannot change the column layout per type. EspoCRM does support Custom Views (a developer-level JavaScript customization) that could dynamically show different columns based on a field value, but this requires writing and maintaining custom JS files on the server — similar in complexity to the Dynamic Handler approach. This is not a practical solution for most admin use cases and should be considered only if the difference in fields between types is significant enough to justify the development effort.</text:span></text:p>
        </text:list-item>
        <text:list-item>
          <text:p text:style-name="P2"><text:span text:style-name="T12">How to prevent users from using the Remove function in relationship panels — Remove permanently deletes the linked record entirely. Regular users should not have this ability. The exact Role permission that controls this needs to be identified and documented.</text:span></text:p>
        </text:list-item>
        <text:list-item>
          <text:p text:style-name="P2"><text:span text:style-name="T12">How to prevent users from using the Unlink function in relationship panels — Unlink removes the association between two records without deleting either record. Whether this should be restricted for regular users, and the Role permission that controls it, needs to be identified and documented.</text:span></text:p>
        </text:list-item>
        <text:list-item>
          <text:p text:style-name="P2"><text:span text:style-name="T12">How to show all emails sent to a contact on their Contact detail page — there is no Emails panel available in the Contact entity's Bottom Panels layout, suggesting email display is handled through a different mechanism such as email archiving or the activity stream. The correct configuration path needs to be identified and documented.</text:span></text:p>
        </text:list-item>
        <text:list-item>
          <text:p text:style-name="P2"><text:span text:style-name="T12">How do users add notes to a record — the Note entity exists in Entity Manager as a system-level entity with limited configurability (Fields only, no Layouts or Relationships tabs). It likely powers an activity stream or notes panel on record detail pages, but the exact user-facing path for posting notes, attaching files, and viewing note history on a record needs to be identified and documented.</text:span></text:p>
        </text:list-item>
      </text:list>
      <text:p text:style-name="Standard"/>
      <text:h text:style-name="Heading_20_2" text:outline-level="2"><text:soft-page-break/><text:span text:style-name="T4">Change Log</text:span></text:h>
      <text:p text:style-name="Standard"/>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office:value-type="string">
            <text:p text:style-name="Standard"><text:span text:style-name="T10">Version</text:span></text:p>
          </table:table-cell>
          <table:table-cell table:style-name="Table47.A1" office:value-type="string">
            <text:p text:style-name="Standard"><text:span text:style-name="T10">Date</text:span></text:p>
          </table:table-cell>
          <table:table-cell table:style-name="Table47.A1" office:value-type="string">
            <text:p text:style-name="Standard"><text:span text:style-name="T10">Author</text:span></text:p>
          </table:table-cell>
          <table:table-cell table:style-name="Table47.A1" office:value-type="string">
            <text:p text:style-name="Standard"><text:span text:style-name="T10">Description</text:span></text:p>
          </table:table-cell>
        </table:table-row>
        <table:table-row table:style-name="Table47.1">
          <table:table-cell table:style-name="Table47.A2" office:value-type="string">
            <text:p text:style-name="Standard"><text:span text:style-name="T11">1.0</text:span></text:p>
          </table:table-cell>
          <table:table-cell table:style-name="Table47.B2" office:value-type="string">
            <text:p text:style-name="Standard"><text:span text:style-name="T11">05-05-26 11:03</text:span></text:p>
          </table:table-cell>
          <table:table-cell table:style-name="Table47.C2" office:value-type="string">
            <text:p text:style-name="Standard"><text:span text:style-name="T11">Doug Bower</text:span></text:p>
          </table:table-cell>
          <table:table-cell table:style-name="Table47.D2" office:value-type="string">
            <text:p text:style-name="Standard"><text:span text:style-name="T11">Initial baseline — existing content prior to revision control adoption.</text:span></text:p>
          </table:table-cell>
        </table:table-row>
        <table:table-row table:style-name="Table47.1">
          <table:table-cell table:style-name="Table47.A3" office:value-type="string">
            <text:p text:style-name="Standard"><text:span text:style-name="T11">1.1</text:span></text:p>
          </table:table-cell>
          <table:table-cell table:style-name="Table47.B3" office:value-type="string">
            <text:p text:style-name="Standard"><text:span text:style-name="T11">05-05-26 11:03</text:span></text:p>
          </table:table-cell>
          <table:table-cell table:style-name="Table47.C3" office:value-type="string">
            <text:p text:style-name="Standard"><text:span text:style-name="T11">Doug Bower</text:span></text:p>
          </table:table-cell>
          <table:table-cell table:style-name="Table47.D3" office:value-type="string">
            <text:p text:style-name="Standard"><text:span text:style-name="T11">Added Section 1.2 "Entity Types"; renumbered subsequent subsections in Section 1; updated Type-field note in the entity-creation procedure.</text:span></text:p>
          </table:table-cell>
        </table:table-row>
        <table:table-row table:style-name="Table47.1">
          <table:table-cell table:style-name="Table47.A4" office:value-type="string">
            <text:p text:style-name="Standard"><text:span text:style-name="T11">1.2</text:span></text:p>
          </table:table-cell>
          <table:table-cell table:style-name="Table47.B4" office:value-type="string">
            <text:p text:style-name="Standard"><text:span text:style-name="T11">05-10-26 04:27</text:span></text:p>
          </table:table-cell>
          <table:table-cell table:style-name="Table47.C4" office:value-type="string">
            <text:p text:style-name="Standard"><text:span text:style-name="T11">Doug Bower</text:span></text:p>
          </table:table-cell>
          <table:table-cell table:style-name="Table47.D4" office:value-type="string">
            <text:p text:style-name="Standard"><text:span text:style-name="T11">Added Section 2.8 "Foreign Fields — Displaying Linked Entity Data" covering concept, configuration steps, an Engagement-to-Mentor example, and operational constraints.</text:span></text:p>
          </table:table-cell>
        </table:table-row>
        <table:table-row table:style-name="Table47.1">
          <table:table-cell table:style-name="Table47.A5" office:value-type="string">
            <text:p text:style-name="Standard"><text:span text:style-name="T11">1.3</text:span></text:p>
          </table:table-cell>
          <table:table-cell table:style-name="Table47.B5" office:value-type="string">
            <text:p text:style-name="Standard"><text:span text:style-name="T11">05-11-26 19:21</text:span></text:p>
          </table:table-cell>
          <table:table-cell table:style-name="Table47.C5" office:value-type="string">
            <text:p text:style-name="Standard"><text:span text:style-name="T11">Doug Bower</text:span></text:p>
          </table:table-cell>
          <table:table-cell table:style-name="Table47.D5" office:value-type="string">
            <text:p text:style-name="Standard"><text:span text:style-name="T11">Added Section 2.9 "One-to-One Relationships — In Depth" covering definition, the One-to-One Right vs One-to-One Left decision, what EspoCRM creates under the hood, uniqueness enforcement, step-by-step creation, a Contact-to-Mailing-Platform-Profile example, foreign fields across the link, and pitfalls including when NOT to use one-to-one.</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222in" fo:margin-bottom="0.111in" style:contextual-spacing="false"/>
      <style:text-properties fo:color="#2e75b6" loext:opacity="100%"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text">
      <style:paragraph-properties fo:margin-top="0.1665in" fo:margin-bottom="0.0835in" style:contextual-spacing="false"/>
      <style:text-properties fo:color="#2e75b6" loext:opacity="100%"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3" style:display-name="Heading 3" style:family="paragraph" style:parent-style-name="Heading" style:default-outline-level="3" style:list-style-name="" style:class="text">
      <style:paragraph-properties fo:margin-top="0.1252in" fo:margin-bottom="0.0555in" style:contextual-spacing="false"/>
      <style:text-properties fo:color="#595959"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meta:editing-cycles>2</meta:editing-cycles>
    <meta:creation-date>2026-03-26T01:13:19.653000000</meta:creation-date>
    <dc:date>2026-05-11T21:40:00.090156869</dc:date>
    <meta:editing-duration>PT2M6S</meta:editing-duration>
    <meta:document-statistic meta:table-count="48" meta:image-count="0" meta:object-count="0" meta:page-count="37" meta:paragraph-count="801" meta:word-count="11752" meta:character-count="71512" meta:non-whitespace-character-count="60416"/>
    <meta:generator>LibreOffice/24.2.7.2$Linux_X86_64 LibreOffice_project/420$Build-2</meta:generator>
  </office:meta>
</office:document-meta>
</file>